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0.593cm"/>
    </style:style>
    <style:style style:name="co4" style:family="table-column">
      <style:table-column-properties fo:break-before="auto" style:column-width="0.282cm"/>
    </style:style>
    <style:style style:name="co5" style:family="table-column">
      <style:table-column-properties fo:break-before="auto" style:column-width="0.344cm"/>
    </style:style>
    <style:style style:name="co6" style:family="table-column">
      <style:table-column-properties fo:break-before="auto" style:column-width="0.37cm"/>
    </style:style>
    <style:style style:name="co7" style:family="table-column">
      <style:table-column-properties fo:break-before="auto" style:column-width="0.31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25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0">
      <number:number number:min-integer-digits="1"/>
    </number:number-style>
    <style:style style:name="ce10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1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2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3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4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5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6" style:family="table-cell" style:parent-style-name="Weg">
      <style:table-cell-properties fo:background-color="transparent"/>
    </style:style>
    <style:style style:name="ce2" style:family="table-cell" style:parent-style-name="Default" style:data-style-name="N0">
      <style:text-properties fo:font-size="6pt" style:font-size-asian="6pt" style:font-size-complex="6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 style:data-style-name="N0">
      <style:table-cell-properties fo:background-color="#ff33ff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9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7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8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9" style:family="table-cell" style:parent-style-name="Default" style:data-style-name="N0">
      <style:text-properties fo:font-size="24pt" style:font-size-asian="24pt" style:font-size-complex="24pt"/>
    </style:style>
    <style:style style:name="ce20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1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2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3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4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5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6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7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8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9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0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1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2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3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4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5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6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7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8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9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0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1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2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3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4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5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6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7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8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9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0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1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2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3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4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5" style:family="table-cell" style:parent-style-name="Default" style:data-style-name="N0"/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4" style:family="table-cell" style:parent-style-name="Default" style:data-style-name="N0">
      <style:table-cell-properties fo:background-color="#ffff0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67" style:family="table-cell" style:parent-style-name="Default" style:data-style-name="N0">
      <style:table-cell-properties fo:background-color="#dddddd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69" style:family="table-cell" style:parent-style-name="Default">
      <style:table-cell-properties fo:background-color="#dddddd" fo:border="0.002cm solid #000000"/>
    </style:style>
    <style:style style:name="ce70" style:family="table-cell" style:parent-style-name="Default" style:data-style-name="N0">
      <style:table-cell-properties fo:background-color="#ffff99"/>
    </style:style>
    <style:style style:name="ce71" style:family="table-cell" style:parent-style-name="Default">
      <style:table-cell-properties fo:background-color="#dddddd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73" style:family="table-cell" style:parent-style-name="Default">
      <style:table-cell-properties fo:background-color="#ffff66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>
      <style:text-properties fo:font-size="5pt" style:font-size-asian="5pt" style:font-size-complex="5pt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0">
      <style:text-properties fo:color="#a6a6a6"/>
    </style:style>
    <style:style style:name="ce79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80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color="#a6a6a6"/>
    </style:style>
    <style:style style:name="ce81" style:family="table-cell" style:parent-style-name="Default" style:data-style-name="N0">
      <style:table-cell-properties fo:border-bottom="none" fo:background-color="#bfbfbf" fo:border-left="0.002cm solid #000000" fo:border-right="none" fo:border-top="none"/>
      <style:text-properties fo:color="#a6a6a6"/>
    </style:style>
    <style:style style:name="ce82" style:family="table-cell" style:parent-style-name="Default" style:data-style-name="N0">
      <style:table-cell-properties fo:border-bottom="0.002cm solid #000000" fo:background-color="#bfbfbf" fo:border-left="0.002cm solid #000000" fo:border-right="none" fo:border-top="none"/>
      <style:text-properties fo:color="#a6a6a6"/>
    </style:style>
    <style:style style:name="ce83" style:family="table-cell" style:parent-style-name="Default" style:data-style-name="N0">
      <style:table-cell-properties fo:border-bottom="0.002cm solid #000000" fo:background-color="transparent" fo:border-left="0.002cm solid #000000" fo:border-right="none" fo:border-top="none"/>
      <style:text-properties fo:color="#a6a6a6"/>
    </style:style>
    <style:style style:name="ce84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85" style:family="table-cell" style:parent-style-name="Default" style:data-style-name="N0">
      <style:table-cell-properties fo:border-bottom="none" fo:background-color="#bfbfbf" fo:border-left="none" fo:border-right="none" fo:border-top="0.002cm solid #000000"/>
      <style:text-properties fo:color="#a6a6a6"/>
    </style:style>
    <style:style style:name="ce86" style:family="table-cell" style:parent-style-name="Default" style:data-style-name="N0">
      <style:table-cell-properties fo:border-bottom="0.002cm solid #000000" fo:border-left="none" fo:border-right="none" fo:border-top="none"/>
      <style:text-properties fo:color="#a6a6a6"/>
    </style:style>
    <style:style style:name="ce87" style:family="table-cell" style:parent-style-name="Default" style:data-style-name="N0">
      <style:table-cell-properties fo:background-color="#ffff00"/>
      <style:text-properties fo:color="#a6a6a6"/>
    </style:style>
    <style:style style:name="ce88" style:family="table-cell" style:parent-style-name="Default" style:data-style-name="N0">
      <style:table-cell-properties fo:border-bottom="0.002cm solid #000000" fo:background-color="#bfbfbf" fo:border-left="none" fo:border-right="none" fo:border-top="none"/>
      <style:text-properties fo:color="#a6a6a6"/>
    </style:style>
    <style:style style:name="ce89" style:family="table-cell" style:parent-style-name="Default" style:data-style-name="N0">
      <style:table-cell-properties fo:background-color="transparent"/>
      <style:text-properties fo:color="#a6a6a6"/>
    </style:style>
    <style:style style:name="ce90" style:family="table-cell" style:parent-style-name="Default" style:data-style-name="N0">
      <style:table-cell-properties fo:background-color="#ffff00"/>
      <style:text-properties fo:color="#000000"/>
    </style:style>
    <style:style style:name="ce91" style:family="table-cell" style:parent-style-name="Default" style:data-style-name="N0">
      <style:table-cell-properties fo:border-bottom="0.002cm solid #000000" fo:background-color="#ffff00" fo:border-left="none" fo:border-right="none" fo:border-top="none"/>
      <style:text-properties fo:color="#000000"/>
    </style:style>
    <style:style style:name="ce92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color="#a6a6a6"/>
    </style:style>
    <style:style style:name="ce93" style:family="table-cell" style:parent-style-name="Default" style:data-style-name="N0">
      <style:table-cell-properties fo:border-bottom="none" fo:background-color="#bfbfbf" fo:border-left="none" fo:border-right="0.002cm solid #000000" fo:border-top="none"/>
      <style:text-properties fo:color="#a6a6a6"/>
    </style:style>
    <style:style style:name="ce94" style:family="table-cell" style:parent-style-name="Default" style:data-style-name="N0">
      <style:table-cell-properties fo:border-bottom="0.002cm solid #000000" fo:background-color="#bfbfbf" fo:border-left="none" fo:border-right="0.002cm solid #000000" fo:border-top="none"/>
      <style:text-properties fo:color="#a6a6a6"/>
    </style:style>
    <style:style style:name="ce95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02cm solid #000000" fo:border-top="none" style:vertical-align="automatic"/>
      <style:paragraph-properties fo:text-align="center"/>
      <style:text-properties fo:color="#000000" fo:font-size="5pt" style:font-size-asian="5pt" style:font-size-complex="5pt"/>
    </style:style>
    <style:style style:name="ce96" style:family="table-cell" style:parent-style-name="Default" style:data-style-name="N0">
      <style:table-cell-properties fo:border-bottom="0.002cm solid #000000" fo:background-color="#ffff00" fo:border-left="none" fo:border-right="0.002cm solid #000000" fo:border-top="none"/>
      <style:text-properties fo:color="#a6a6a6"/>
    </style:style>
    <style:style style:name="ce97" style:family="table-cell" style:parent-style-name="Default" style:data-style-name="N0">
      <style:table-cell-properties fo:border-bottom="0.002cm solid #000000" fo:background-color="transparent" fo:border-left="none" fo:border-right="0.002cm solid #000000" fo:border-top="none"/>
      <style:text-properties fo:color="#a6a6a6"/>
    </style:style>
    <style:style style:name="ce98" style:family="table-cell" style:parent-style-name="Default" style:data-style-name="N0">
      <style:table-cell-properties fo:border-bottom="none" fo:background-color="#ffff00" style:cell-protect="protected" style:print-content="true" fo:border-left="none" fo:border-right="0.002cm solid #000000" fo:border-top="0.002cm solid #000000" style:vertical-align="automatic"/>
      <style:text-properties fo:color="#a6a6a6"/>
    </style:style>
    <style:style style:name="ce99" style:family="table-cell" style:parent-style-name="Default" style:data-style-name="N0">
      <style:table-cell-properties fo:border-bottom="0.002cm solid #000000" fo:background-color="#ffff00" style:cell-protect="protected" style:print-content="true" fo:border-left="0.002cm solid #000000" fo:border-right="none" fo:border-top="none" style:vertical-align="automatic"/>
      <style:text-properties fo:color="#000000"/>
    </style:style>
    <style:style style:name="ce100" style:family="table-cell" style:parent-style-name="Default" style:data-style-name="N0">
      <style:table-cell-properties fo:border-bottom="0.002cm solid #000000" fo:background-color="#ffff00" fo:border-left="none" fo:border-right="0.002cm solid #000000" fo:border-top="none"/>
      <style:text-properties fo:color="#000000"/>
    </style:style>
    <style:style style:name="ce10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02" style:family="table-cell" style:parent-style-name="Default" style:data-style-name="N0">
      <style:table-cell-properties fo:border-bottom="none" fo:background-color="#ffff00" fo:border-left="0.002cm solid #000000" fo:border-right="none" fo:border-top="0.002cm solid #000000"/>
      <style:text-properties fo:color="#a6a6a6"/>
    </style:style>
    <style:style style:name="ce103" style:family="table-cell" style:parent-style-name="Default" style:data-style-name="N0">
      <style:table-cell-properties fo:border-bottom="none" fo:background-color="#bfbfbf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 fo:font-size="5pt" style:font-size-asian="5pt" style:font-size-complex="5pt"/>
    </style:style>
    <style:style style:name="ce104" style:family="table-cell" style:parent-style-name="Default" style:data-style-name="N0">
      <style:table-cell-properties fo:border-bottom="none" fo:background-color="#ffff00" fo:border-left="0.002cm solid #000000" fo:border-right="none" fo:border-top="0.002cm solid #000000"/>
      <style:text-properties fo:color="#000000"/>
    </style:style>
    <style:style style:name="ce105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5pt" style:font-size-asian="5pt" style:font-size-complex="5pt"/>
    </style:style>
    <style:style style:name="ce107" style:family="table-cell" style:parent-style-name="Default" style:data-style-name="N0">
      <style:table-cell-properties fo:border-bottom="0.002cm solid #000000" fo:background-color="#ffff00" fo:border-left="0.002cm solid #000000" fo:border-right="none" fo:border-top="none"/>
      <style:text-properties fo:color="#000000"/>
    </style:style>
    <style:style style:name="ce108" style:family="table-cell" style:parent-style-name="Default" style:data-style-name="N0">
      <style:table-cell-properties fo:border-bottom="0.002cm solid #000000" fo:background-color="#ffff00" fo:border-left="none" fo:border-right="none" fo:border-top="none"/>
      <style:text-properties fo:color="#a6a6a6"/>
    </style:style>
    <style:style style:name="ce109" style:family="table-cell" style:parent-style-name="Default" style:data-style-name="N0">
      <style:table-cell-properties fo:background-color="transparent"/>
      <style:text-properties fo:color="#002060"/>
    </style:style>
    <style:style style:name="ce110" style:family="table-cell" style:parent-style-name="Default" style:data-style-name="N0">
      <style:table-cell-properties fo:border-bottom="none" fo:background-color="#ffff00" fo:border-left="none" fo:border-right="0.002cm solid #000000" fo:border-top="0.002cm solid #000000"/>
      <style:text-properties fo:color="#a6a6a6"/>
    </style:style>
    <style:style style:name="ce111" style:family="table-cell" style:parent-style-name="Default" style:data-style-name="N0">
      <style:table-cell-properties fo:border-bottom="0.002cm solid #000000" fo:background-color="#002060" fo:border-left="0.002cm solid #000000" fo:border-right="none" fo:border-top="none"/>
      <style:text-properties fo:color="#ffffff"/>
    </style:style>
    <style:style style:name="ce112" style:family="table-cell" style:parent-style-name="Default" style:data-style-name="N0">
      <style:table-cell-properties fo:background-color="transparent"/>
      <style:text-properties fo:color="#000000"/>
    </style:style>
    <style:style style:name="ce1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5pt" style:font-size-asian="5pt" style:font-size-complex="5pt"/>
    </style:style>
    <style:style style:name="ce114" style:family="table-cell" style:parent-style-name="Default" style:data-style-name="N0">
      <style:table-cell-properties fo:border-bottom="none" fo:background-color="#bfbfbf" fo:border-left="0.002cm solid #000000" fo:border-right="none" fo:border-top="0.002cm solid #000000"/>
      <style:text-properties fo:color="#a6a6a6"/>
    </style:style>
    <style:style style:name="ce115" style:family="table-cell" style:parent-style-name="Default" style:data-style-name="N0">
      <style:table-cell-properties fo:border-bottom="0.002cm solid #000000" fo:background-color="#ffff00" fo:border-left="0.002cm solid #000000" fo:border-right="none" fo:border-top="none"/>
      <style:text-properties fo:color="#a6a6a6"/>
    </style:style>
    <style:style style:name="ce11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17" style:family="table-cell" style:parent-style-name="Default" style:data-style-name="N0">
      <style:table-cell-properties fo:border-bottom="none" fo:background-color="transparent" fo:border-left="none" fo:border-right="none" fo:border-top="0.002cm solid #000000"/>
      <style:text-properties fo:color="#a6a6a6"/>
    </style:style>
    <style:style style:name="ce118" style:family="table-cell" style:parent-style-name="Default" style:data-style-name="N0">
      <style:table-cell-properties fo:border-bottom="none" fo:background-color="#ffff00" fo:border-left="none" fo:border-right="0.002cm solid #000000" fo:border-top="0.002cm solid #000000"/>
      <style:text-properties fo:color="#000000"/>
    </style:style>
    <style:style style:name="ce119" style:family="table-cell" style:parent-style-name="Default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/>
    </style:style>
    <style:style style:name="ce120" style:family="table-cell" style:parent-style-name="Default" style:data-style-name="N0">
      <style:table-cell-properties fo:border-bottom="none" fo:background-color="#ffff00" style:cell-protect="protected" style:print-content="true" fo:border-left="none" fo:border-right="0.002cm solid #000000" fo:border-top="0.002cm solid #000000" style:vertical-align="automatic"/>
      <style:text-properties fo:color="#000000"/>
    </style:style>
    <style:style style:name="ce121" style:family="table-cell" style:parent-style-name="Default" style:data-style-name="N0">
      <style:table-cell-properties fo:border-bottom="0.002cm solid #000000" fo:background-color="#ccff99" style:text-align-source="fix" style:repeat-content="false" fo:border-left="0.002cm solid #000000" fo:border-right="0.002cm solid #000000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22" style:family="table-cell" style:parent-style-name="Default" style:data-style-name="N0">
      <style:table-cell-properties fo:border-bottom="0.002cm solid #000000" fo:background-color="#ccff99" style:text-align-source="fix" style:repeat-content="false" fo:border-left="none" fo:border-right="none" fo:border-top="none" style:vertical-align="top"/>
      <style:paragraph-properties fo:text-align="center"/>
      <style:text-properties fo:color="#a6a6a6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0">
      <style:table-cell-properties fo:border-bottom="0.002cm solid #000000" fo:background-color="#ccff99" style:text-align-source="fix" style:repeat-content="false" fo:border-left="none" fo:border-right="0.002cm solid #000000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25" style:family="table-cell" style:parent-style-name="Default" style:data-style-name="N0">
      <style:table-cell-properties fo:border-bottom="0.002cm solid #000000" fo:background-color="#ccff99" style:text-align-source="fix" style:repeat-content="false" fo:border-left="none" fo:border-right="none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ffff00"/>
      <style:text-properties fo:color="#002060"/>
    </style:style>
    <style:style style:name="ce127" style:family="table-cell" style:parent-style-name="Default" style:data-style-name="N0">
      <style:table-cell-properties fo:border-bottom="none" fo:background-color="#ffff00" fo:border-left="none" fo:border-right="0.002cm solid #000000" fo:border-top="0.002cm solid #000000"/>
      <style:text-properties fo:color="#002060"/>
    </style:style>
    <style:style style:name="ce128" style:family="table-cell" style:parent-style-name="Default" style:data-style-name="N0">
      <style:table-cell-properties fo:border-bottom="none" fo:background-color="#bfbfbf" fo:border-left="0.002cm solid #000000" fo:border-right="none" fo:border-top="none"/>
      <style:text-properties fo:color="#000000"/>
    </style:style>
    <style:style style:name="ce129" style:family="table-cell" style:parent-style-name="Default" style:data-style-name="N0">
      <style:table-cell-properties fo:border-bottom="none" fo:background-color="#bfbfbf" fo:border-left="none" fo:border-right="0.002cm solid #000000" fo:border-top="0.002cm solid #000000"/>
      <style:text-properties fo:color="#a6a6a6"/>
    </style:style>
    <style:style style:name="ce130" style:family="table-cell" style:parent-style-name="Default" style:data-style-name="N0">
      <style:table-cell-properties fo:border-bottom="0.002cm solid #000000" fo:background-color="#ccff99" style:text-align-source="fix" style:repeat-content="false" fo:border-left="0.002cm solid #000000" fo:border-right="none" fo:border-top="none" style:vertical-align="top"/>
      <style:paragraph-properties fo:text-align="center"/>
      <style:text-properties fo:color="#a6a6a6" fo:font-size="8pt" style:font-size-asian="8pt" style:font-size-complex="8pt"/>
    </style:style>
    <style:style style:name="ce131" style:family="table-cell" style:parent-style-name="Default" style:data-style-name="N0">
      <style:table-cell-properties fo:background-color="#ccff99"/>
      <style:text-properties fo:color="#a6a6a6"/>
    </style:style>
    <style:style style:name="ce13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color="#000000"/>
    </style:style>
    <style:style style:name="ce134" style:family="table-cell" style:parent-style-name="Default" style:data-style-name="N0">
      <style:table-cell-properties fo:border-bottom="0.002cm solid #000000" fo:background-color="#002060" style:cell-protect="protected" style:print-content="true" fo:border-left="0.002cm solid #000000" fo:border-right="none" fo:border-top="none" style:vertical-align="automatic"/>
      <style:text-properties fo:color="#ffffff"/>
    </style:style>
    <style:style style:name="ce135" style:family="table-cell" style:parent-style-name="Default" style:data-style-name="N0">
      <style:table-cell-properties style:vertical-align="automatic"/>
      <style:text-properties fo:color="#000000" fo:font-size="20pt" style:font-size-asian="20pt" style:font-size-complex="20pt"/>
    </style:style>
    <style:style style:name="ce136" style:family="table-cell" style:parent-style-name="Default" style:data-style-name="N0">
      <style:text-properties fo:color="#ff0000"/>
    </style: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/>
    </style:style>
    <style:style style:name="gr2" style:family="graphic">
      <style:graphic-properties draw:stroke="solid" svg:stroke-width="0.018cm" svg:stroke-color="#000000" svg:stroke-opacity="100%" draw:stroke-linejoin="miter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9cm" svg:stroke-color="#0070c0" svg:stroke-opacity="100%" draw:stroke-linejoin="miter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18cm" svg:stroke-color="#000000" svg:stroke-opacity="100%" draw:stroke-linejoin="miter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ta_extref" style:family="table">
      <style:table-properties table:display="false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Calibri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4" table:style-name="ta1" table:print="false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table:number-columns-spanned="5" table:number-rows-spanned="2">
            <text:p>401</text:p>
          </table:table-cell>
          <table:covered-table-cell table:number-columns-repeated="4"/>
          <table:table-cell table:number-columns-repeated="5"/>
          <table:table-cell table:style-name="ce3" table:formula="of:=[.H3]+1" office:value-type="float" office:value="402" table:number-columns-spanned="5" table:number-rows-spanned="2">
            <text:p>402</text:p>
          </table:table-cell>
          <table:covered-table-cell table:number-columns-repeated="4"/>
          <table:table-cell table:number-columns-repeated="5"/>
          <table:table-cell table:style-name="ce3" table:formula="of:=[.R3]+1" office:value-type="float" office:value="403" table:number-columns-spanned="5" table:number-rows-spanned="2">
            <text:p>403</text:p>
          </table:table-cell>
          <table:covered-table-cell table:number-columns-repeated="4"/>
          <table:table-cell table:number-columns-repeated="5"/>
          <table:table-cell table:style-name="ce3" table:formula="of:=[.AB3]+1" office:value-type="float" office:value="404" table:number-columns-spanned="5" table:number-rows-spanned="2">
            <text:p>404</text:p>
          </table:table-cell>
          <table:covered-table-cell table:number-columns-repeated="4"/>
          <table:table-cell table:number-columns-repeated="5"/>
          <table:table-cell table:style-name="ce3" table:formula="of:=[.AL3]+1" office:value-type="float" office:value="405" table:number-columns-spanned="5" table:number-rows-spanned="2">
            <text:p>405</text:p>
          </table:table-cell>
          <table:covered-table-cell table:number-columns-repeated="4"/>
          <table:table-cell table:number-columns-repeated="5"/>
          <table:table-cell table:style-name="ce3" table:formula="of:=[.AV3]+1" office:value-type="float" office:value="406" table:number-columns-spanned="5" table:number-rows-spanned="2">
            <text:p>406</text:p>
          </table:table-cell>
          <table:covered-table-cell table:number-columns-repeated="4"/>
          <table:table-cell table:number-columns-repeated="5"/>
          <table:table-cell table:style-name="ce3" table:formula="of:=[.BF3]+1" office:value-type="float" office:value="407" table:number-columns-spanned="5" table:number-rows-spanned="2">
            <text:p>407</text:p>
          </table:table-cell>
          <table:covered-table-cell table:number-columns-repeated="4"/>
          <table:table-cell table:number-columns-repeated="5"/>
          <table:table-cell table:style-name="ce3" table:formula="of:=[.BP3]+1" office:value-type="float" office:value="408" table:number-columns-spanned="5" table:number-rows-spanned="2">
            <text:p>40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3"/>
          <table:table-cell office:value-type="float" office:value="4" table:number-columns-spanned="3" table:number-rows-spanned="5">
            <text:p>4</text:p>
          </table:table-cell>
          <table:covered-table-cell table:number-columns-repeated="2"/>
          <table:table-cell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AA15]+1" office:value-type="float" office:value="15">
            <text:p>15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AG18]+1" office:value-type="float" office:value="13">
            <text:p>13</text:p>
          </table:table-cell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]+10" office:value-type="float" office:value="411" table:number-columns-spanned="5" table:number-rows-spanned="2">
            <text:p>41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 table:formula="of:=[.C11]+1" office:value-type="float" office:value="412" table:number-columns-spanned="5" table:number-rows-spanned="2">
            <text:p>412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M11]+1" office:value-type="float" office:value="413" table:number-columns-spanned="5" table:number-rows-spanned="2">
            <text:p>413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W11]+1" office:value-type="float" office:value="414" table:number-columns-spanned="5" table:number-rows-spanned="2">
            <text:p>414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 table:formula="of:=[.AG11]+1" office:value-type="float" office:value="415" table:number-columns-spanned="5" table:number-rows-spanned="2">
            <text:p>415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 table:formula="of:=[.AQ11]+1" office:value-type="float" office:value="416" table:number-columns-spanned="5" table:number-rows-spanned="2">
            <text:p>416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BA11]+1" office:value-type="float" office:value="417" table:number-columns-spanned="5" table:number-rows-spanned="2">
            <text:p>417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BK11]+1" office:value-type="float" office:value="418" table:number-columns-spanned="5" table:number-rows-spanned="2">
            <text:p>418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table-cell table:number-columns-repeated="2"/>
          <table:table-cell/>
          <table:table-cell table:number-columns-repeated="2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2"/>
          <table:table-cell/>
          <table:table-cell table:number-columns-repeated="2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8"/>
          <table:table-cell table:style-name="ce11" table:number-columns-repeated="3"/>
          <table:table-cell table:style-name="ce13"/>
          <table:table-cell table:number-columns-repeated="5"/>
          <table:table-cell table:style-name="ce8"/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d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/>
          <table:table-cell table:style-name="ce11" table:number-columns-repeated="3"/>
          <table:table-cell table:style-name="ce13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9"/>
          <table:table-cell table:style-name="ce4"/>
          <table:table-cell table:style-name="ce5" office:value-type="string">
            <text:p>Bloskelt</text:p>
          </table:table-cell>
          <table:table-cell table:style-name="ce4"/>
          <table:table-cell table:style-name="ce14"/>
          <table:table-cell table:number-columns-repeated="5"/>
          <table:table-cell table:style-name="ce9"/>
          <table:table-cell table:style-name="ce4"/>
          <table:table-cell table:style-name="ce5" office:value-type="string">
            <text:p>Roskelt</text:p>
          </table:table-cell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/>
          <table:table-cell table:style-name="ce5"/>
          <table:table-cell table:style-name="ce4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V10]+1" office:value-type="float" office:value="16">
            <text:p>16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AF10]+1" office:value-type="float" office:value="14">
            <text:p>14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style-name="ce6" table:number-columns-repeated="2"/>
          <table:table-cell table:number-columns-repeated="3"/>
          <table:table-cell table:style-name="ce5" table:number-columns-repeated="2"/>
          <table:table-cell table:style-name="ce4"/>
          <table:table-cell table:style-name="ce5" office:value-type="string">
            <text:p>BWM Exit</text:p>
          </table:table-cell>
          <table:table-cell table:style-name="ce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L26]+1" office:value-type="float" office:value="52">
            <text:p>52</text:p>
          </table:table-cell>
          <table:table-cell table:style-name="ce6" table:number-columns-repeated="2"/>
          <table:table-cell table:number-columns-repeated="3"/>
          <table:table-cell table:style-name="ce5" table:formula="of:=[.L26]+1" office:value-type="float" office:value="52">
            <text:p>52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formula="of:=[.AF26]+1" office:value-type="float" office:value="12">
            <text:p>12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AZ26]+1" office:value-type="float" office:value="8">
            <text:p>8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F26]+1" office:value-type="float" office:value="8">
            <text:p>8</text:p>
          </table:table-cell>
          <table:table-cell table:number-columns-repeated="5"/>
          <table:table-cell table:style-name="ce9" table:formula="of:=[.BF26]+1" office:value-type="float" office:value="8">
            <text:p>8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Z26]+1" office:value-type="float" office:value="6">
            <text:p>6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H3]+20" office:value-type="float" office:value="421" table:number-columns-spanned="5" table:number-rows-spanned="2">
            <text:p>421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H19]+1" office:value-type="float" office:value="422" table:number-columns-spanned="5" table:number-rows-spanned="2">
            <text:p>422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R19]+1" office:value-type="float" office:value="423" table:number-columns-spanned="5" table:number-rows-spanned="2">
            <text:p>423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style-name="ce3" table:formula="of:=[.AB19]+1" office:value-type="float" office:value="424" table:number-columns-spanned="5" table:number-rows-spanned="2">
            <text:p>424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L19]+1" office:value-type="float" office:value="425" table:number-columns-spanned="5" table:number-rows-spanned="2">
            <text:p>425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V19]+1" office:value-type="float" office:value="426" table:number-columns-spanned="5" table:number-rows-spanned="2">
            <text:p>426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style-name="ce3" table:formula="of:=[.BF19]+1" office:value-type="float" office:value="427" table:number-columns-spanned="5" table:number-rows-spanned="2">
            <text:p>427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BP19]+1" office:value-type="float" office:value="428" table:number-columns-spanned="5" table:number-rows-spanned="2">
            <text:p>42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A</text:p>
          </table:table-cell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/>
          <table:covered-table-cell table:number-columns-repeated="5"/>
          <table:table-cell table:style-name="ce10" office:value-type="string">
            <text:p>d</text:p>
          </table:table-cell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 office:value-type="string">
            <text:p>d</text:p>
          </table:table-cell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3"/>
          <table:table-cell table:style-name="ce15"/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2"/>
          <table:table-cell table:formula="of:=MAX( IF([.M13]=&quot;d&quot;;['5'.J13];IF([.M13]&lt;&gt;&quot;&quot;;[.J13])); IF([.Q13]=&quot;d&quot;;['5'.T13];IF([.Q13]&lt;&gt;&quot;&quot;;[.T13])); IF([.M20]=&quot;d&quot;;['5'.J20];IF([.M20]&lt;&gt;&quot;&quot;;[.J20])); IF([.Q20]=&quot;d&quot;;['5'.T20];IF([.Q20]&lt;&gt;&quot;&quot;;[.T20])) ) +1" office:value-type="float" office:value="1">
            <text:p>1</text:p>
          </table:table-cell>
          <table:table-cell table:number-columns-repeated="2"/>
          <table:table-cell table:style-name="ce4"/>
          <table:table-cell table:style-name="ce5" table:number-columns-repeated="3"/>
          <table:table-cell table:style-name="ce4" office:value-type="string">
            <text:p>d</text:p>
          </table:table-cell>
          <table: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5"/>
          <table:table-cell table:style-name="ce8" office:value-type="string">
            <text:p>d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5"/>
          <table:table-cell table:style-name="ce8" office:value-type="string">
            <text:p>d</text:p>
          </table:table-cell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'5'.AA18]+1" office:value-type="float" office:value="49">
            <text:p>49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Y18]+1" office:value-type="float" office:value="7">
            <text:p>7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Q31]+1" office:value-type="float" office:value="51">
            <text:p>51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AK31]+1" office:value-type="float" office:value="11">
            <text:p>11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AU34]+1" office:value-type="float" office:value="31">
            <text:p>31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E34]+1" office:value-type="float" office:value="7">
            <text:p>7</text:p>
          </table:table-cell>
          <table:table-cell table:number-columns-repeated="5"/>
          <table:table-cell table:style-name="ce9" table:formula="of:=[.BE34]+1" office:value-type="float" office:value="7">
            <text:p>7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 table:formula="of:=[.BU34]+1" office:value-type="float" office:value="5">
            <text:p>5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19]+10" office:value-type="float" office:value="431" table:number-columns-spanned="5" table:number-rows-spanned="2">
            <text:p>43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C27]+1" office:value-type="float" office:value="432" table:number-columns-spanned="5" table:number-rows-spanned="2">
            <text:p>432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style-name="ce3" table:formula="of:=[.M27]+1" office:value-type="float" office:value="433" table:number-columns-spanned="5" table:number-rows-spanned="2">
            <text:p>433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W27]+1" office:value-type="float" office:value="434" table:number-columns-spanned="5" table:number-rows-spanned="2">
            <text:p>434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G27]+1" office:value-type="float" office:value="435" table:number-columns-spanned="5" table:number-rows-spanned="2">
            <text:p>435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Q27]+1" office:value-type="float" office:value="436" table:number-columns-spanned="5" table:number-rows-spanned="2">
            <text:p>436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BA27]+1" office:value-type="float" office:value="437" table:number-columns-spanned="5" table:number-rows-spanned="2">
            <text:p>437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style-name="ce3" table:formula="of:=[.BK27]+1" office:value-type="float" office:value="438" table:number-columns-spanned="5" table:number-rows-spanned="2">
            <text:p>438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3"/>
          <table:table-cell table:style-name="ce15"/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3"/>
          <table:table-cell table:style-name="ce15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5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d</text:p>
          </table:table-cell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5"/>
          <table:table-cell table:style-name="ce8"/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5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15"/>
          <table:table-cell table:style-name="ce16"/>
          <table:table-cell table:number-columns-repeated="931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V23]+1" office:value-type="float" office:value="50">
            <text:p>50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'5'.AP23]+1" office:value-type="float" office:value="10">
            <text:p>10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 table:formula="of:=[.BF26]+1" office:value-type="float" office:value="8">
            <text:p>8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T23]+1" office:value-type="float" office:value="8">
            <text:p>8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style-name="ce6" table:number-columns-repeated="2"/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style-name="ce6" table:number-columns-repeated="2"/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/>
          <table:table-cell table:style-name="ce5" table:formula="of:=[.AB42]+1" office:value-type="float" office:value="36">
            <text:p>36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AZ42]+1" office:value-type="float" office:value="30">
            <text:p>30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J42]+1" office:value-type="float" office:value="6">
            <text:p>6</text:p>
          </table:table-cell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9" table:formula="of:=[.BT42]+1" office:value-type="float" office:value="4">
            <text:p>4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H19]+20" office:value-type="float" office:value="441" table:number-columns-spanned="5" table:number-rows-spanned="2">
            <text:p>44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H35]+1" office:value-type="float" office:value="442" table:number-columns-spanned="5" table:number-rows-spanned="2">
            <text:p>442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3" table:formula="of:=[.R35]+1" office:value-type="float" office:value="443" table:number-columns-spanned="5" table:number-rows-spanned="2">
            <text:p>443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AB35]+1" office:value-type="float" office:value="444" table:number-columns-spanned="5" table:number-rows-spanned="2">
            <text:p>444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L35]+1" office:value-type="float" office:value="445" table:number-columns-spanned="5" table:number-rows-spanned="2">
            <text:p>445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AV35]+1" office:value-type="float" office:value="446" table:number-columns-spanned="5" table:number-rows-spanned="2">
            <text:p>446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/>
          <table:table-cell table:style-name="ce14"/>
          <table:table-cell table:style-name="ce3" table:formula="of:=[.BF35]+1" office:value-type="float" office:value="447" table:number-columns-spanned="5" table:number-rows-spanned="2">
            <text:p>447</text:p>
          </table:table-cell>
          <table:covered-table-cell table:number-columns-repeated="4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style-name="ce7" table:formula="of:=[.BP35]+1" office:value-type="float" office:value="448" table:number-columns-spanned="5" table:number-rows-spanned="2">
            <text:p>44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 office:value-type="string">
            <text:p>y</text:p>
          </table:table-cell>
          <table:table-cell table:style-name="ce5" table:number-columns-repeated="3"/>
          <table:table-cell table:style-name="ce4" office:value-type="string">
            <text:p>y</text:p>
          </table:table-cell>
          <table:covered-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/>
          <table:covered-table-cell table:number-columns-repeated="5"/>
          <table:table-cell table:style-name="ce10" office:value-type="string">
            <text:p>x</text:p>
          </table:table-cell>
          <table:table-cell table:style-name="ce12" table:number-columns-repeated="2"/>
          <table:table-cell table:style-name="ce12" office:value-type="string">
            <text:p>Larval</text:p>
          </table:table-cell>
          <table:table-cell table:style-name="ce15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y</text:p>
          </table:table-cell>
          <table:table-cell table:number-columns-repeated="5"/>
          <table:table-cell table:style-name="ce4" office:value-type="string">
            <text:p>y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d</text:p>
          </table:table-cell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/>
          <table:table-cell table:style-name="ce11" table:number-columns-repeated="3"/>
          <table:table-cell table:style-name="ce13" office:value-type="string">
            <text:p>x</text:p>
          </table:table-cell>
          <table:table-cell table:number-columns-repeated="5"/>
          <table:table-cell table:style-name="ce8"/>
          <table:table-cell table:style-name="ce11" table:number-columns-repeated="3"/>
          <table:table-cell table:style-name="ce13" office:value-type="string">
            <text:p>A</text:p>
          </table:table-cell>
          <table:table-cell table:number-columns-repeated="942"/>
        </table:table-row>
        <table:table-row table:style-name="ro1">
          <table:table-cell table:number-columns-repeated="7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number-columns-repeated="5"/>
          <table:table-cell table:style-name="ce9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/>
          <table:table-cell table:style-name="ce5" table:formula="of:=[.AA34]+1" office:value-type="float" office:value="37">
            <text:p>37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formula="of:=[.AK31]+1" office:value-type="float" office:value="11">
            <text:p>11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5" table:formula="of:=['5'.AU34]+1" office:value-type="float" office:value="11">
            <text:p>11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office:value-type="float" office:value="1">
            <text:p>1</text:p>
          </table:table-cell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7"/>
          <table:table-cell table:style-name="ce5" table:formula="of:=[.G50]+1" office:value-type="float" office:value="41">
            <text:p>41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formula="of:=['5'.AA50]+1" office:value-type="float" office:value="35">
            <text:p>35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BE50]+1" office:value-type="float" office:value="29">
            <text:p>29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 table:formula="of:=[.BO47]+1" office:value-type="float" office:value="5">
            <text:p>5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BY47]+1" office:value-type="float" office:value="3">
            <text:p>3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5]+10" office:value-type="float" office:value="451" table:number-columns-spanned="5" table:number-rows-spanned="2">
            <text:p>451</text:p>
          </table:table-cell>
          <table:covered-table-cell table:number-columns-repeated="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C43]+1" office:value-type="float" office:value="452" table:number-columns-spanned="5" table:number-rows-spanned="2">
            <text:p>452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5"/>
          <table:table-cell table:style-name="ce3" table:formula="of:=[.M43]+1" office:value-type="float" office:value="453" table:number-columns-spanned="5" table:number-rows-spanned="2">
            <text:p>453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5"/>
          <table:table-cell table:style-name="ce3" table:formula="of:=[.W43]+1" office:value-type="float" office:value="454" table:number-columns-spanned="5" table:number-rows-spanned="2">
            <text:p>454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AG43]+1" office:value-type="float" office:value="455" table:number-columns-spanned="5" table:number-rows-spanned="2">
            <text:p>455</text:p>
          </table:table-cell>
          <table:covered-table-cell table:number-columns-repeated="4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style-name="ce3" table:formula="of:=[.AQ43]+1" office:value-type="float" office:value="456" table:number-columns-spanned="5" table:number-rows-spanned="2">
            <text:p>456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BA43]+1" office:value-type="float" office:value="457" table:number-columns-spanned="5" table:number-rows-spanned="2">
            <text:p>457</text:p>
          </table:table-cell>
          <table:covered-table-cell table:number-columns-repeated="4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style-name="ce3" table:formula="of:=[.BK43]+1" office:value-type="float" office:value="458" table:number-columns-spanned="5" table:number-rows-spanned="2">
            <text:p>458</text:p>
          </table:table-cell>
          <table:covered-table-cell table:number-columns-repeated="4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14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/>
          <table:covered-table-cell table:number-columns-repeated="5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10" office:value-type="string">
            <text:p>y</text:p>
          </table:table-cell>
          <table:table-cell table:style-name="ce12" table:number-columns-repeated="3"/>
          <table:table-cell table:style-name="ce15" office:value-type="string">
            <text:p>y</text:p>
          </table:table-cell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x</text:p>
          </table:table-cell>
          <table:covered-table-cell table:number-columns-repeated="5"/>
          <table:table-cell table:style-name="ce10" office:value-type="string">
            <text:p>y</text:p>
          </table:table-cell>
          <table:table-cell table:style-name="ce12" table:number-columns-repeated="3"/>
          <table:table-cell table:style-name="ce15" office:value-type="string">
            <text:p>y</text:p>
          </table:table-cell>
          <table:covered-table-cell table:number-columns-repeated="5"/>
          <table:table-cell table:style-name="ce10" office:value-type="string">
            <text:p>y</text:p>
          </table:table-cell>
          <table:table-cell table:style-name="ce12" table:number-columns-repeated="3"/>
          <table:table-cell table:style-name="ce15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d</text:p>
          </table:table-cell>
          <table: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y</text:p>
          </table:table-cell>
          <table:table-cell table:number-columns-repeated="5"/>
          <table:table-cell table:style-name="ce8" office:value-type="string">
            <text:p>y</text:p>
          </table:table-cell>
          <table:table-cell table:style-name="ce11" table:number-columns-repeated="3"/>
          <table:table-cell table:style-name="ce13"/>
          <table:table-cell table:number-columns-repeated="5"/>
          <table:table-cell table:style-name="ce8" office:value-type="string">
            <text:p>x</text:p>
          </table:table-cell>
          <table:table-cell table:style-name="ce11" table:number-columns-repeated="3"/>
          <table:table-cell table:style-name="ce13" office:value-type="string">
            <text:p>y</text:p>
          </table:table-cell>
          <table:table-cell table:number-columns-repeated="5"/>
          <table:table-cell table:style-name="ce8" office:value-type="string">
            <text:p>y</text:p>
          </table:table-cell>
          <table:table-cell table:style-name="ce11" table:number-columns-repeated="3"/>
          <table:table-cell table:style-name="ce13" office:value-type="string">
            <text:p>y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number-columns-repeated="5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14"/>
          <table:table-cell table:number-columns-repeated="5"/>
          <table:table-cell table:style-name="ce9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5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formula="of:=[.H42]+1" office:value-type="float" office:value="42">
            <text:p>42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/>
          <table:table-cell table:style-name="ce5" table:formula="of:=[.AZ42]+1" office:value-type="float" office:value="30">
            <text:p>30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BT42]+1" office:value-type="float" office:value="4">
            <text:p>4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CD39]+1" office:value-type="float" office:value="2">
            <text:p>2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/>
          <table:table-cell table:style-name="ce5" table:formula="of:=[.L55]+1" office:value-type="float" office:value="40">
            <text:p>40</text:p>
          </table:table-cell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formula="of:=['5'.R58]+1" office:value-type="float" office:value="42">
            <text:p>42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formula="of:=[.AB55]+1" office:value-type="float" office:value="44">
            <text:p>44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'5'.BJ55]+1" office:value-type="float" office:value="28">
            <text:p>28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14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H35]+20" office:value-type="float" office:value="461" table:number-columns-spanned="5" table:number-rows-spanned="2">
            <text:p>46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H51]+1" office:value-type="float" office:value="462" table:number-columns-spanned="5" table:number-rows-spanned="2">
            <text:p>462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3" table:formula="of:=[.R51]+1" office:value-type="float" office:value="463" table:number-columns-spanned="5" table:number-rows-spanned="2">
            <text:p>463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3" table:formula="of:=[.AB51]+1" office:value-type="float" office:value="464" table:number-columns-spanned="5" table:number-rows-spanned="2">
            <text:p>464</text:p>
          </table:table-cell>
          <table:covered-table-cell table:number-columns-repeated="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5"/>
          <table:table-cell table:style-name="ce3" table:formula="of:=[.AL51]+1" office:value-type="float" office:value="465" table:number-columns-spanned="5" table:number-rows-spanned="2">
            <text:p>465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style-name="ce3" table:formula="of:=[.AV51]+1" office:value-type="float" office:value="466" table:number-columns-spanned="5" table:number-rows-spanned="2">
            <text:p>466</text:p>
          </table:table-cell>
          <table:covered-table-cell table:number-columns-repeated="4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14"/>
          <table:table-cell table:style-name="ce3" table:formula="of:=[.BF51]+1" office:value-type="float" office:value="467" table:number-columns-spanned="5" table:number-rows-spanned="2">
            <text:p>467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 office:value-type="string">
            <text:p>x</text:p>
          </table:table-cell>
          <table:table-cell table:style-name="ce14"/>
          <table:table-cell table:style-name="ce3" table:formula="of:=[.BP51]+1" office:value-type="float" office:value="468" table:number-columns-spanned="5" table:number-rows-spanned="2">
            <text:p>46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d</text:p>
          </table:table-cell>
          <table:covered-table-cell table:number-columns-repeated="5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 office:value-type="string">
            <text:p>y</text:p>
          </table:table-cell>
          <table:covered-table-cell table:number-columns-repeated="5"/>
          <table:table-cell table:style-name="ce4" office:value-type="string">
            <text:p>y</text:p>
          </table:table-cell>
          <table:table-cell table:style-name="ce5" table:number-columns-repeated="3"/>
          <table:table-cell table:style-name="ce4" office:value-type="string">
            <text:p>x</text:p>
          </table:table-cell>
          <table:covered-table-cell table:number-columns-repeated="5"/>
          <table:table-cell table:style-name="ce4" office:value-type="string">
            <text:p>d</text:p>
          </table:table-cell>
          <table:table-cell table:style-name="ce5" table:number-columns-repeated="3"/>
          <table:table-cell table:style-name="ce4"/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d</text:p>
          </table:table-cell>
          <table:covered-table-cell table:number-columns-repeated="5"/>
          <table:table-cell table:style-name="ce10" office:value-type="string">
            <text:p>y</text:p>
          </table:table-cell>
          <table:table-cell table:style-name="ce12" table:number-columns-repeated="3"/>
          <table:table-cell table:style-name="ce15"/>
          <table:covered-table-cell table:number-columns-repeated="5"/>
          <table:table-cell table:style-name="ce10"/>
          <table:table-cell table:style-name="ce12" table:number-columns-repeated="3"/>
          <table:table-cell table:style-name="ce15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 office:value-type="string">
            <text:p>d</text:p>
          </table:table-cell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 office:value-type="string">
            <text:p>y</text:p>
          </table:table-cell>
          <table:table-cell table:style-name="ce5" table:number-columns-repeated="3"/>
          <table:table-cell table:style-name="ce4" office:value-type="string">
            <text:p>y</text:p>
          </table:table-cell>
          <table:table-cell table:number-columns-repeated="5"/>
          <table:table-cell table:style-name="ce4" office:value-type="string">
            <text:p>x</text:p>
          </table:table-cell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8"/>
          <table:table-cell table:style-name="ce11" table:number-columns-repeated="3"/>
          <table:table-cell table:style-name="ce13" office:value-type="string">
            <text:p>y</text:p>
          </table:table-cell>
          <table:table-cell table:number-columns-repeated="5"/>
          <table:table-cell table:style-name="ce8" office:value-type="string">
            <text:p>d</text:p>
          </table:table-cell>
          <table:table-cell table:style-name="ce11" table:number-columns-repeated="3"/>
          <table:table-cell table:style-name="ce13" office:value-type="string">
            <text:p>d</text:p>
          </table:table-cell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7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number-columns-repeated="5"/>
          <table:table-cell table:style-name="ce5"/>
          <table:table-cell table:style-name="ce4" office:value-type="string">
            <text:p>x</text:p>
          </table:table-cell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9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5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/>
          <table:table-cell table:style-name="ce5" table:formula="of:=['5'.Q47]+1" office:value-type="float" office:value="39">
            <text:p>39</text:p>
          </table:table-cell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formula="of:=[.W50]+1" office:value-type="float" office:value="43">
            <text:p>43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formula="of:=[.AG50]+1" office:value-type="float" office:value="45">
            <text:p>45</text:p>
          </table:table-cell>
          <table:table-cell table:style-name="ce5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BO47]+1" office:value-type="float" office:value="5">
            <text:p>5</text:p>
          </table:table-cell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'5'.BY47]+1" office:value-type="float" office:value="25">
            <text:p>25</text:p>
          </table:table-cell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5" table:number-columns-repeated="2"/>
          <table:table-cell table:style-name="ce4" office:value-type="string">
            <text:p>y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office:value-type="string">
            <text:p>x</text:p>
          </table:table-cell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51]+10" office:value-type="float" office:value="471" table:number-columns-spanned="5" table:number-rows-spanned="2">
            <text:p>47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3" table:formula="of:=[.C59]+1" office:value-type="float" office:value="472" table:number-columns-spanned="5" table:number-rows-spanned="2">
            <text:p>472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M59]+1" office:value-type="float" office:value="473" table:number-columns-spanned="5" table:number-rows-spanned="2">
            <text:p>473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W59]+1" office:value-type="float" office:value="474" table:number-columns-spanned="5" table:number-rows-spanned="2">
            <text:p>474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AG59]+1" office:value-type="float" office:value="475" table:number-columns-spanned="5" table:number-rows-spanned="2">
            <text:p>475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3" table:formula="of:=[.AQ59]+1" office:value-type="float" office:value="476" table:number-columns-spanned="5" table:number-rows-spanned="2">
            <text:p>476</text:p>
          </table:table-cell>
          <table:covered-table-cell table:number-columns-repeated="4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/>
          <table:table-cell table:style-name="ce14"/>
          <table:table-cell table:style-name="ce3" table:formula="of:=[.BA59]+1" office:value-type="float" office:value="477" table:number-columns-spanned="5" table:number-rows-spanned="2">
            <text:p>477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/>
          <table:table-cell table:style-name="ce14"/>
          <table:table-cell table:style-name="ce3" table:formula="of:=[.BK59]+1" office:value-type="float" office:value="478" table:number-columns-spanned="5" table:number-rows-spanned="2">
            <text:p>478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"/>
          <table:table-cell table:style-name="ce5" table:number-columns-repeated="3"/>
          <table:table-cell table:style-name="ce4" office:value-type="string">
            <text:p>d</text:p>
          </table:table-cell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10" office:value-type="string">
            <text:p>y</text:p>
          </table:table-cell>
          <table:table-cell table:style-name="ce12" table:number-columns-repeated="3"/>
          <table:table-cell table:style-name="ce15"/>
          <table:covered-table-cell table:number-columns-repeated="5"/>
          <table:table-cell table:style-name="ce10"/>
          <table:table-cell table:style-name="ce12" table:number-columns-repeated="3"/>
          <table:table-cell table:style-name="ce15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8" office:value-type="string">
            <text:p>d</text:p>
          </table:table-cell>
          <table:table-cell table:style-name="ce11" table:number-columns-repeated="3"/>
          <table:table-cell table:style-name="ce13" office:value-type="string">
            <text:p>y</text:p>
          </table:table-cell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9"/>
          <table:table-cell table:style-name="ce4" office:value-type="string">
            <text:p>y</text:p>
          </table:table-cell>
          <table:table-cell table:style-name="ce5"/>
          <table:table-cell table:style-name="ce4" office:value-type="string">
            <text:p>y</text:p>
          </table:table-cell>
          <table:table-cell table:style-name="ce14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7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 office:value-type="string">
            <text:p>y</text:p>
          </table:table-cell>
          <table:table-cell table:style-name="ce5"/>
          <table:table-cell table:style-name="ce14" table:formula="of:=[.BJ55]+1" office:value-type="float" office:value="6">
            <text:p>6</text:p>
          </table:table-cell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7"/>
        </table:table-row>
        <table:table-row table:style-name="ro1" table:number-rows-repeated="3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9"/>
          <table:table-cell table:style-name="ce5"/>
          <table:table-cell table:style-name="ce4"/>
          <table:table-cell table:style-name="ce5"/>
          <table:table-cell table:style-name="ce14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H51]+20" office:value-type="float" office:value="481" table:number-columns-spanned="5" table:number-rows-spanned="2">
            <text:p>48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H67]+1" office:value-type="float" office:value="482" table:number-columns-spanned="5" table:number-rows-spanned="2">
            <text:p>482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R67]+1" office:value-type="float" office:value="483" table:number-columns-spanned="5" table:number-rows-spanned="2">
            <text:p>483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AB67]+1" office:value-type="float" office:value="484" table:number-columns-spanned="5" table:number-rows-spanned="2">
            <text:p>484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AL67]+1" office:value-type="float" office:value="485" table:number-columns-spanned="5" table:number-rows-spanned="2">
            <text:p>485</text:p>
          </table:table-cell>
          <table:covered-table-cell table:number-columns-repeated="4"/>
          <table:table-cell table:style-name="ce9"/>
          <table:table-cell table:style-name="ce4"/>
          <table:table-cell table:style-name="ce5"/>
          <table:table-cell table:style-name="ce4"/>
          <table:table-cell table:style-name="ce14"/>
          <table:table-cell table:formula="of:=[.AV67]+1" office:value-type="float" office:value="486" table:number-columns-spanned="5" table:number-rows-spanned="2">
            <text:p>486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BF67]+1" office:value-type="float" office:value="487" table:number-columns-spanned="5" table:number-rows-spanned="2">
            <text:p>487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BP67]+1" office:value-type="float" office:value="488" table:number-columns-spanned="5" table:number-rows-spanned="2">
            <text:p>48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10"/>
          <table:table-cell table:style-name="ce12" table:number-columns-repeated="3"/>
          <table:table-cell table:style-name="ce15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7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 table:number-rows-repeated="4">
          <table:table-cell table:number-columns-repeated="7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2"/>
        </table:table-row>
        <table:table-row table:style-name="ro1">
          <table:table-cell table:number-columns-repeated="2"/>
          <table:table-cell table:formula="of:=[.H67]+10" office:value-type="float" office:value="491" table:number-columns-spanned="5" table:number-rows-spanned="2">
            <text:p>491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C75]+1" office:value-type="float" office:value="492" table:number-columns-spanned="5" table:number-rows-spanned="2">
            <text:p>492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M75]+1" office:value-type="float" office:value="493" table:number-columns-spanned="5" table:number-rows-spanned="2">
            <text:p>493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W75]+1" office:value-type="float" office:value="494" table:number-columns-spanned="5" table:number-rows-spanned="2">
            <text:p>494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AG75]+1" office:value-type="float" office:value="495" table:number-columns-spanned="5" table:number-rows-spanned="2">
            <text:p>495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AQ75]+1" office:value-type="float" office:value="496" table:number-columns-spanned="5" table:number-rows-spanned="2">
            <text:p>496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BA75]+1" office:value-type="float" office:value="497" table:number-columns-spanned="5" table:number-rows-spanned="2">
            <text:p>497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formula="of:=[.BK75]+1" office:value-type="float" office:value="498" table:number-columns-spanned="5" table:number-rows-spanned="2">
            <text:p>498</text:p>
          </table:table-cell>
          <table:covered-table-cell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covered-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2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947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5"/>
          <table:table-cell table:style-name="ce4"/>
          <table:table-cell table:style-name="ce5" table:number-columns-repeated="3"/>
          <table:table-cell table:style-name="ce4"/>
          <table:table-cell table:number-columns-repeated="94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float" office:value="501" table:number-columns-spanned="5" table:number-rows-spanned="2">
            <text:p>501</text:p>
          </table:table-cell>
          <table:covered-table-cell table:number-columns-repeated="4"/>
          <table:table-cell table:number-columns-repeated="5"/>
          <table:table-cell table:style-name="ce3" table:formula="of:=[.H3]+1" office:value-type="float" office:value="502" table:number-columns-spanned="5" table:number-rows-spanned="2">
            <text:p>502</text:p>
          </table:table-cell>
          <table:covered-table-cell table:number-columns-repeated="4"/>
          <table:table-cell table:number-columns-repeated="5"/>
          <table:table-cell table:style-name="ce3" table:formula="of:=[.R3]+1" office:value-type="float" office:value="503" table:number-columns-spanned="5" table:number-rows-spanned="2">
            <text:p>503</text:p>
          </table:table-cell>
          <table:covered-table-cell table:number-columns-repeated="4"/>
          <table:table-cell table:number-columns-repeated="5"/>
          <table:table-cell table:style-name="ce3" table:formula="of:=[.AB3]+1" office:value-type="float" office:value="504" table:number-columns-spanned="5" table:number-rows-spanned="2">
            <text:p>504</text:p>
          </table:table-cell>
          <table:covered-table-cell table:number-columns-repeated="4"/>
          <table:table-cell table:number-columns-repeated="5"/>
          <table:table-cell table:style-name="ce3" table:formula="of:=[.AL3]+1" office:value-type="float" office:value="505" table:number-columns-spanned="5" table:number-rows-spanned="2">
            <text:p>505</text:p>
          </table:table-cell>
          <table:covered-table-cell table:number-columns-repeated="4"/>
          <table:table-cell table:number-columns-repeated="5"/>
          <table:table-cell table:style-name="ce3" table:formula="of:=[.AV3]+1" office:value-type="float" office:value="506" table:number-columns-spanned="5" table:number-rows-spanned="2">
            <text:p>506</text:p>
          </table:table-cell>
          <table:covered-table-cell table:number-columns-repeated="4"/>
          <table:table-cell table:number-columns-repeated="5"/>
          <table:table-cell table:style-name="ce3" table:formula="of:=[.BF3]+1" office:value-type="float" office:value="507" table:number-columns-spanned="5" table:number-rows-spanned="2">
            <text:p>507</text:p>
          </table:table-cell>
          <table:covered-table-cell table:number-columns-repeated="4"/>
          <table:table-cell table:number-columns-repeated="5"/>
          <table:table-cell table:style-name="ce3" table:formula="of:=[.BP3]+1" office:value-type="float" office:value="508" table:number-columns-spanned="5" table:number-rows-spanned="2">
            <text:p>50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1">
          <table:table-cell table:number-columns-repeated="3"/>
          <table:table-cell table:style-name="ce19" office:value-type="float" office:value="5" table:number-columns-spanned="3" table:number-rows-spanned="5">
            <text:p>5</text:p>
          </table:table-cell>
          <table:covered-table-cell table:number-columns-repeated="2"/>
          <table:table-cell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4'.BK18]+1" office:value-type="float" office:value="9">
            <text:p>9</text:p>
          </table:table-cell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]+10" office:value-type="float" office:value="511" table:number-columns-spanned="5" table:number-rows-spanned="2">
            <text:p>511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C11]+1" office:value-type="float" office:value="512" table:number-columns-spanned="5" table:number-rows-spanned="2">
            <text:p>512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M11]+1" office:value-type="float" office:value="513" table:number-columns-spanned="5" table:number-rows-spanned="2">
            <text:p>51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W11]+1" office:value-type="float" office:value="514" table:number-columns-spanned="5" table:number-rows-spanned="2">
            <text:p>514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G11]+1" office:value-type="float" office:value="515" table:number-columns-spanned="5" table:number-rows-spanned="2">
            <text:p>515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Q11]+1" office:value-type="float" office:value="516" table:number-columns-spanned="5" table:number-rows-spanned="2">
            <text:p>516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BA11]+1" office:value-type="float" office:value="517" table:number-columns-spanned="5" table:number-rows-spanned="2">
            <text:p>517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K11]+1" office:value-type="float" office:value="518" table:number-columns-spanned="5" table:number-rows-spanned="2">
            <text:p>518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2"/>
          <table:table-cell/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2"/>
          <table:table-cell/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20"/>
          <table:table-cell table:style-name="ce23" table:number-columns-repeated="3"/>
          <table:table-cell table:style-name="ce25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/>
          <table:table-cell table:style-name="ce26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6" table:number-columns-repeated="2"/>
          <table:table-cell table:number-columns-repeated="3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6" table:number-columns-repeated="2"/>
          <table:table-cell table:number-columns-repeated="3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6'.AB26]+1" office:value-type="float" office:value="48">
            <text:p>48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4'.AP26]+1" office:value-type="float" office:value="32">
            <text:p>32</text:p>
          </table:table-cell>
          <table:table-cell table:number-columns-repeated="5"/>
          <table:table-cell table:style-name="ce18" table:formula="of:=['6'.AL26]+1" office:value-type="float" office:value="48">
            <text:p>48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 table:formula="of:=['4'.BT23]+1" office:value-type="float" office:value="8">
            <text:p>8</text:p>
          </table:table-cell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H3]+20" office:value-type="float" office:value="521" table:number-columns-spanned="5" table:number-rows-spanned="2">
            <text:p>521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H19]+1" office:value-type="float" office:value="522" table:number-columns-spanned="5" table:number-rows-spanned="2">
            <text:p>522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R19]+1" office:value-type="float" office:value="523" table:number-columns-spanned="5" table:number-rows-spanned="2">
            <text:p>523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AB19]+1" office:value-type="float" office:value="524" table:number-columns-spanned="5" table:number-rows-spanned="2">
            <text:p>524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3" table:formula="of:=[.AL19]+1" office:value-type="float" office:value="525" table:number-columns-spanned="5" table:number-rows-spanned="2">
            <text:p>525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AV19]+1" office:value-type="float" office:value="526" table:number-columns-spanned="5" table:number-rows-spanned="2">
            <text:p>526</text:p>
          </table:table-cell>
          <table:covered-table-cell table:number-columns-repeated="4"/>
          <table:table-cell table:style-name="ce21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style-name="ce3" table:formula="of:=[.BF19]+1" office:value-type="float" office:value="527" table:number-columns-spanned="5" table:number-rows-spanned="2">
            <text:p>527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P19]+1" office:value-type="float" office:value="528" table:number-columns-spanned="5" table:number-rows-spanned="2">
            <text:p>52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 office:value-type="string">
            <text:p>d</text:p>
          </table:table-cell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covered-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 office:value-type="string">
            <text:p>d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22"/>
          <table:table-cell table:style-name="ce24" table:number-columns-repeated="3"/>
          <table:table-cell table:style-name="ce27" office:value-type="string">
            <text:p>A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7"/>
          <table:table-cell table:style-name="ce18" table:number-columns-repeated="3"/>
          <table:table-cell table:style-name="ce17" office:value-type="string">
            <text:p>d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20"/>
          <table:table-cell table:style-name="ce23" table:number-columns-repeated="3"/>
          <table:table-cell table:style-name="ce25" office:value-type="string">
            <text:p>A</text:p>
          </table:table-cell>
          <table:table-cell table:number-columns-repeated="5"/>
          <table:table-cell table:style-name="ce20"/>
          <table:table-cell table:style-name="ce23" table:number-columns-repeated="3"/>
          <table:table-cell table:style-name="ce25" office:value-type="string">
            <text:p>A</text:p>
          </table:table-cell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20"/>
          <table:table-cell table:style-name="ce23" table:number-columns-repeated="3"/>
          <table:table-cell table:style-name="ce25" office:value-type="string">
            <text:p>d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AK18]+1" office:value-type="float" office:value="33">
            <text:p>33</text:p>
          </table:table-cell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 table:formula="of:=['4'.AU18]+1" office:value-type="float" office:value="9">
            <text:p>9</text:p>
          </table:table-cell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 table:formula="of:=['4'.BE18]+1" office:value-type="float" office:value="9">
            <text:p>9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 table:formula="of:=['6'.BY18]+1" office:value-type="float" office:value="21">
            <text:p>21</text:p>
          </table:table-cell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8" table:formula="of:=[.G34]+1" office:value-type="float" office:value="43">
            <text:p>43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4'.AA34]+1" office:value-type="float" office:value="37">
            <text:p>37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18" table:formula="of:=['6'.BA31]+1" office:value-type="float" office:value="11">
            <text:p>11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19]+10" office:value-type="float" office:value="531" table:number-columns-spanned="5" table:number-rows-spanned="2">
            <text:p>531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style-name="ce3" table:formula="of:=[.C27]+1" office:value-type="float" office:value="532" table:number-columns-spanned="5" table:number-rows-spanned="2">
            <text:p>532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M27]+1" office:value-type="float" office:value="533" table:number-columns-spanned="5" table:number-rows-spanned="2">
            <text:p>53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W27]+1" office:value-type="float" office:value="534" table:number-columns-spanned="5" table:number-rows-spanned="2">
            <text:p>534</text:p>
          </table:table-cell>
          <table:covered-table-cell table:number-columns-repeated="4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style-name="ce3" table:formula="of:=[.AG27]+1" office:value-type="float" office:value="535" table:number-columns-spanned="5" table:number-rows-spanned="2">
            <text:p>535</text:p>
          </table:table-cell>
          <table:covered-table-cell table:number-columns-repeated="4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style-name="ce3" table:formula="of:=[.AQ27]+1" office:value-type="float" office:value="536" table:number-columns-spanned="5" table:number-rows-spanned="2">
            <text:p>536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BA27]+1" office:value-type="float" office:value="537" table:number-columns-spanned="5" table:number-rows-spanned="2">
            <text:p>537</text:p>
          </table:table-cell>
          <table:covered-table-cell table:number-columns-repeated="4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style-name="ce3" table:formula="of:=[.BK27]+1" office:value-type="float" office:value="538" table:number-columns-spanned="5" table:number-rows-spanned="2">
            <text:p>538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22" office:value-type="string">
            <text:p>A</text:p>
          </table:table-cell>
          <table:table-cell table:style-name="ce24" table:number-columns-repeated="3"/>
          <table:table-cell table:style-name="ce27" office:value-type="string">
            <text:p>x</text:p>
          </table:table-cell>
          <table:covered-table-cell table:number-columns-repeated="5"/>
          <table:table-cell table:style-name="ce22" office:value-type="string">
            <text:p>d</text:p>
          </table:table-cell>
          <table:table-cell table:style-name="ce24" table:number-columns-repeated="3"/>
          <table:table-cell table:style-name="ce27" office:value-type="string">
            <text:p>d</text:p>
          </table:table-cell>
          <table:covered-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22"/>
          <table:table-cell table:style-name="ce24" table:number-columns-repeated="3"/>
          <table:table-cell table:style-name="ce27" office:value-type="string">
            <text:p>y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 office:value-type="string">
            <text:p>d</text:p>
          </table:table-cell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20" office:value-type="string">
            <text:p>x</text:p>
          </table:table-cell>
          <table:table-cell table:style-name="ce23" table:number-columns-repeated="3"/>
          <table:table-cell table:style-name="ce25"/>
          <table:table-cell table:number-columns-repeated="5"/>
          <table:table-cell table:style-name="ce20"/>
          <table:table-cell table:style-name="ce23" table:number-columns-repeated="3"/>
          <table:table-cell table:style-name="ce25"/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20" office:value-type="string">
            <text:p>y</text:p>
          </table:table-cell>
          <table:table-cell table:style-name="ce23" table:number-columns-repeated="3"/>
          <table:table-cell table:style-name="ce25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26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/>
          <table:table-cell table:style-name="ce26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V26]+1" office:value-type="float" office:value="38">
            <text:p>38</text:p>
          </table:table-cell>
          <table:table-cell table:number-columns-repeated="5"/>
          <table:table-cell table:style-name="ce18" table:formula="of:=['6'.R23]+1" office:value-type="float" office:value="46">
            <text:p>46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formula="of:=[.AF23]+1" office:value-type="float" office:value="34">
            <text:p>34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 table:formula="of:=[.AP23]+1" office:value-type="float" office:value="10">
            <text:p>10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/>
          <table:table-cell table:style-name="ce18"/>
          <table:table-cell table:style-name="ce26"/>
          <table:table-cell table:number-columns-repeated="5"/>
          <table:table-cell table:style-name="ce18" table:formula="of:=[.BF26]+1" office:value-type="float" office:value="12">
            <text:p>12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 table:formula="of:=[.BT23]+1" office:value-type="float" office:value="22">
            <text:p>22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/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style-name="ce6" table:number-columns-repeated="2"/>
          <table:table-cell table:number-columns-repeated="3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/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4'.H42]+1" office:value-type="float" office:value="42">
            <text:p>42</text:p>
          </table:table-cell>
          <table:table-cell table:style-name="ce6" table:number-columns-repeated="2"/>
          <table:table-cell table:number-columns-repeated="3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V39]+1" office:value-type="float" office:value="38">
            <text:p>38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AF39]+1" office:value-type="float" office:value="36">
            <text:p>36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 table:formula="of:=[.AV42]+1" office:value-type="float" office:value="10">
            <text:p>10</text:p>
          </table:table-cell>
          <table:table-cell table:number-columns-repeated="5"/>
          <table:table-cell table:style-name="ce21" table:formula="of:=[.AV42]+1" office:value-type="float" office:value="10">
            <text:p>10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H19]+20" office:value-type="float" office:value="541" table:number-columns-spanned="5" table:number-rows-spanned="2">
            <text:p>541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H35]+1" office:value-type="float" office:value="542" table:number-columns-spanned="5" table:number-rows-spanned="2">
            <text:p>542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R35]+1" office:value-type="float" office:value="543" table:number-columns-spanned="5" table:number-rows-spanned="2">
            <text:p>543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style-name="ce3" table:formula="of:=[.AB35]+1" office:value-type="float" office:value="544" table:number-columns-spanned="5" table:number-rows-spanned="2">
            <text:p>544</text:p>
          </table:table-cell>
          <table:covered-table-cell table:number-columns-repeated="4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26"/>
          <table:table-cell table:style-name="ce3" table:formula="of:=[.AL35]+1" office:value-type="float" office:value="545" table:number-columns-spanned="5" table:number-rows-spanned="2">
            <text:p>545</text:p>
          </table:table-cell>
          <table:covered-table-cell table:number-columns-repeated="4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style-name="ce3" table:formula="of:=[.AV35]+1" office:value-type="float" office:value="546" table:number-columns-spanned="5" table:number-rows-spanned="2">
            <text:p>546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BF35]+1" office:value-type="float" office:value="547" table:number-columns-spanned="5" table:number-rows-spanned="2">
            <text:p>547</text:p>
          </table:table-cell>
          <table:covered-table-cell table:number-columns-repeated="4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style-name="ce3" table:formula="of:=[.BP35]+1" office:value-type="float" office:value="548" table:number-columns-spanned="5" table:number-rows-spanned="2">
            <text:p>54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 office:value-type="string">
            <text:p>A</text:p>
          </table:table-cell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22" office:value-type="string">
            <text:p>A</text:p>
          </table:table-cell>
          <table:table-cell table:style-name="ce24" table:number-columns-repeated="3"/>
          <table:table-cell table:style-name="ce27" office:value-type="string">
            <text:p>x</text:p>
          </table:table-cell>
          <table:covered-table-cell table:number-columns-repeated="5"/>
          <table:table-cell table:style-name="ce22" office:value-type="string">
            <text:p>y</text:p>
          </table:table-cell>
          <table:table-cell table:style-name="ce24" table:number-columns-repeated="3"/>
          <table:table-cell table:style-name="ce27" office:value-type="string">
            <text:p>y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covered-table-cell table:number-columns-repeated="5"/>
          <table:table-cell table:style-name="ce22"/>
          <table:table-cell table:style-name="ce24" table:number-columns-repeated="3"/>
          <table:table-cell table:style-name="ce27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20" office:value-type="string">
            <text:p>x</text:p>
          </table:table-cell>
          <table:table-cell table:style-name="ce23" table:number-columns-repeated="3"/>
          <table:table-cell table:style-name="ce25" office:value-type="string">
            <text:p>y</text:p>
          </table:table-cell>
          <table:table-cell table:number-columns-repeated="5"/>
          <table:table-cell table:style-name="ce20" office:value-type="string">
            <text:p>y</text:p>
          </table:table-cell>
          <table:table-cell table:style-name="ce23" table:number-columns-repeated="3"/>
          <table:table-cell table:style-name="ce25"/>
          <table: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7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number-columns-repeated="5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Q31]+1" office:value-type="float" office:value="39">
            <text:p>39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AA34]+1" office:value-type="float" office:value="37">
            <text:p>37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.AG31]+1" office:value-type="float" office:value="35">
            <text:p>35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21" table:formula="of:=[.BA34]+1" office:value-type="float" office:value="11">
            <text:p>11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formula="of:=[.BK31]+1" office:value-type="float" office:value="13">
            <text:p>13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18" table:formula="of:=[.G50]+1" office:value-type="float" office:value="39">
            <text:p>39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formula="of:=['4'.AG50]+1" office:value-type="float" office:value="45">
            <text:p>45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21" table:formula="of:=[.AU50]+1" office:value-type="float" office:value="9">
            <text:p>9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5]+10" office:value-type="float" office:value="551" table:number-columns-spanned="5" table:number-rows-spanned="2">
            <text:p>551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style-name="ce3" table:formula="of:=[.C43]+1" office:value-type="float" office:value="552" table:number-columns-spanned="5" table:number-rows-spanned="2">
            <text:p>552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M43]+1" office:value-type="float" office:value="553" table:number-columns-spanned="5" table:number-rows-spanned="2">
            <text:p>55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W43]+1" office:value-type="float" office:value="554" table:number-columns-spanned="5" table:number-rows-spanned="2">
            <text:p>554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18"/>
          <table:table-cell table:style-name="ce3" table:formula="of:=[.AG43]+1" office:value-type="float" office:value="555" table:number-columns-spanned="5" table:number-rows-spanned="2">
            <text:p>555</text:p>
          </table:table-cell>
          <table:covered-table-cell table:number-columns-repeated="4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style-name="ce3" table:formula="of:=[.AQ43]+1" office:value-type="float" office:value="556" table:number-columns-spanned="5" table:number-rows-spanned="2">
            <text:p>556</text:p>
          </table:table-cell>
          <table:covered-table-cell table:number-columns-repeated="4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style-name="ce3" table:formula="of:=[.BA43]+1" office:value-type="float" office:value="557" table:number-columns-spanned="5" table:number-rows-spanned="2">
            <text:p>557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style-name="ce3" table:formula="of:=[.BK43]+1" office:value-type="float" office:value="558" table:number-columns-spanned="5" table:number-rows-spanned="2">
            <text:p>558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17" office:value-type="string">
            <text:p>x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22" office:value-type="string">
            <text:p>y</text:p>
          </table:table-cell>
          <table:table-cell table:style-name="ce24" table:number-columns-repeated="3"/>
          <table:table-cell table:style-name="ce27"/>
          <table:covered-table-cell table:number-columns-repeated="5"/>
          <table:table-cell table:style-name="ce22" office:value-type="string">
            <text:p>d</text:p>
          </table:table-cell>
          <table:table-cell table:style-name="ce24" table:number-columns-repeated="3"/>
          <table:table-cell table:style-name="ce27"/>
          <table:covered-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 office:value-type="string">
            <text:p>x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A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A</text:p>
          </table:table-cell>
          <table: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/>
          <table:table-cell table:number-columns-repeated="5"/>
          <table:table-cell table:style-name="ce20"/>
          <table:table-cell table:style-name="ce23" table:number-columns-repeated="3"/>
          <table:table-cell table:style-name="ce25" office:value-type="string">
            <text:p>y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20"/>
          <table:table-cell table:style-name="ce23" table:number-columns-repeated="3"/>
          <table:table-cell table:style-name="ce25" office:value-type="string">
            <text:p>d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'4'.V39]+1" office:value-type="float" office:value="38">
            <text:p>38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 table:formula="of:=['6'.BZ39]+1" office:value-type="float" office:value="24">
            <text:p>24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6'.L55]+1" office:value-type="float" office:value="38">
            <text:p>38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.AF55]+1" office:value-type="float" office:value="34">
            <text:p>34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.AP55]+1" office:value-type="float" office:value="32">
            <text:p>32</text:p>
          </table:table-cell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 table:formula="of:=[.AZ58]+1" office:value-type="float" office:value="8">
            <text:p>8</text:p>
          </table:table-cell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'4'.BT55]+1" office:value-type="float" office:value="26">
            <text:p>26</text:p>
          </table:table-cell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3" table:formula="of:=[.H35]+20" office:value-type="float" office:value="561" table:number-columns-spanned="5" table:number-rows-spanned="2">
            <text:p>561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18"/>
          <table:table-cell table:style-name="ce3" table:formula="of:=[.H51]+1" office:value-type="float" office:value="562" table:number-columns-spanned="5" table:number-rows-spanned="2">
            <text:p>562</text:p>
          </table:table-cell>
          <table:covered-table-cell table:number-columns-repeated="4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3" table:formula="of:=[.R51]+1" office:value-type="float" office:value="563" table:number-columns-spanned="5" table:number-rows-spanned="2">
            <text:p>563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3" table:formula="of:=[.AB51]+1" office:value-type="float" office:value="564" table:number-columns-spanned="5" table:number-rows-spanned="2">
            <text:p>564</text:p>
          </table:table-cell>
          <table:covered-table-cell table:number-columns-repeated="4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style-name="ce3" table:formula="of:=[.AL51]+1" office:value-type="float" office:value="565" table:number-columns-spanned="5" table:number-rows-spanned="2">
            <text:p>565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V51]+1" office:value-type="float" office:value="566" table:number-columns-spanned="5" table:number-rows-spanned="2">
            <text:p>566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3" table:formula="of:=[.BF51]+1" office:value-type="float" office:value="567" table:number-columns-spanned="5" table:number-rows-spanned="2">
            <text:p>567</text:p>
          </table:table-cell>
          <table:covered-table-cell table:number-columns-repeated="4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style-name="ce3" table:formula="of:=[.BP51]+1" office:value-type="float" office:value="568" table:number-columns-spanned="5" table:number-rows-spanned="2">
            <text:p>56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 office:value-type="string">
            <text:p>d</text:p>
          </table:table-cell>
          <table:covered-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d</text:p>
          </table:table-cell>
          <table:table-cell table:style-name="ce18" table:number-columns-repeated="3"/>
          <table:table-cell table:style-name="ce17" office:value-type="string">
            <text:p>y</text:p>
          </table:table-cell>
          <table:covered-table-cell table:number-columns-repeated="5"/>
          <table:table-cell table:style-name="ce17" office:value-type="string">
            <text:p>y</text:p>
          </table:table-cell>
          <table:table-cell table:style-name="ce18" table:number-columns-repeated="3"/>
          <table:table-cell table:style-name="ce17" office:value-type="string">
            <text:p>y</text:p>
          </table:table-cell>
          <table:covered-table-cell table:number-columns-repeated="5"/>
          <table:table-cell table:style-name="ce22"/>
          <table:table-cell table:style-name="ce24" table:number-columns-repeated="3"/>
          <table:table-cell table:style-name="ce27" office:value-type="string">
            <text:p>y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y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covered-table-cell table:number-columns-repeated="5"/>
          <table:table-cell table:style-name="ce22" office:value-type="string">
            <text:p>A</text:p>
          </table:table-cell>
          <table:table-cell table:style-name="ce24" table:number-columns-repeated="3"/>
          <table:table-cell table:style-name="ce27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table-cell table:number-columns-repeated="5"/>
          <table:table-cell table:style-name="ce17" office:value-type="string">
            <text:p>y</text:p>
          </table:table-cell>
          <table:table-cell table:style-name="ce18" table:number-columns-repeated="3"/>
          <table:table-cell table:style-name="ce17" office:value-type="string">
            <text:p>y</text:p>
          </table:table-cell>
          <table:table-cell table:number-columns-repeated="5"/>
          <table:table-cell table:style-name="ce17" office:value-type="string">
            <text:p>y</text:p>
          </table:table-cell>
          <table:table-cell table:style-name="ce18" table:number-columns-repeated="3"/>
          <table:table-cell table:style-name="ce17" office:value-type="string">
            <text:p>A</text:p>
          </table:table-cell>
          <table:table-cell table:number-columns-repeated="5"/>
          <table:table-cell table:style-name="ce20" office:value-type="string">
            <text:p>y</text:p>
          </table:table-cell>
          <table:table-cell table:style-name="ce23" table:number-columns-repeated="3"/>
          <table:table-cell table:style-name="ce25"/>
          <table: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 office:value-type="string">
            <text:p>y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 office:value-type="string">
            <text:p>d</text:p>
          </table:table-cell>
          <table:table-cell table:number-columns-repeated="5"/>
          <table:table-cell table:style-name="ce20" office:value-type="string">
            <text:p>A</text:p>
          </table:table-cell>
          <table:table-cell table:style-name="ce23"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21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26"/>
          <table:table-cell table:number-columns-repeated="5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number-columns-repeated="5"/>
          <table:table-cell table:style-name="ce21"/>
          <table:table-cell table:style-name="ce17" office:value-type="string">
            <text:p>x</text:p>
          </table:table-cell>
          <table:table-cell table:style-name="ce18"/>
          <table:table-cell table:style-name="ce17"/>
          <table:table-cell table:style-name="ce26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.AK50]+1" office:value-type="float" office:value="33">
            <text:p>33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'4'.AU47]+1" office:value-type="float" office:value="31">
            <text:p>31</text:p>
          </table:table-cell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/>
          <table:table-cell table:style-name="ce18" table:formula="of:=[.BO50]+1" office:value-type="float" office:value="27">
            <text:p>27</text:p>
          </table:table-cell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/>
          <table:table-cell table:style-name="ce18" table:formula="of:=['6'.BU47]+1" office:value-type="float" office:value="19">
            <text:p>19</text:p>
          </table:table-cell>
          <table:table-cell table:number-columns-repeated="5"/>
          <table:table-cell table:style-name="ce21" table:formula="of:=['4'.BY47]+1" office:value-type="float" office:value="3">
            <text:p>3</text:p>
          </table:table-cell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 office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94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formula="of:=[.M63]+1" office:value-type="float" office:value="41">
            <text:p>41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26" table:formula="of:=['4'.BE63]+1" office:value-type="float" office:value="7">
            <text:p>7</text:p>
          </table:table-cell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21"/>
          <table:table-cell table:style-name="ce18"/>
          <table:table-cell table:style-name="ce17" office:value-type="string">
            <text:p>x</text:p>
          </table:table-cell>
          <table:table-cell table:style-name="ce18"/>
          <table:table-cell table:style-name="ce26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51]+10" office:value-type="float" office:value="571" table:number-columns-spanned="5" table:number-rows-spanned="2">
            <text:p>571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C59]+1" office:value-type="float" office:value="572" table:number-columns-spanned="5" table:number-rows-spanned="2">
            <text:p>572</text:p>
          </table:table-cell>
          <table:covered-table-cell table:number-columns-repeated="4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/>
          <table:table-cell table:style-name="ce18"/>
          <table:table-cell table:style-name="ce3" table:formula="of:=[.M59]+1" office:value-type="float" office:value="573" table:number-columns-spanned="5" table:number-rows-spanned="2">
            <text:p>57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W59]+1" office:value-type="float" office:value="574" table:number-columns-spanned="5" table:number-rows-spanned="2">
            <text:p>574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G59]+1" office:value-type="float" office:value="575" table:number-columns-spanned="5" table:number-rows-spanned="2">
            <text:p>575</text:p>
          </table:table-cell>
          <table:covered-table-cell table:number-columns-repeated="4"/>
          <table:table-cell table:style-name="ce21"/>
          <table:table-cell table:style-name="ce17"/>
          <table:table-cell table:style-name="ce18"/>
          <table:table-cell table:style-name="ce17" office:value-type="string">
            <text:p>y</text:p>
          </table:table-cell>
          <table:table-cell table:style-name="ce26"/>
          <table:table-cell table:style-name="ce3" table:formula="of:=[.AQ59]+1" office:value-type="float" office:value="576" table:number-columns-spanned="5" table:number-rows-spanned="2">
            <text:p>576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A59]+1" office:value-type="float" office:value="577" table:number-columns-spanned="5" table:number-rows-spanned="2">
            <text:p>577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K59]+1" office:value-type="float" office:value="578" table:number-columns-spanned="5" table:number-rows-spanned="2">
            <text:p>578</text:p>
          </table:table-cell>
          <table:covered-table-cell table:number-columns-repeated="4"/>
          <table:table-cell table:style-name="ce21"/>
          <table:table-cell table:style-name="ce17"/>
          <table:table-cell table:style-name="ce28" office:value-type="string">
            <text:p>4 wells</text:p>
          </table:table-cell>
          <table:table-cell table:style-name="ce17"/>
          <table:table-cell table:style-name="ce26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 office:value-type="string">
            <text:p>y</text:p>
          </table:table-cell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22"/>
          <table:table-cell table:style-name="ce24" table:number-columns-repeated="3"/>
          <table:table-cell table:style-name="ce27" office:value-type="string">
            <text:p>A</text:p>
          </table:table-cell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22"/>
          <table:table-cell table:style-name="ce24" table:number-columns-repeated="3"/>
          <table:table-cell table:style-name="ce27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 office:value-type="string">
            <text:p>A</text:p>
          </table:table-cell>
          <table:table-cell table:style-name="ce18" table:number-columns-repeated="3"/>
          <table:table-cell table:style-name="ce17" office:value-type="string">
            <text:p>y</text:p>
          </table:table-cell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formula="of:=['4'.L55]+1" office:value-type="float" office:value="40">
            <text:p>40</text:p>
          </table:table-cell>
          <table:table-cell table:style-name="ce18"/>
          <table:table-cell table:style-name="ce17" office:value-type="string">
            <text:p>y</text:p>
          </table:table-cell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 table:number-rows-repeated="3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H51]+20" office:value-type="float" office:value="581" table:number-columns-spanned="5" table:number-rows-spanned="2">
            <text:p>581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H67]+1" office:value-type="float" office:value="582" table:number-columns-spanned="5" table:number-rows-spanned="2">
            <text:p>582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R67]+1" office:value-type="float" office:value="583" table:number-columns-spanned="5" table:number-rows-spanned="2">
            <text:p>58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B67]+1" office:value-type="float" office:value="584" table:number-columns-spanned="5" table:number-rows-spanned="2">
            <text:p>584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L67]+1" office:value-type="float" office:value="585" table:number-columns-spanned="5" table:number-rows-spanned="2">
            <text:p>585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AV67]+1" office:value-type="float" office:value="586" table:number-columns-spanned="5" table:number-rows-spanned="2">
            <text:p>586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F67]+1" office:value-type="float" office:value="587" table:number-columns-spanned="5" table:number-rows-spanned="2">
            <text:p>587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3" table:formula="of:=[.BP67]+1" office:value-type="float" office:value="588" table:number-columns-spanned="5" table:number-rows-spanned="2">
            <text:p>58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 table:number-rows-repeated="4">
          <table:table-cell table:number-columns-repeated="7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2"/>
        </table:table-row>
        <table:table-row table:style-name="ro1">
          <table:table-cell table:number-columns-repeated="2"/>
          <table:table-cell table:formula="of:=[.H67]+10" office:value-type="float" office:value="591" table:number-columns-spanned="5" table:number-rows-spanned="2">
            <text:p>591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C75]+1" office:value-type="float" office:value="592" table:number-columns-spanned="5" table:number-rows-spanned="2">
            <text:p>592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M75]+1" office:value-type="float" office:value="593" table:number-columns-spanned="5" table:number-rows-spanned="2">
            <text:p>593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W75]+1" office:value-type="float" office:value="594" table:number-columns-spanned="5" table:number-rows-spanned="2">
            <text:p>594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AG75]+1" office:value-type="float" office:value="595" table:number-columns-spanned="5" table:number-rows-spanned="2">
            <text:p>595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AQ75]+1" office:value-type="float" office:value="596" table:number-columns-spanned="5" table:number-rows-spanned="2">
            <text:p>596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BA75]+1" office:value-type="float" office:value="597" table:number-columns-spanned="5" table:number-rows-spanned="2">
            <text:p>597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formula="of:=[.BK75]+1" office:value-type="float" office:value="598" table:number-columns-spanned="5" table:number-rows-spanned="2">
            <text:p>598</text:p>
          </table:table-cell>
          <table:covered-table-cell table:number-columns-repeated="4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covered-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2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7"/>
          <table:table-cell table:style-name="ce18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5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number-columns-repeated="947"/>
        </table:table-row>
        <table:table-row table:style-name="ro1">
          <table:table-cell table:number-columns-repeated="2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5"/>
          <table:table-cell table:style-name="ce17"/>
          <table:table-cell table:style-name="ce18" table:number-columns-repeated="3"/>
          <table:table-cell table:style-name="ce17"/>
          <table:table-cell table:number-columns-repeated="94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 table:print="false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float" office:value="601" table:number-columns-spanned="5" table:number-rows-spanned="2">
            <text:p>601</text:p>
          </table:table-cell>
          <table:covered-table-cell table:number-columns-repeated="4"/>
          <table:table-cell table:number-columns-repeated="5"/>
          <table:table-cell table:style-name="ce3" table:formula="of:=[.H3]+1" office:value-type="float" office:value="602" table:number-columns-spanned="5" table:number-rows-spanned="2">
            <text:p>602</text:p>
          </table:table-cell>
          <table:covered-table-cell table:number-columns-repeated="4"/>
          <table:table-cell table:number-columns-repeated="5"/>
          <table:table-cell table:style-name="ce3" table:formula="of:=[.R3]+1" office:value-type="float" office:value="603" table:number-columns-spanned="5" table:number-rows-spanned="2">
            <text:p>603</text:p>
          </table:table-cell>
          <table:covered-table-cell table:number-columns-repeated="4"/>
          <table:table-cell table:number-columns-repeated="5"/>
          <table:table-cell table:style-name="ce3" table:formula="of:=[.AB3]+1" office:value-type="float" office:value="604" table:number-columns-spanned="5" table:number-rows-spanned="2">
            <text:p>604</text:p>
          </table:table-cell>
          <table:covered-table-cell table:number-columns-repeated="4"/>
          <table:table-cell table:number-columns-repeated="5"/>
          <table:table-cell table:style-name="ce3" table:formula="of:=[.AL3]+1" office:value-type="float" office:value="605" table:number-columns-spanned="5" table:number-rows-spanned="2">
            <text:p>605</text:p>
          </table:table-cell>
          <table:covered-table-cell table:number-columns-repeated="4"/>
          <table:table-cell table:number-columns-repeated="5"/>
          <table:table-cell table:style-name="ce3" table:formula="of:=[.AV3]+1" office:value-type="float" office:value="606" table:number-columns-spanned="5" table:number-rows-spanned="2">
            <text:p>606</text:p>
          </table:table-cell>
          <table:covered-table-cell table:number-columns-repeated="4"/>
          <table:table-cell table:number-columns-repeated="5"/>
          <table:table-cell table:style-name="ce3" table:formula="of:=[.BF3]+1" office:value-type="float" office:value="607" table:number-columns-spanned="5" table:number-rows-spanned="2">
            <text:p>607</text:p>
          </table:table-cell>
          <table:covered-table-cell table:number-columns-repeated="4"/>
          <table:table-cell table:number-columns-repeated="5"/>
          <table:table-cell table:style-name="ce3" table:formula="of:=[.BP3]+1" office:value-type="float" office:value="608" table:number-columns-spanned="5" table:number-rows-spanned="2">
            <text:p>60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1">
          <table:table-cell table:number-columns-repeated="3"/>
          <table:table-cell table:style-name="ce19" office:value-type="float" office:value="6" table:number-columns-spanned="3" table:number-rows-spanned="5">
            <text:p>6</text:p>
          </table:table-cell>
          <table:covered-table-cell table:number-columns-repeated="2"/>
          <table:table-cell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]+10" office:value-type="float" office:value="611" table:number-columns-spanned="5" table:number-rows-spanned="2">
            <text:p>611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C11]+1" office:value-type="float" office:value="612" table:number-columns-spanned="5" table:number-rows-spanned="2">
            <text:p>61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M11]+1" office:value-type="float" office:value="613" table:number-columns-spanned="5" table:number-rows-spanned="2">
            <text:p>61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W11]+1" office:value-type="float" office:value="614" table:number-columns-spanned="5" table:number-rows-spanned="2">
            <text:p>614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G11]+1" office:value-type="float" office:value="615" table:number-columns-spanned="5" table:number-rows-spanned="2">
            <text:p>615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Q11]+1" office:value-type="float" office:value="616" table:number-columns-spanned="5" table:number-rows-spanned="2">
            <text:p>616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A11]+1" office:value-type="float" office:value="617" table:number-columns-spanned="5" table:number-rows-spanned="2">
            <text:p>617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K11]+1" office:value-type="float" office:value="618" table:number-columns-spanned="5" table:number-rows-spanned="2">
            <text:p>618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 office:value-type="string">
            <text:p>d</text:p>
          </table:table-cell>
          <table:table-cell table:style-name="ce30" table:number-columns-repeated="3"/>
          <table:table-cell table:style-name="ce29" office:value-type="string">
            <text:p>A</text:p>
          </table:table-cell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31"/>
          <table:table-cell table:style-name="ce34" table:number-columns-repeated="3"/>
          <table:table-cell table:style-name="ce36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'5'.BJ10]+1" office:value-type="float" office:value="10">
            <text:p>10</text:p>
          </table:table-cell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style-name="ce6" table:number-columns-repeated="2"/>
          <table:table-cell table:number-columns-repeated="3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style-name="ce6" table:number-columns-repeated="2"/>
          <table:table-cell table:number-columns-repeated="3"/>
          <table:table-cell table:style-name="ce30" table:formula="of:=['5'.H26]+1" office:value-type="float" office:value="44">
            <text:p>44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formula="of:=[.AV23]+1" office:value-type="float" office:value="50">
            <text:p>50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formula="of:=[.BF23]+1" office:value-type="float" office:value="52">
            <text:p>52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 table:formula="of:=[.BZ26]+1" office:value-type="float" office:value="20">
            <text:p>20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H3]+20" office:value-type="float" office:value="621" table:number-columns-spanned="5" table:number-rows-spanned="2">
            <text:p>621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H19]+1" office:value-type="float" office:value="622" table:number-columns-spanned="5" table:number-rows-spanned="2">
            <text:p>62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R19]+1" office:value-type="float" office:value="623" table:number-columns-spanned="5" table:number-rows-spanned="2">
            <text:p>62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B19]+1" office:value-type="float" office:value="624" table:number-columns-spanned="5" table:number-rows-spanned="2">
            <text:p>624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L19]+1" office:value-type="float" office:value="625" table:number-columns-spanned="5" table:number-rows-spanned="2">
            <text:p>625</text:p>
          </table:table-cell>
          <table:covered-table-cell table:number-columns-repeated="4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" table:formula="of:=[.AV19]+1" office:value-type="float" office:value="626" table:number-columns-spanned="5" table:number-rows-spanned="2">
            <text:p>626</text:p>
          </table:table-cell>
          <table:covered-table-cell table:number-columns-repeated="4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7" table:formula="of:=[.BF19]+1" office:value-type="float" office:value="627" table:number-columns-spanned="5" table:number-rows-spanned="2">
            <text:p>627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style-name="ce3" table:formula="of:=[.BP19]+1" office:value-type="float" office:value="628" table:number-columns-spanned="5" table:number-rows-spanned="2">
            <text:p>62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 office:value-type="string">
            <text:p>y</text:p>
          </table:table-cell>
          <table:table-cell table:style-name="ce30" table:number-columns-repeated="3"/>
          <table:table-cell table:style-name="ce29" office:value-type="string">
            <text:p>y</text:p>
          </table:table-cell>
          <table:covered-table-cell table:number-columns-repeated="5"/>
          <table:table-cell table:style-name="ce29" office:value-type="string">
            <text:p>y</text:p>
          </table:table-cell>
          <table:table-cell table:style-name="ce30" table:number-columns-repeated="3"/>
          <table:table-cell table:style-name="ce29" office:value-type="string">
            <text:p>y</text:p>
          </table:table-cell>
          <table:covered-table-cell table:number-columns-repeated="5"/>
          <table:table-cell table:style-name="ce33" office:value-type="string">
            <text:p>A</text:p>
          </table:table-cell>
          <table:table-cell table:style-name="ce35" table:number-columns-repeated="3"/>
          <table:table-cell table:style-name="ce38" office:value-type="string">
            <text:p>y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A</text:p>
          </table:table-cell>
          <table:table-cell table:number-columns-repeated="5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29" office:value-type="string">
            <text:p>y</text:p>
          </table:table-cell>
          <table:table-cell table:style-name="ce30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31" office:value-type="string">
            <text:p>y</text:p>
          </table:table-cell>
          <table:table-cell table:style-name="ce34" table:number-columns-repeated="3"/>
          <table:table-cell table:style-name="ce36"/>
          <table:table-cell table:number-columns-repeated="5"/>
          <table:table-cell table:style-name="ce31" office:value-type="string">
            <text:p>y</text:p>
          </table:table-cell>
          <table:table-cell table:style-name="ce34" table:number-columns-repeated="3"/>
          <table:table-cell table:style-name="ce36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formula="of:=[.M18]+1" office:value-type="float" office:value="45">
            <text:p>45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formula="of:=['5'.AQ18]+1" office:value-type="float" office:value="49">
            <text:p>49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formula="of:=[.BA18]+1" office:value-type="float" office:value="51">
            <text:p>51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2" table:formula="of:=[.BK18]+1" office:value-type="float" office:value="53">
            <text:p>53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4"/>
          <table:table-cell table:style-name="ce6"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Q34]+1" office:value-type="float" office:value="37">
            <text:p>37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formula="of:=['5'.W31]+1" office:value-type="float" office:value="47">
            <text:p>47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formula="of:=[.AK34]+1" office:value-type="float" office:value="47">
            <text:p>47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.BU34]+1" office:value-type="float" office:value="19">
            <text:p>19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19]+10" office:value-type="float" office:value="631" table:number-columns-spanned="5" table:number-rows-spanned="2">
            <text:p>631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C27]+1" office:value-type="float" office:value="632" table:number-columns-spanned="5" table:number-rows-spanned="2">
            <text:p>63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M27]+1" office:value-type="float" office:value="633" table:number-columns-spanned="5" table:number-rows-spanned="2">
            <text:p>633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style-name="ce3" table:formula="of:=[.W27]+1" office:value-type="float" office:value="634" table:number-columns-spanned="5" table:number-rows-spanned="2">
            <text:p>634</text:p>
          </table:table-cell>
          <table:covered-table-cell table:number-columns-repeated="4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0"/>
          <table:table-cell table:style-name="ce3" table:formula="of:=[.AG27]+1" office:value-type="float" office:value="635" table:number-columns-spanned="5" table:number-rows-spanned="2">
            <text:p>635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Q27]+1" office:value-type="float" office:value="636" table:number-columns-spanned="5" table:number-rows-spanned="2">
            <text:p>636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A27]+1" office:value-type="float" office:value="637" table:number-columns-spanned="5" table:number-rows-spanned="2">
            <text:p>637</text:p>
          </table:table-cell>
          <table:covered-table-cell table:number-columns-repeated="4"/>
          <table:table-cell table:style-name="ce32"/>
          <table:table-cell table:style-name="ce29"/>
          <table:table-cell table:style-name="ce30" office:value-type="string">
            <text:p>Roundlings</text:p>
          </table:table-cell>
          <table:table-cell table:style-name="ce29"/>
          <table:table-cell table:style-name="ce37"/>
          <table:table-cell table:style-name="ce3" table:formula="of:=[.BK27]+1" office:value-type="float" office:value="638" table:number-columns-spanned="5" table:number-rows-spanned="2">
            <text:p>638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A</text:p>
          </table:table-cell>
          <table:covered-table-cell table:number-columns-repeated="5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/>
          <table:covered-table-cell table:number-columns-repeated="5"/>
          <table:table-cell table:style-name="ce29" office:value-type="string">
            <text:p>y</text:p>
          </table:table-cell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33"/>
          <table:table-cell table:style-name="ce35" table:number-columns-repeated="3"/>
          <table:table-cell table:style-name="ce38"/>
          <table:covered-table-cell table:number-columns-repeated="5"/>
          <table:table-cell table:style-name="ce33" office:value-type="string">
            <text:p>y</text:p>
          </table:table-cell>
          <table:table-cell table:style-name="ce35" table:number-columns-repeated="3"/>
          <table:table-cell table:style-name="ce38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A</text:p>
          </table:table-cell>
          <table:table-cell table:number-columns-repeated="5"/>
          <table:table-cell table:style-name="ce31" office:value-type="string">
            <text:p>A</text:p>
          </table:table-cell>
          <table:table-cell table:style-name="ce34" table:number-columns-repeated="3"/>
          <table:table-cell table:style-name="ce36" office:value-type="string">
            <text:p>A</text:p>
          </table:table-cell>
          <table:table-cell table:number-columns-repeated="5"/>
          <table:table-cell table:style-name="ce31"/>
          <table:table-cell table:style-name="ce34" table:number-columns-repeated="3"/>
          <table:table-cell table:style-name="ce36"/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y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/>
          <table:table-cell table:style-name="ce37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L26]+1" office:value-type="float" office:value="38">
            <text:p>38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 table:formula="of:=[.BA31]" office:value-type="float" office:value="10">
            <text:p>10</text:p>
          </table:table-cell>
          <table:table-cell table:number-columns-repeated="5"/>
          <table:table-cell table:style-name="ce32" table:formula="of:=['5'.AZ23]+1" office:value-type="float" office:value="10">
            <text:p>10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style-name="ce6" table:number-columns-repeated="2"/>
          <table:table-cell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L39]+1" office:value-type="float" office:value="38">
            <text:p>38</text:p>
          </table:table-cell>
          <table:table-cell table:style-name="ce6" table:number-columns-repeated="2"/>
          <table:table-cell table:number-columns-repeated="3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V39]+1" office:value-type="float" office:value="36">
            <text:p>36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AF42]+1" office:value-type="float" office:value="34">
            <text:p>34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y</text:p>
          </table:table-cell>
          <table:table-cell table:style-name="ce30"/>
          <table:table-cell table:style-name="ce30" table:formula="of:=['5'.AL42]+1" office:value-type="float" office:value="46">
            <text:p>46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.BJ42]+1" office:value-type="float" office:value="16">
            <text:p>16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.BP39]+1" office:value-type="float" office:value="18">
            <text:p>18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H19]+20" office:value-type="float" office:value="641" table:number-columns-spanned="5" table:number-rows-spanned="2">
            <text:p>641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H35]+1" office:value-type="float" office:value="642" table:number-columns-spanned="5" table:number-rows-spanned="2">
            <text:p>642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R35]+1" office:value-type="float" office:value="643" table:number-columns-spanned="5" table:number-rows-spanned="2">
            <text:p>64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" table:formula="of:=[.AB35]+1" office:value-type="float" office:value="644" table:number-columns-spanned="5" table:number-rows-spanned="2">
            <text:p>644</text:p>
          </table:table-cell>
          <table:covered-table-cell table:number-columns-repeated="4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7"/>
          <table:table-cell table:style-name="ce3" table:formula="of:=[.AL35]+1" office:value-type="float" office:value="645" table:number-columns-spanned="5" table:number-rows-spanned="2">
            <text:p>645</text:p>
          </table:table-cell>
          <table:covered-table-cell table:number-columns-repeated="4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7"/>
          <table:table-cell table:style-name="ce3" table:formula="of:=[.AV35]+1" office:value-type="float" office:value="646" table:number-columns-spanned="5" table:number-rows-spanned="2">
            <text:p>646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style-name="ce3" table:formula="of:=[.BF35]+1" office:value-type="float" office:value="647" table:number-columns-spanned="5" table:number-rows-spanned="2">
            <text:p>647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style-name="ce3" table:formula="of:=[.BP35]+1" office:value-type="float" office:value="648" table:number-columns-spanned="5" table:number-rows-spanned="2">
            <text:p>64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A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5" table:number-columns-repeated="2"/>
          <table:table-cell table:style-name="ce35" office:value-type="string">
            <text:p>Larval</text:p>
          </table:table-cell>
          <table:table-cell table:style-name="ce38"/>
          <table:covered-table-cell table:number-columns-repeated="5"/>
          <table:table-cell table:style-name="ce33" office:value-type="string">
            <text:p>x</text:p>
          </table:table-cell>
          <table:table-cell table:style-name="ce35" table:number-columns-repeated="3"/>
          <table:table-cell table:style-name="ce38"/>
          <table:covered-table-cell table:number-columns-repeated="5"/>
          <table:table-cell table:style-name="ce33" office:value-type="string">
            <text:p>y</text:p>
          </table:table-cell>
          <table:table-cell table:style-name="ce35" table:number-columns-repeated="3"/>
          <table:table-cell table:style-name="ce38" office:value-type="string">
            <text:p>y</text:p>
          </table:table-cell>
          <table:covered-table-cell table:number-columns-repeated="5"/>
          <table:table-cell table:style-name="ce33" office:value-type="string">
            <text:p>y</text:p>
          </table:table-cell>
          <table:table-cell table:style-name="ce35" table:number-columns-repeated="2"/>
          <table:table-cell table:style-name="ce35" office:value-type="string">
            <text:p>Larval</text:p>
          </table:table-cell>
          <table:table-cell table:style-name="ce38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x</text:p>
          </table:table-cell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x</text:p>
          </table:table-cell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y</text:p>
          </table:table-cell>
          <table:table-cell table:number-columns-repeated="5"/>
          <table:table-cell table:style-name="ce31" office:value-type="string">
            <text:p>y</text:p>
          </table:table-cell>
          <table:table-cell table:style-name="ce34" table:number-columns-repeated="3"/>
          <table:table-cell table:style-name="ce36" office:value-type="string">
            <text:p>y</text:p>
          </table:table-cell>
          <table:table-cell table:number-columns-repeated="5"/>
          <table:table-cell table:style-name="ce31" office:value-type="string">
            <text:p>A</text:p>
          </table:table-cell>
          <table:table-cell table:style-name="ce34" table:number-columns-repeated="3"/>
          <table:table-cell table:style-name="ce36"/>
          <table:table-cell table:number-columns-repeated="942"/>
        </table:table-row>
        <table:table-row table:style-name="ro1">
          <table:table-cell table:number-columns-repeated="7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Q34]+1" office:value-type="float" office:value="37">
            <text:p>37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AA34]+1" office:value-type="float" office:value="35">
            <text:p>35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 table:formula="of:=[.AU31]+1" office:value-type="float" office:value="11">
            <text:p>11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 table:formula="of:=[.BA31]+1" office:value-type="float" office:value="11">
            <text:p>11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.BK34]+1" office:value-type="float" office:value="17">
            <text:p>17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'5'.BU31]+1" office:value-type="float" office:value="23">
            <text:p>23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Q50]+1" office:value-type="float" office:value="37">
            <text:p>37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AA47]+1" office:value-type="float" office:value="35">
            <text:p>35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'5'.AK50]+1" office:value-type="float" office:value="33">
            <text:p>33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 table:formula="of:=[.BK50]+1" office:value-type="float" office:value="15">
            <text:p>15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5]+10" office:value-type="float" office:value="651" table:number-columns-spanned="5" table:number-rows-spanned="2">
            <text:p>651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C43]+1" office:value-type="float" office:value="652" table:number-columns-spanned="5" table:number-rows-spanned="2">
            <text:p>65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M43]+1" office:value-type="float" office:value="653" table:number-columns-spanned="5" table:number-rows-spanned="2">
            <text:p>653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W43]+1" office:value-type="float" office:value="654" table:number-columns-spanned="5" table:number-rows-spanned="2">
            <text:p>654</text:p>
          </table:table-cell>
          <table:covered-table-cell table:number-columns-repeated="4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style-name="ce3" table:formula="of:=[.AG43]+1" office:value-type="float" office:value="655" table:number-columns-spanned="5" table:number-rows-spanned="2">
            <text:p>655</text:p>
          </table:table-cell>
          <table:covered-table-cell table:number-columns-repeated="4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7"/>
          <table:table-cell table:style-name="ce3" table:formula="of:=[.AQ43]+1" office:value-type="float" office:value="656" table:number-columns-spanned="5" table:number-rows-spanned="2">
            <text:p>656</text:p>
          </table:table-cell>
          <table:covered-table-cell table:number-columns-repeated="4"/>
          <table:table-cell table:style-name="ce32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style-name="ce3" table:formula="of:=[.BA43]+1" office:value-type="float" office:value="657" table:number-columns-spanned="5" table:number-rows-spanned="2">
            <text:p>657</text:p>
          </table:table-cell>
          <table:covered-table-cell table:number-columns-repeated="4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style-name="ce3" table:formula="of:=[.BK43]+1" office:value-type="float" office:value="658" table:number-columns-spanned="5" table:number-rows-spanned="2">
            <text:p>658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/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A</text:p>
          </table:table-cell>
          <table:covered-table-cell table:number-columns-repeated="5"/>
          <table:table-cell table:style-name="ce33"/>
          <table:table-cell table:style-name="ce35" table:number-columns-repeated="3"/>
          <table:table-cell table:style-name="ce38" office:value-type="string">
            <text:p>x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5" table:number-columns-repeated="3"/>
          <table:table-cell table:style-name="ce38"/>
          <table:covered-table-cell table:number-columns-repeated="5"/>
          <table:table-cell table:style-name="ce33"/>
          <table:table-cell table:style-name="ce35" table:number-columns-repeated="3"/>
          <table:table-cell table:style-name="ce38" office:value-type="string">
            <text:p>y</text:p>
          </table:table-cell>
          <table:covered-table-cell table:number-columns-repeated="5"/>
          <table:table-cell table:style-name="ce33"/>
          <table:table-cell table:style-name="ce35" table:number-columns-repeated="3"/>
          <table:table-cell table:style-name="ce38" office:value-type="string">
            <text:p>x</text:p>
          </table:table-cell>
          <table:covered-table-cell table:number-columns-repeated="5"/>
          <table:table-cell table:style-name="ce33" office:value-type="string">
            <text:p>A</text:p>
          </table:table-cell>
          <table:table-cell table:style-name="ce35" table:number-columns-repeated="3"/>
          <table:table-cell table:style-name="ce38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31" office:value-type="string">
            <text:p>x</text:p>
          </table:table-cell>
          <table:table-cell table:style-name="ce34" table:number-columns-repeated="3"/>
          <table:table-cell table:style-name="ce36" office:value-type="string">
            <text:p>x</text:p>
          </table:table-cell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A</text:p>
          </table:table-cell>
          <table:table-cell table:number-columns-repeated="5"/>
          <table:table-cell table:style-name="ce31" office:value-type="string">
            <text:p>y</text:p>
          </table:table-cell>
          <table:table-cell table:style-name="ce34" table:number-columns-repeated="3"/>
          <table:table-cell table:style-name="ce36" office:value-type="string">
            <text:p>A</text:p>
          </table:table-cell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0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AF42]+1" office:value-type="float" office:value="34">
            <text:p>34</text:p>
          </table:table-cell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 table:formula="of:=[.AP39]+1" office:value-type="float" office:value="12">
            <text:p>12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 table:formula="of:=[.AZ39]+1" office:value-type="float" office:value="12">
            <text:p>12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 table:formula="of:=['5'.BF39] +1" office:value-type="float" office:value="12">
            <text:p>12</text:p>
          </table:table-cell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 table:formula="of:=['5'.BP39]+1" office:value-type="float" office:value="14">
            <text:p>14</text:p>
          </table:table-cell>
          <table:table-cell table:number-columns-repeated="5"/>
          <table:table-cell table:style-name="ce30" table:formula="of:=[.BP39]+1" office:value-type="float" office:value="18">
            <text:p>18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V55]+1" office:value-type="float" office:value="36">
            <text:p>36</text:p>
          </table:table-cell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2"/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2" table:formula="of:=[.BF55]+1" office:value-type="float" office:value="14">
            <text:p>14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H35]+20" office:value-type="float" office:value="661" table:number-columns-spanned="5" table:number-rows-spanned="2">
            <text:p>661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H51]+1" office:value-type="float" office:value="662" table:number-columns-spanned="5" table:number-rows-spanned="2">
            <text:p>66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R51]+1" office:value-type="float" office:value="663" table:number-columns-spanned="5" table:number-rows-spanned="2">
            <text:p>66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7" table:formula="of:=[.AB51]+1" office:value-type="float" office:value="664" table:number-columns-spanned="5" table:number-rows-spanned="2">
            <text:p>664</text:p>
          </table:table-cell>
          <table:covered-table-cell table:number-columns-repeated="4"/>
          <table:table-cell table:style-name="ce32"/>
          <table:table-cell table:style-name="ce29" office:value-type="string">
            <text:p>x</text:p>
          </table:table-cell>
          <table:table-cell table:style-name="ce30"/>
          <table:table-cell table:style-name="ce29"/>
          <table:table-cell table:style-name="ce37"/>
          <table:table-cell table:style-name="ce3" table:formula="of:=[.AL51]+1" office:value-type="float" office:value="665" table:number-columns-spanned="5" table:number-rows-spanned="2">
            <text:p>665</text:p>
          </table:table-cell>
          <table:covered-table-cell table:number-columns-repeated="4"/>
          <table:table-cell table:style-name="ce32"/>
          <table:table-cell table:style-name="ce29"/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style-name="ce3" table:formula="of:=[.AV51]+1" office:value-type="float" office:value="666" table:number-columns-spanned="5" table:number-rows-spanned="2">
            <text:p>666</text:p>
          </table:table-cell>
          <table:covered-table-cell table:number-columns-repeated="4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/>
          <table:table-cell table:style-name="ce37"/>
          <table:table-cell table:style-name="ce3" table:formula="of:=[.BF51]+1" office:value-type="float" office:value="667" table:number-columns-spanned="5" table:number-rows-spanned="2">
            <text:p>667</text:p>
          </table:table-cell>
          <table:covered-table-cell table:number-columns-repeated="4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" table:formula="of:=[.BP51]+1" office:value-type="float" office:value="668" table:number-columns-spanned="5" table:number-rows-spanned="2">
            <text:p>66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33" office:value-type="string">
            <text:p>x</text:p>
          </table:table-cell>
          <table:table-cell table:style-name="ce35" table:number-columns-repeated="3"/>
          <table:table-cell table:style-name="ce38"/>
          <table:covered-table-cell table:number-columns-repeated="5"/>
          <table:table-cell table:style-name="ce33"/>
          <table:table-cell table:style-name="ce35" table:number-columns-repeated="3"/>
          <table:table-cell table:style-name="ce38" office:value-type="string">
            <text:p>y</text:p>
          </table:table-cell>
          <table:covered-table-cell table:number-columns-repeated="5"/>
          <table:table-cell table:style-name="ce33" office:value-type="string">
            <text:p>y</text:p>
          </table:table-cell>
          <table:table-cell table:style-name="ce35" table:number-columns-repeated="3"/>
          <table:table-cell table:style-name="ce38"/>
          <table:covered-table-cell table:number-columns-repeated="5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29" office:value-type="string">
            <text:p>A</text:p>
          </table:table-cell>
          <table:table-cell table:style-name="ce30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9" office:value-type="string">
            <text:p>x</text:p>
          </table:table-cell>
          <table:table-cell table:style-name="ce30" table:number-columns-repeated="3"/>
          <table:table-cell table:style-name="ce29" office:value-type="string">
            <text:p>A</text:p>
          </table:table-cell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31"/>
          <table:table-cell table:style-name="ce34" table:number-columns-repeated="3"/>
          <table:table-cell table:style-name="ce36" office:value-type="string">
            <text:p>x</text:p>
          </table:table-cell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31" office:value-type="string">
            <text:p>y</text:p>
          </table:table-cell>
          <table:table-cell table:style-name="ce34" table:number-columns-repeated="3"/>
          <table:table-cell table:style-name="ce36" office:value-type="string">
            <text:p>y</text:p>
          </table:table-cell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7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2"/>
          <table:table-cell table:style-name="ce29"/>
          <table:table-cell table:style-name="ce30"/>
          <table:table-cell table:style-name="ce29" office:value-type="string">
            <text:p>x</text:p>
          </table:table-cell>
          <table:table-cell table:style-name="ce37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2"/>
          <table:table-cell table:style-name="ce29" office:value-type="string">
            <text:p>y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7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.Q50]+1" office:value-type="float" office:value="37">
            <text:p>37</text:p>
          </table:table-cell>
          <table:table-cell table:number-columns-repeated="5"/>
          <table:table-cell table:style-name="ce30" table:number-columns-repeated="2"/>
          <table:table-cell table:style-name="ce29" office:value-type="string">
            <text:p>x</text:p>
          </table:table-cell>
          <table:table-cell table:style-name="ce30"/>
          <table:table-cell table:style-name="ce30" table:formula="of:=['5'.AA50]+1" office:value-type="float" office:value="35">
            <text:p>35</text:p>
          </table:table-cell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 table:formula="of:=[.AU47]+1" office:value-type="float" office:value="13">
            <text:p>13</text:p>
          </table:table-cell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 table:formula="of:=[.BE47]+1" office:value-type="float" office:value="13">
            <text:p>13</text:p>
          </table:table-cell>
          <table:table-cell table:style-name="ce30"/>
          <table:table-cell table:style-name="ce29" office:value-type="string">
            <text:p>y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 office:value-type="string">
            <text:p>x</text:p>
          </table:table-cell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2"/>
          <table:table-cell table:style-name="ce30"/>
          <table:table-cell table:style-name="ce29"/>
          <table:table-cell table:style-name="ce30"/>
          <table:table-cell table:style-name="ce37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51]+10" office:value-type="float" office:value="671" table:number-columns-spanned="5" table:number-rows-spanned="2">
            <text:p>671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C59]+1" office:value-type="float" office:value="672" table:number-columns-spanned="5" table:number-rows-spanned="2">
            <text:p>67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M59]+1" office:value-type="float" office:value="673" table:number-columns-spanned="5" table:number-rows-spanned="2">
            <text:p>67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W59]+1" office:value-type="float" office:value="674" table:number-columns-spanned="5" table:number-rows-spanned="2">
            <text:p>674</text:p>
          </table:table-cell>
          <table:covered-table-cell table:number-columns-repeated="4"/>
          <table:table-cell table:style-name="ce32"/>
          <table:table-cell table:style-name="ce29"/>
          <table:table-cell table:style-name="ce30" office:value-type="string">
            <text:p>Water</text:p>
          </table:table-cell>
          <table:table-cell table:style-name="ce29"/>
          <table:table-cell table:style-name="ce37"/>
          <table:table-cell table:style-name="ce3" table:formula="of:=[.AG59]+1" office:value-type="float" office:value="675" table:number-columns-spanned="5" table:number-rows-spanned="2">
            <text:p>675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Q59]+1" office:value-type="float" office:value="676" table:number-columns-spanned="5" table:number-rows-spanned="2">
            <text:p>676</text:p>
          </table:table-cell>
          <table:covered-table-cell table:number-columns-repeated="4"/>
          <table:table-cell table:style-name="ce39"/>
          <table:table-cell table:style-name="ce40"/>
          <table:table-cell table:style-name="ce35"/>
          <table:table-cell table:style-name="ce40"/>
          <table:table-cell table:style-name="ce41"/>
          <table:table-cell table:style-name="ce3" table:formula="of:=[.BA59]+1" office:value-type="float" office:value="677" table:number-columns-spanned="5" table:number-rows-spanned="2">
            <text:p>677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K59]+1" office:value-type="float" office:value="678" table:number-columns-spanned="5" table:number-rows-spanned="2">
            <text:p>678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33"/>
          <table:table-cell table:style-name="ce35" table:number-columns-repeated="3"/>
          <table:table-cell table:style-name="ce38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H51]+20" office:value-type="float" office:value="681" table:number-columns-spanned="5" table:number-rows-spanned="2">
            <text:p>681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H67]+1" office:value-type="float" office:value="682" table:number-columns-spanned="5" table:number-rows-spanned="2">
            <text:p>68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R67]+1" office:value-type="float" office:value="683" table:number-columns-spanned="5" table:number-rows-spanned="2">
            <text:p>68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B67]+1" office:value-type="float" office:value="684" table:number-columns-spanned="5" table:number-rows-spanned="2">
            <text:p>684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L67]+1" office:value-type="float" office:value="685" table:number-columns-spanned="5" table:number-rows-spanned="2">
            <text:p>685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V67]+1" office:value-type="float" office:value="686" table:number-columns-spanned="5" table:number-rows-spanned="2">
            <text:p>686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F67]+1" office:value-type="float" office:value="687" table:number-columns-spanned="5" table:number-rows-spanned="2">
            <text:p>687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P67]+1" office:value-type="float" office:value="688" table:number-columns-spanned="5" table:number-rows-spanned="2">
            <text:p>68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7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 table:number-rows-repeated="4">
          <table:table-cell table:number-columns-repeated="7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67]+10" office:value-type="float" office:value="691" table:number-columns-spanned="5" table:number-rows-spanned="2">
            <text:p>691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C75]+1" office:value-type="float" office:value="692" table:number-columns-spanned="5" table:number-rows-spanned="2">
            <text:p>692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M75]+1" office:value-type="float" office:value="693" table:number-columns-spanned="5" table:number-rows-spanned="2">
            <text:p>693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W75]+1" office:value-type="float" office:value="694" table:number-columns-spanned="5" table:number-rows-spanned="2">
            <text:p>694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G75]+1" office:value-type="float" office:value="695" table:number-columns-spanned="5" table:number-rows-spanned="2">
            <text:p>695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AQ75]+1" office:value-type="float" office:value="696" table:number-columns-spanned="5" table:number-rows-spanned="2">
            <text:p>696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A75]+1" office:value-type="float" office:value="697" table:number-columns-spanned="5" table:number-rows-spanned="2">
            <text:p>697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3" table:formula="of:=[.BK75]+1" office:value-type="float" office:value="698" table:number-columns-spanned="5" table:number-rows-spanned="2">
            <text:p>698</text:p>
          </table:table-cell>
          <table:covered-table-cell table:number-columns-repeated="4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covered-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2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5"/>
          <table:table-cell table:style-name="ce30" table:number-columns-repeated="2"/>
          <table:table-cell table:style-name="ce29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5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number-columns-repeated="947"/>
        </table:table-row>
        <table:table-row table:style-name="ro1">
          <table:table-cell table:number-columns-repeated="2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5"/>
          <table:table-cell table:style-name="ce29"/>
          <table:table-cell table:style-name="ce30" table:number-columns-repeated="3"/>
          <table:table-cell table:style-name="ce29"/>
          <table:table-cell table:number-columns-repeated="94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1" table:print="false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float" office:value="701" table:number-columns-spanned="5" table:number-rows-spanned="2">
            <text:p>701</text:p>
          </table:table-cell>
          <table:covered-table-cell table:number-columns-repeated="4"/>
          <table:table-cell table:number-columns-repeated="5"/>
          <table:table-cell table:style-name="ce3" table:formula="of:=[.H3]+1" office:value-type="float" office:value="702" table:number-columns-spanned="5" table:number-rows-spanned="2">
            <text:p>702</text:p>
          </table:table-cell>
          <table:covered-table-cell table:number-columns-repeated="4"/>
          <table:table-cell table:number-columns-repeated="5"/>
          <table:table-cell table:style-name="ce3" table:formula="of:=[.R3]+1" office:value-type="float" office:value="703" table:number-columns-spanned="5" table:number-rows-spanned="2">
            <text:p>703</text:p>
          </table:table-cell>
          <table:covered-table-cell table:number-columns-repeated="4"/>
          <table:table-cell table:number-columns-repeated="5"/>
          <table:table-cell table:style-name="ce3" table:formula="of:=[.AB3]+1" office:value-type="float" office:value="704" table:number-columns-spanned="5" table:number-rows-spanned="2">
            <text:p>704</text:p>
          </table:table-cell>
          <table:covered-table-cell table:number-columns-repeated="4"/>
          <table:table-cell table:number-columns-repeated="5"/>
          <table:table-cell table:style-name="ce3" table:formula="of:=[.AL3]+1" office:value-type="float" office:value="705" table:number-columns-spanned="5" table:number-rows-spanned="2">
            <text:p>705</text:p>
          </table:table-cell>
          <table:covered-table-cell table:number-columns-repeated="4"/>
          <table:table-cell table:number-columns-repeated="5"/>
          <table:table-cell table:style-name="ce3" table:formula="of:=[.AV3]+1" office:value-type="float" office:value="706" table:number-columns-spanned="5" table:number-rows-spanned="2">
            <text:p>706</text:p>
          </table:table-cell>
          <table:covered-table-cell table:number-columns-repeated="4"/>
          <table:table-cell table:number-columns-repeated="5"/>
          <table:table-cell table:style-name="ce3" table:formula="of:=[.BF3]+1" office:value-type="float" office:value="707" table:number-columns-spanned="5" table:number-rows-spanned="2">
            <text:p>707</text:p>
          </table:table-cell>
          <table:covered-table-cell table:number-columns-repeated="4"/>
          <table:table-cell table:number-columns-repeated="5"/>
          <table:table-cell table:style-name="ce3" table:formula="of:=[.BP3]+1" office:value-type="float" office:value="708" table:number-columns-spanned="5" table:number-rows-spanned="2">
            <text:p>70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1">
          <table:table-cell table:number-columns-repeated="3"/>
          <table:table-cell table:style-name="ce19" office:value-type="float" office:value="7" table:number-columns-spanned="3" table:number-rows-spanned="5">
            <text:p>7</text:p>
          </table:table-cell>
          <table:covered-table-cell table:number-columns-repeated="2"/>
          <table:table-cell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2"/>
        </table:table-row>
        <table:table-row table:style-name="ro1">
          <table:table-cell table:number-columns-repeated="3"/>
          <table:covered-table-cell table:number-columns-repeated="3"/>
          <table:table-cell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2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]+10" office:value-type="float" office:value="711" table:number-columns-spanned="5" table:number-rows-spanned="2">
            <text:p>71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C11]+1" office:value-type="float" office:value="712" table:number-columns-spanned="5" table:number-rows-spanned="2">
            <text:p>71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M11]+1" office:value-type="float" office:value="713" table:number-columns-spanned="5" table:number-rows-spanned="2">
            <text:p>71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W11]+1" office:value-type="float" office:value="714" table:number-columns-spanned="5" table:number-rows-spanned="2">
            <text:p>714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G11]+1" office:value-type="float" office:value="715" table:number-columns-spanned="5" table:number-rows-spanned="2">
            <text:p>71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Q11]+1" office:value-type="float" office:value="716" table:number-columns-spanned="5" table:number-rows-spanned="2">
            <text:p>716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A11]+1" office:value-type="float" office:value="717" table:number-columns-spanned="5" table:number-rows-spanned="2">
            <text:p>717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K11]+1" office:value-type="float" office:value="718" table:number-columns-spanned="5" table:number-rows-spanned="2">
            <text:p>718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7"/>
        </table:table-row>
        <table:table-row table:style-name="ro1" table:number-rows-repeated="2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7"/>
        </table:table-row>
        <table:table-row table:style-name="ro1" table:number-rows-repeated="2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ce6" table:number-columns-repeated="2"/>
          <table:table-cell table:number-columns-repeated="3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3]+20" office:value-type="float" office:value="721" table:number-columns-spanned="5" table:number-rows-spanned="2">
            <text:p>72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19]+1" office:value-type="float" office:value="722" table:number-columns-spanned="5" table:number-rows-spanned="2">
            <text:p>72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R19]+1" office:value-type="float" office:value="723" table:number-columns-spanned="5" table:number-rows-spanned="2">
            <text:p>72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B19]+1" office:value-type="float" office:value="724" table:number-columns-spanned="5" table:number-rows-spanned="2">
            <text:p>724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L19]+1" office:value-type="float" office:value="725" table:number-columns-spanned="5" table:number-rows-spanned="2">
            <text:p>72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V19]+1" office:value-type="float" office:value="726" table:number-columns-spanned="5" table:number-rows-spanned="2">
            <text:p>726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F19]+1" office:value-type="float" office:value="727" table:number-columns-spanned="5" table:number-rows-spanned="2">
            <text:p>727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P19]+1" office:value-type="float" office:value="728" table:number-columns-spanned="5" table:number-rows-spanned="2">
            <text:p>72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2"/>
        </table:table-row>
        <table:table-row table:style-name="ro1">
          <table:table-cell table:number-columns-repeated="2"/>
          <table:table-cell table:style-name="ce6"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2"/>
        </table:table-row>
        <table:table-row table:style-name="ro1" table:number-rows-repeated="4">
          <table:table-cell table:number-columns-repeated="4"/>
          <table:table-cell table:style-name="ce6" table:number-columns-repeated="3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19]+10" office:value-type="float" office:value="731" table:number-columns-spanned="5" table:number-rows-spanned="2">
            <text:p>73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C27]+1" office:value-type="float" office:value="732" table:number-columns-spanned="5" table:number-rows-spanned="2">
            <text:p>73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M27]+1" office:value-type="float" office:value="733" table:number-columns-spanned="5" table:number-rows-spanned="2">
            <text:p>73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W27]+1" office:value-type="float" office:value="734" table:number-columns-spanned="5" table:number-rows-spanned="2">
            <text:p>734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G27]+1" office:value-type="float" office:value="735" table:number-columns-spanned="5" table:number-rows-spanned="2">
            <text:p>73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Q27]+1" office:value-type="float" office:value="736" table:number-columns-spanned="5" table:number-rows-spanned="2">
            <text:p>736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A27]+1" office:value-type="float" office:value="737" table:number-columns-spanned="5" table:number-rows-spanned="2">
            <text:p>737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K27]+1" office:value-type="float" office:value="738" table:number-columns-spanned="5" table:number-rows-spanned="2">
            <text:p>738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7"/>
        </table:table-row>
        <table:table-row table:style-name="ro1" table:number-rows-repeated="2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7"/>
        </table:table-row>
        <table:table-row table:style-name="ro1" table:number-rows-repeated="2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ce6" table:number-columns-repeated="2"/>
          <table:table-cell table:number-columns-repeated="3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19]+20" office:value-type="float" office:value="741" table:number-columns-spanned="5" table:number-rows-spanned="2">
            <text:p>74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35]+1" office:value-type="float" office:value="742" table:number-columns-spanned="5" table:number-rows-spanned="2">
            <text:p>74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R35]+1" office:value-type="float" office:value="743" table:number-columns-spanned="5" table:number-rows-spanned="2">
            <text:p>74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B35]+1" office:value-type="float" office:value="744" table:number-columns-spanned="5" table:number-rows-spanned="2">
            <text:p>744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L35]+1" office:value-type="float" office:value="745" table:number-columns-spanned="5" table:number-rows-spanned="2">
            <text:p>745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V35]+1" office:value-type="float" office:value="746" table:number-columns-spanned="5" table:number-rows-spanned="2">
            <text:p>746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F35]+1" office:value-type="float" office:value="747" table:number-columns-spanned="5" table:number-rows-spanned="2">
            <text:p>747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P35]+1" office:value-type="float" office:value="748" table:number-columns-spanned="5" table:number-rows-spanned="2">
            <text:p>74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2"/>
        </table:table-row>
        <table:table-row table:style-name="ro1">
          <table:table-cell table:number-columns-repeated="7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2"/>
        </table:table-row>
        <table:table-row table:style-name="ro1" table:number-rows-repeated="4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35]+10" office:value-type="float" office:value="751" table:number-columns-spanned="5" table:number-rows-spanned="2">
            <text:p>75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C43]+1" office:value-type="float" office:value="752" table:number-columns-spanned="5" table:number-rows-spanned="2">
            <text:p>75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M43]+1" office:value-type="float" office:value="753" table:number-columns-spanned="5" table:number-rows-spanned="2">
            <text:p>75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W43]+1" office:value-type="float" office:value="754" table:number-columns-spanned="5" table:number-rows-spanned="2">
            <text:p>754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G43]+1" office:value-type="float" office:value="755" table:number-columns-spanned="5" table:number-rows-spanned="2">
            <text:p>755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Q43]+1" office:value-type="float" office:value="756" table:number-columns-spanned="5" table:number-rows-spanned="2">
            <text:p>756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A43]+1" office:value-type="float" office:value="757" table:number-columns-spanned="5" table:number-rows-spanned="2">
            <text:p>757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K43]+1" office:value-type="float" office:value="758" table:number-columns-spanned="5" table:number-rows-spanned="2">
            <text:p>758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35]+20" office:value-type="float" office:value="761" table:number-columns-spanned="5" table:number-rows-spanned="2">
            <text:p>76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51]+1" office:value-type="float" office:value="762" table:number-columns-spanned="5" table:number-rows-spanned="2">
            <text:p>76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R51]+1" office:value-type="float" office:value="763" table:number-columns-spanned="5" table:number-rows-spanned="2">
            <text:p>76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B51]+1" office:value-type="float" office:value="764" table:number-columns-spanned="5" table:number-rows-spanned="2">
            <text:p>764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L51]+1" office:value-type="float" office:value="765" table:number-columns-spanned="5" table:number-rows-spanned="2">
            <text:p>765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V51]+1" office:value-type="float" office:value="766" table:number-columns-spanned="5" table:number-rows-spanned="2">
            <text:p>766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BF51]+1" office:value-type="float" office:value="767" table:number-columns-spanned="5" table:number-rows-spanned="2">
            <text:p>767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P51]+1" office:value-type="float" office:value="768" table:number-columns-spanned="5" table:number-rows-spanned="2">
            <text:p>76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4"/>
          <table:table-cell table:style-name="ce45" table:number-columns-repeated="3"/>
          <table:table-cell table:style-name="ce44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6" office:value-type="string">
            <text:p>A</text:p>
          </table:table-cell>
          <table:table-cell table:style-name="ce49" table:number-columns-repeated="3"/>
          <table:table-cell table:style-name="ce52"/>
          <table:table-cell table:number-columns-repeated="942"/>
        </table:table-row>
        <table:table-row table:style-name="ro1">
          <table:table-cell table:number-columns-repeated="7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7"/>
          <table:table-cell table:style-name="ce42" office:value-type="string">
            <text:p>x</text:p>
          </table:table-cell>
          <table:table-cell table:style-name="ce43"/>
          <table:table-cell table:style-name="ce42"/>
          <table:table-cell table:style-name="ce53"/>
          <table:table-cell table:number-columns-repeated="942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7" table:formula="of:=['6'.BU47]+1" office:value-type="float" office:value="19">
            <text:p>19</text:p>
          </table:table-cell>
          <table:table-cell table:style-name="ce43"/>
          <table:table-cell table:style-name="ce42" office:value-type="string">
            <text:p>x</text:p>
          </table:table-cell>
          <table:table-cell table:style-name="ce43"/>
          <table:table-cell table:style-name="ce53"/>
          <table:table-cell table:number-columns-repeated="942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7"/>
          <table:table-cell table:style-name="ce43"/>
          <table:table-cell table:style-name="ce42" office:value-type="string">
            <text:p>x</text:p>
          </table:table-cell>
          <table:table-cell table:style-name="ce43"/>
          <table:table-cell table:style-name="ce53"/>
          <table:table-cell table:number-columns-repeated="942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7"/>
          <table:table-cell table:style-name="ce43"/>
          <table:table-cell table:style-name="ce42" office:value-type="string">
            <text:p>x</text:p>
          </table:table-cell>
          <table:table-cell table:style-name="ce43"/>
          <table:table-cell table:style-name="ce53"/>
          <table:table-cell table:number-columns-repeated="942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5"/>
          <table:table-cell table:style-name="ce43"/>
          <table:table-cell table:style-name="ce42"/>
          <table:table-cell table:style-name="ce43"/>
          <table:table-cell table:style-name="ce45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7"/>
          <table:table-cell table:style-name="ce43"/>
          <table:table-cell table:style-name="ce42" office:value-type="string">
            <text:p>x</text:p>
          </table:table-cell>
          <table:table-cell table:style-name="ce43"/>
          <table:table-cell table:style-name="ce53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51]+10" office:value-type="float" office:value="771" table:number-columns-spanned="5" table:number-rows-spanned="2">
            <text:p>77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C59]+1" office:value-type="float" office:value="772" table:number-columns-spanned="5" table:number-rows-spanned="2">
            <text:p>77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M59]+1" office:value-type="float" office:value="773" table:number-columns-spanned="5" table:number-rows-spanned="2">
            <text:p>77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W59]+1" office:value-type="float" office:value="774" table:number-columns-spanned="5" table:number-rows-spanned="2">
            <text:p>774</text:p>
          </table:table-cell>
          <table:covered-table-cell table:number-columns-repeated="4"/>
          <table:table-cell table:style-name="ce45"/>
          <table:table-cell table:style-name="ce42"/>
          <table:table-cell table:style-name="ce43"/>
          <table:table-cell table:style-name="ce42"/>
          <table:table-cell table:style-name="ce45"/>
          <table:table-cell table:style-name="ce3" table:formula="of:=[.AG59]+1" office:value-type="float" office:value="775" table:number-columns-spanned="5" table:number-rows-spanned="2">
            <text:p>77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Q59]+1" office:value-type="float" office:value="776" table:number-columns-spanned="5" table:number-rows-spanned="2">
            <text:p>776</text:p>
          </table:table-cell>
          <table:covered-table-cell table:number-columns-repeated="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3" table:formula="of:=[.BA59]+1" office:value-type="float" office:value="777" table:number-columns-spanned="5" table:number-rows-spanned="2">
            <text:p>777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K59]+1" office:value-type="float" office:value="778" table:number-columns-spanned="5" table:number-rows-spanned="2">
            <text:p>778</text:p>
          </table:table-cell>
          <table:covered-table-cell table:number-columns-repeated="4"/>
          <table:table-cell table:style-name="ce47"/>
          <table:table-cell table:style-name="ce42"/>
          <table:table-cell table:style-name="ce51" office:value-type="string">
            <text:p>4 wells</text:p>
          </table:table-cell>
          <table:table-cell table:style-name="ce42"/>
          <table:table-cell table:style-name="ce53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4"/>
          <table:table-cell table:style-name="ce45" table:number-columns-repeated="3"/>
          <table:table-cell table:style-name="ce44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8"/>
          <table:table-cell table:style-name="ce50" table:number-columns-repeated="3"/>
          <table:table-cell table:style-name="ce5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51]+20" office:value-type="float" office:value="781" table:number-columns-spanned="5" table:number-rows-spanned="2">
            <text:p>78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H67]+1" office:value-type="float" office:value="782" table:number-columns-spanned="5" table:number-rows-spanned="2">
            <text:p>78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R67]+1" office:value-type="float" office:value="783" table:number-columns-spanned="5" table:number-rows-spanned="2">
            <text:p>78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B67]+1" office:value-type="float" office:value="784" table:number-columns-spanned="5" table:number-rows-spanned="2">
            <text:p>784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L67]+1" office:value-type="float" office:value="785" table:number-columns-spanned="5" table:number-rows-spanned="2">
            <text:p>78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V67]+1" office:value-type="float" office:value="786" table:number-columns-spanned="5" table:number-rows-spanned="2">
            <text:p>786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F67]+1" office:value-type="float" office:value="787" table:number-columns-spanned="5" table:number-rows-spanned="2">
            <text:p>787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P67]+1" office:value-type="float" office:value="788" table:number-columns-spanned="5" table:number-rows-spanned="2">
            <text:p>788</text:p>
          </table:table-cell>
          <table:covered-table-cell table:number-columns-repeated="4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number-columns-repeated="942"/>
        </table:table-row>
        <table:table-row table:style-name="ro1">
          <table:table-cell table:number-columns-repeated="7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2"/>
        </table:table-row>
        <table:table-row table:style-name="ro1">
          <table:table-cell table:number-columns-repeated="7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2"/>
        </table:table-row>
        <table:table-row table:style-name="ro1" table:number-rows-repeated="4">
          <table:table-cell table:number-columns-repeated="7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2"/>
        </table:table-row>
        <table:table-row table:style-name="ro1">
          <table:table-cell table:number-columns-repeated="2"/>
          <table:table-cell table:style-name="ce3" table:formula="of:=[.H67]+10" office:value-type="float" office:value="791" table:number-columns-spanned="5" table:number-rows-spanned="2">
            <text:p>791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C75]+1" office:value-type="float" office:value="792" table:number-columns-spanned="5" table:number-rows-spanned="2">
            <text:p>792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M75]+1" office:value-type="float" office:value="793" table:number-columns-spanned="5" table:number-rows-spanned="2">
            <text:p>793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W75]+1" office:value-type="float" office:value="794" table:number-columns-spanned="5" table:number-rows-spanned="2">
            <text:p>794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G75]+1" office:value-type="float" office:value="795" table:number-columns-spanned="5" table:number-rows-spanned="2">
            <text:p>795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AQ75]+1" office:value-type="float" office:value="796" table:number-columns-spanned="5" table:number-rows-spanned="2">
            <text:p>796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A75]+1" office:value-type="float" office:value="797" table:number-columns-spanned="5" table:number-rows-spanned="2">
            <text:p>797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3" table:formula="of:=[.BK75]+1" office:value-type="float" office:value="798" table:number-columns-spanned="5" table:number-rows-spanned="2">
            <text:p>798</text:p>
          </table:table-cell>
          <table:covered-table-cell table:number-columns-repeated="4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2"/>
        </table:table-row>
        <table:table-row table:style-name="ro1">
          <table:table-cell table:number-columns-repeated="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covered-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2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7"/>
        </table:table-row>
        <table:table-row table:style-name="ro1" table:number-rows-repeated="4">
          <table:table-cell table:number-columns-repeated="2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5"/>
          <table:table-cell table:style-name="ce43" table:number-columns-repeated="2"/>
          <table:table-cell table:style-name="ce42"/>
          <table:table-cell table:style-name="ce43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5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947"/>
        </table:table-row>
        <table:table-row table:style-name="ro1">
          <table:table-cell table:number-columns-repeated="2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5"/>
          <table:table-cell table:style-name="ce42"/>
          <table:table-cell table:style-name="ce43" table:number-columns-repeated="3"/>
          <table:table-cell table:style-name="ce42"/>
          <table:table-cell table:number-columns-repeated="94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ce55"/>
        <table:table-row table:style-name="ro2">
          <table:table-cell office:value-type="float" office:value="448">
            <text:p>448</text:p>
          </table:table-cell>
          <table:table-cell table:number-columns-repeated="1023"/>
        </table:table-row>
        <table:table-row table:style-name="ro2">
          <table:table-cell office:value-type="float" office:value="458">
            <text:p>458</text:p>
          </table:table-cell>
          <table:table-cell table:number-columns-repeated="1023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438">
            <text:p>43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28">
            <text:p>42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18">
            <text:p>41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27">
            <text:p>427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37">
            <text:p>437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26">
            <text:p>426</text:p>
          </table:table-cell>
          <table:table-cell office:value-type="float" office:value="416">
            <text:p>416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office:value-type="float" office:value="525">
            <text:p>525</text:p>
          </table:table-cell>
          <table:table-cell office:value-type="float" office:value="636">
            <text:p>636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float" office:value="436">
            <text:p>436</text:p>
          </table:table-cell>
          <table:table-cell office:value-type="float" office:value="635">
            <text:p>635</text:p>
          </table:table-cell>
          <table:table-cell/>
          <table:table-cell office:value-type="float" office:value="425">
            <text:p>42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3"/>
          <table:table-cell office:value-type="float" office:value="415">
            <text:p>415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3"/>
          <table:table-cell office:value-type="float" office:value="524">
            <text:p>524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office:value-type="string">
            <text:p>644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>
            <text:p>655</text:p>
          </table:table-cell>
          <table:table-cell table:style-name="Default" office:value-type="string">
            <text:p>645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2"/>
          <table:table-cell table:style-name="Default" office:value-type="string">
            <text:p>664</text:p>
          </table:table-cell>
          <table:table-cell table:style-name="Default" table:number-columns-repeated="1021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446">
            <text:p>446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table:number-columns-repeated="1023"/>
        </table:table-row>
        <table:table-row table:style-name="ro2">
          <table:table-cell office:value-type="float" office:value="476">
            <text:p>476</text:p>
          </table:table-cell>
          <table:table-cell table:number-columns-repeated="1023"/>
        </table:table-row>
        <table:table-row table:style-name="ro2">
          <table:table-cell office:value-type="float" office:value="565">
            <text:p>565</text:p>
          </table:table-cell>
          <table:table-cell table:number-columns-repeated="1023"/>
        </table:table-row>
        <table:table-row table:style-name="ro2">
          <table:table-cell office:value-type="float" office:value="555">
            <text:p>555</text:p>
          </table:table-cell>
          <table:table-cell table:number-columns-repeated="1023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535">
            <text:p>535</text:p>
          </table:table-cell>
          <table:table-cell office:value-type="float" office:value="444">
            <text:p>444</text:p>
          </table:table-cell>
          <table:table-cell/>
          <table:table-cell office:value-type="float" office:value="524">
            <text:p>524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524">
            <text:p>52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float" office:value="415">
            <text:p>415</text:p>
          </table:table-cell>
          <table:table-cell table:number-columns-repeated="1022"/>
        </table:table-row>
        <table:table-row table:style-name="ro2" table:number-rows-repeated="10">
          <table:table-cell table:style-name="Default"/>
          <table:table-cell table:number-columns-repeated="1023"/>
        </table:table-row>
        <table:table-row table:style-name="ro2">
          <table:table-cell office:value-type="float" office:value="536">
            <text:p>536</text:p>
          </table:table-cell>
          <table:table-cell table:number-columns-repeated="1023"/>
        </table:table-row>
        <table:table-row table:style-name="ro2">
          <table:table-cell office:value-type="float" office:value="546">
            <text:p>546</text:p>
          </table:table-cell>
          <table:table-cell table:number-columns-repeated="1023"/>
        </table:table-row>
        <table:table-row table:style-name="ro2">
          <table:table-cell office:value-type="float" office:value="656">
            <text:p>656</text:p>
          </table:table-cell>
          <table:table-cell table:number-columns-repeated="1023"/>
        </table:table-row>
        <table:table-row table:style-name="ro2">
          <table:table-cell office:value-type="float" office:value="666">
            <text:p>666</text:p>
          </table:table-cell>
          <table:table-cell table:number-columns-repeated="1023"/>
        </table:table-row>
        <table:table-row table:style-name="ro2">
          <table:table-cell office:value-type="float" office:value="657">
            <text:p>657</text:p>
          </table:table-cell>
          <table:table-cell table:number-columns-repeated="1023"/>
        </table:table-row>
        <table:table-row table:style-name="ro2">
          <table:table-cell office:value-type="float" office:value="646">
            <text:p>646</text:p>
          </table:table-cell>
          <table:table-cell table:number-columns-repeated="1023"/>
        </table:table-row>
        <table:table-row table:style-name="ro2">
          <table:table-cell office:value-type="float" office:value="637">
            <text:p>637</text:p>
          </table:table-cell>
          <table:table-cell table:number-columns-repeated="1023"/>
        </table:table-row>
        <table:table-row table:style-name="ro2">
          <table:table-cell office:value-type="float" office:value="647">
            <text:p>647</text:p>
          </table:table-cell>
          <table:table-cell table:number-columns-repeated="1023"/>
        </table:table-row>
        <table:table-row table:style-name="ro2">
          <table:table-cell office:value-type="float" office:value="638">
            <text:p>638</text:p>
          </table:table-cell>
          <table:table-cell table:number-columns-repeated="1023"/>
        </table:table-row>
        <table:table-row table:style-name="ro2">
          <table:table-cell office:value-type="float" office:value="628">
            <text:p>628</text:p>
          </table:table-cell>
          <table:table-cell table:number-columns-repeated="1023"/>
        </table:table-row>
        <table:table-row table:style-name="ro2">
          <table:table-cell office:value-type="float" office:value="618">
            <text:p>618</text:p>
          </table:table-cell>
          <table:table-cell table:number-columns-repeated="1023"/>
        </table:table-row>
        <table:table-row table:style-name="ro2">
          <table:table-cell office:value-type="float" office:value="527">
            <text:p>527</text:p>
          </table:table-cell>
          <table:table-cell table:number-columns-repeated="1023"/>
        </table:table-row>
        <table:table-row table:style-name="ro2">
          <table:table-cell office:value-type="float" office:value="538">
            <text:p>538</text:p>
          </table:table-cell>
          <table:table-cell table:number-columns-repeated="1023"/>
        </table:table-row>
        <table:table-row table:style-name="ro2">
          <table:table-cell office:value-type="float" office:value="648">
            <text:p>648</text:p>
          </table:table-cell>
          <table:table-cell table:number-columns-repeated="1023"/>
        </table:table-row>
        <table:table-row table:style-name="ro2">
          <table:table-cell office:value-type="float" office:value="558">
            <text:p>558</text:p>
          </table:table-cell>
          <table:table-cell table:number-columns-repeated="1023"/>
        </table:table-row>
        <table:table-row table:style-name="ro2">
          <table:table-cell office:value-type="float" office:value="467">
            <text:p>467</text:p>
          </table:table-cell>
          <table:table-cell table:number-columns-repeated="1023"/>
        </table:table-row>
        <table:table-row table:style-name="ro2">
          <table:table-cell office:value-type="float" office:value="557">
            <text:p>557</text:p>
          </table:table-cell>
          <table:table-cell table:number-columns-repeated="1023"/>
        </table:table-row>
        <table:table-row table:style-name="ro2">
          <table:table-cell office:value-type="float" office:value="566">
            <text:p>566</text:p>
          </table:table-cell>
          <table:table-cell table:number-columns-repeated="1023"/>
        </table:table-row>
        <table:table-row table:style-name="ro2">
          <table:table-cell office:value-type="float" office:value="456">
            <text:p>456</text:p>
          </table:table-cell>
          <table:table-cell table:number-columns-repeated="1023"/>
        </table:table-row>
        <table:table-row table:style-name="ro2">
          <table:table-cell office:value-type="float" office:value="445">
            <text:p>445</text:p>
          </table:table-cell>
          <table:table-cell table:number-columns-repeated="1023"/>
        </table:table-row>
        <table:table-row table:style-name="ro2">
          <table:table-cell office:value-type="float" office:value="455">
            <text:p>455</text:p>
          </table:table-cell>
          <table:table-cell table:number-columns-repeated="1023"/>
        </table:table-row>
        <table:table-row table:style-name="ro2">
          <table:table-cell office:value-type="float" office:value="564">
            <text:p>564</text:p>
          </table:table-cell>
          <table:table-cell table:number-columns-repeated="1023"/>
        </table:table-row>
        <table:table-row table:style-name="ro2">
          <table:table-cell office:value-type="float" office:value="554">
            <text:p>554</text:p>
          </table:table-cell>
          <table:table-cell table:number-columns-repeated="1023"/>
        </table:table-row>
        <table:table-row table:style-name="ro2">
          <table:table-cell office:value-type="float" office:value="563">
            <text:p>563</text:p>
          </table:table-cell>
          <table:table-cell table:number-columns-repeated="1023"/>
        </table:table-row>
        <table:table-row table:style-name="ro2">
          <table:table-cell office:value-type="float" office:value="553">
            <text:p>553</text:p>
          </table:table-cell>
          <table:table-cell table:number-columns-repeated="1023"/>
        </table:table-row>
        <table:table-row table:style-name="ro2">
          <table:table-cell office:value-type="float" office:value="443">
            <text:p>443</text:p>
          </table:table-cell>
          <table:table-cell table:number-columns-repeated="1023"/>
        </table:table-row>
        <table:table-row table:style-name="ro2">
          <table:table-cell office:value-type="float" office:value="433">
            <text:p>433</text:p>
          </table:table-cell>
          <table:table-cell table:number-columns-repeated="1023"/>
        </table:table-row>
        <table:table-row table:style-name="ro2">
          <table:table-cell office:value-type="float" office:value="442">
            <text:p>442</text:p>
          </table:table-cell>
          <table:table-cell table:number-columns-repeated="1023"/>
        </table:table-row>
        <table:table-row table:style-name="ro2">
          <table:table-cell office:value-type="float" office:value="552">
            <text:p>552</text:p>
          </table:table-cell>
          <table:table-cell table:number-columns-repeated="1023"/>
        </table:table-row>
        <table:table-row table:style-name="ro2">
          <table:table-cell office:value-type="float" office:value="461">
            <text:p>461</text:p>
          </table:table-cell>
          <table:table-cell table:number-columns-repeated="102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_2" table:style-name="ta2" table:print="false"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number-columns-repeated="1000" table:default-cell-style-name="ce55"/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68" office:value-type="string">
            <text:p>Entr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4" office:value-type="float" office:value="448">
            <text:p>448</text:p>
          </table:table-cell>
          <table:table-cell table:style-name="Default"/>
          <table:table-cell table:style-name="ce67" office:value-type="float" office:value="438">
            <text:p>438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28</text:p>
          </table:table-cell>
          <table:table-cell table:style-name="Default" office:value-type="string">
            <text:p>--</text:p>
          </table:table-cell>
          <table:table-cell table:style-name="ce67" office:value-type="float" office:value="418">
            <text:p>418</text:p>
          </table:table-cell>
          <table:table-cell office:value-type="string">
            <text:p>--</text:p>
          </table:table-cell>
          <table:table-cell table:style-name="ce67" office:value-type="float" office:value="427">
            <text:p>427</text:p>
          </table:table-cell>
          <table:table-cell office:value-type="string">
            <text:p>--</text:p>
          </table:table-cell>
          <table:table-cell table:style-name="ce67" office:value-type="float" office:value="517">
            <text:p>51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office:value-type="string">
            <text:p><text:s text:c="2"/>&gt;&gt;leg bone</text:p>
          </table:table-cell>
          <table:table-cell/>
          <table:table-cell office:value-type="string">
            <text:p>|</text:p>
          </table:table-cell>
          <table:table-cell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|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4" office:value-type="float" office:value="568">
            <text:p>568</text:p>
          </table:table-cell>
          <table:table-cell office:value-type="string">
            <text:p>--</text:p>
          </table:table-cell>
          <table:table-cell table:style-name="ce67" office:value-type="float" office:value="458">
            <text:p>458</text:p>
          </table:table-cell>
          <table:table-cell office:value-type="string">
            <text:p>--</text:p>
          </table:table-cell>
          <table:table-cell table:style-name="ce67" office:value-type="float" office:value="447">
            <text:p>447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71" office:value-type="string">
            <text:p>437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ce67" office:value-type="float" office:value="457">
            <text:p>457</text:p>
          </table:table-cell>
          <table:table-cell office:value-type="string">
            <text:p>--</text:p>
          </table:table-cell>
          <table:table-cell table:style-name="ce67" office:value-type="float" office:value="446">
            <text:p>446</text:p>
          </table:table-cell>
          <table:table-cell office:value-type="string">
            <text:p>--</text:p>
          </table:table-cell>
          <table:table-cell table:style-name="ce71" office:value-type="string">
            <text:p>436</text:p>
          </table:table-cell>
          <table:table-cell table:style-name="Default" office:value-type="string">
            <text:p>--</text:p>
          </table:table-cell>
          <table:table-cell table:style-name="ce67" office:value-type="float" office:value="426">
            <text:p>426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17</text:p>
          </table:table-cell>
          <table:table-cell table:style-name="Default" office:value-type="string">
            <text:p>--</text:p>
          </table:table-cell>
          <table:table-cell table:style-name="ce67" office:value-type="float" office:value="506">
            <text:p>506</text:p>
          </table:table-cell>
          <table:table-cell office:value-type="string">
            <text:p>--</text:p>
          </table:table-cell>
          <table:table-cell table:style-name="ce67" office:value-type="float" office:value="616">
            <text:p>616</text:p>
          </table:table-cell>
          <table:table-cell office:value-type="string">
            <text:p>--</text:p>
          </table:table-cell>
          <table:table-cell table:style-name="ce64" office:value-type="float" office:value="705">
            <text:p>705</text:p>
          </table:table-cell>
          <table:table-cell table:style-name="ce65" office:value-type="string">
            <text:p><text:s text:c="2"/>&gt;&gt;leg bone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ce71" office:value-type="string">
            <text:p>425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2"/>
          <table:table-cell table:style-name="ce72" office:value-type="string">
            <text:p>Bloskelt</text:p>
          </table:table-cell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ce65" office:value-type="string">
            <text:p>Roskelt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ce73" office:value-type="string">
            <text:p>415</text:p>
          </table:table-cell>
          <table:table-cell/>
          <table:table-cell table:style-name="ce64" office:value-type="float" office:value="416">
            <text:p>416</text:p>
          </table:table-cell>
          <table:table-cell table:style-name="Default" office:value-type="string">
            <text:p>--</text:p>
          </table:table-cell>
          <table:table-cell table:style-name="ce67" office:value-type="float" office:value="525">
            <text:p>525</text:p>
          </table:table-cell>
          <table:table-cell office:value-type="string">
            <text:p>--</text:p>
          </table:table-cell>
          <table:table-cell table:style-name="ce67" office:value-type="float" office:value="636">
            <text:p>636</text:p>
          </table:table-cell>
          <table:table-cell table:style-name="Default" office:value-type="string">
            <text:p>--</text:p>
          </table:table-cell>
          <table:table-cell table:style-name="ce67" office:value-type="float" office:value="526">
            <text:p>526</text:p>
          </table:table-cell>
          <table:table-cell office:value-type="string">
            <text:p>--</text:p>
          </table:table-cell>
          <table:table-cell table:style-name="ce67" office:value-type="float" office:value="537">
            <text:p>537</text:p>
          </table:table-cell>
          <table:table-cell office:value-type="string">
            <text:p>--</text:p>
          </table:table-cell>
          <table:table-cell table:style-name="ce67" office:value-type="float" office:value="547">
            <text:p>547</text:p>
          </table:table-cell>
          <table:table-cell office:value-type="string">
            <text:p>--</text:p>
          </table:table-cell>
          <table:table-cell office:value-type="float" office:value="657">
            <text:p>657</text:p>
          </table:table-cell>
          <table:table-cell office:value-type="string">
            <text:p>--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7" office:value-type="float" office:value="635">
            <text:p>635</text:p>
          </table:table-cell>
          <table:table-cell/>
          <table:table-cell table:style-name="ce67" office:value-type="float" office:value="645">
            <text:p>645</text:p>
          </table:table-cell>
          <table:table-cell table:style-name="Default"/>
          <table:table-cell table:style-name="ce67" office:value-type="float" office:value="516">
            <text:p>516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number-columns-repeated="6"/>
          <table:table-cell table:style-name="ce67" office:value-type="float" office:value="466">
            <text:p>46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10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71" office:value-type="string">
            <text:p>644</text:p>
          </table:table-cell>
          <table:table-cell table:style-name="Default" office:value-type="string">
            <text:p>--</text:p>
          </table:table-cell>
          <table:table-cell table:style-name="ce67" office:value-type="float" office:value="655">
            <text:p>655</text:p>
          </table:table-cell>
          <table:table-cell table:style-name="Default" office:value-type="string">
            <text:p>--</text:p>
          </table:table-cell>
          <table:table-cell table:style-name="ce74" office:value-type="string">
            <text:p>664</text:p>
          </table:table-cell>
          <table:table-cell table:style-name="ce65" office:value-type="string">
            <text:p>Water <text:s/>&gt;&gt;tail bone</text:p>
          </table:table-cell>
          <table:table-cell table:style-name="Default" table:number-columns-repeated="7"/>
          <table:table-cell table:number-columns-repeated="997"/>
        </table:table-row>
        <table:table-row table:style-name="ro2">
          <table:table-cell table:number-columns-repeated="6"/>
          <table:table-cell table:style-name="ce67" office:value-type="float" office:value="476">
            <text:p>47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ce67" office:value-type="float" office:value="565">
            <text:p>565</text:p>
          </table:table-cell>
          <table:table-cell/>
          <table:table-cell table:style-name="Default"/>
          <table:table-cell/>
          <table:table-cell table:style-name="ce67" office:value-type="float" office:value="524">
            <text:p>524</text:p>
          </table:table-cell>
          <table:table-cell table:style-name="Default" office:value-type="string">
            <text:p>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5" office:value-type="string">
            <text:p>---+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67" office:value-type="float" office:value="555">
            <text:p>555</text:p>
          </table:table-cell>
          <table:table-cell table:style-name="Default" office:value-type="string">
            <text:p>--</text:p>
          </table:table-cell>
          <table:table-cell table:style-name="ce67" office:value-type="float" office:value="545">
            <text:p>545</text:p>
          </table:table-cell>
          <table:table-cell table:style-name="Default" office:value-type="string">
            <text:p>--</text:p>
          </table:table-cell>
          <table:table-cell table:style-name="ce67" office:value-type="float" office:value="535">
            <text:p>535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44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34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23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14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0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table:style-name="ce75"/>
          <table:table-cell table:style-name="Default"/>
          <table:table-cell table:style-name="Default" office:value-type="string">
            <text:p>|</text:p>
          </table:table-cell>
          <table:table-cell table:style-name="ce77"/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71" office:value-type="string">
            <text:p>536</text:p>
          </table:table-cell>
          <table:table-cell table:style-name="Default"/>
          <table:table-cell table:style-name="ce74" office:value-type="string">
            <text:p>535a</text:p>
          </table:table-cell>
          <table:table-cell table:style-name="Default" office:value-type="string">
            <text:p>-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3" office:value-type="string">
            <text:p>434b</text:p>
          </table:table-cell>
          <table:table-cell table:style-name="Default" table:number-columns-repeated="5"/>
          <table:table-cell table:style-name="ce71" office:value-type="string">
            <text:p>41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76" office:value-type="string">
            <text:p>Goldgräber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67" office:value-type="float" office:value="546">
            <text:p>546</text:p>
          </table:table-cell>
          <table:table-cell table:style-name="Default"/>
          <table:table-cell/>
          <table:table-cell table:style-name="Default" table:number-columns-repeated="9"/>
          <table:table-cell table:style-name="ce71" office:value-type="string">
            <text:p>402</text:p>
          </table:table-cell>
          <table:table-cell table:style-name="Default" table:number-columns-repeated="100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7" office:value-type="float" office:value="656">
            <text:p>656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ce74" office:value-type="string">
            <text:p>412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7" office:value-type="float" office:value="666">
            <text:p>666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7" office:value-type="float" office:value="657">
            <text:p>65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7" office:value-type="float" office:value="646">
            <text:p>64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7" office:value-type="float" office:value="637">
            <text:p>63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ce65" office:value-type="string">
            <text:p>4 wells <text:s/>&gt;&gt;skull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7" office:value-type="float" office:value="638">
            <text:p>638</text:p>
          </table:table-cell>
          <table:table-cell office:value-type="string">
            <text:p>--</text:p>
          </table:table-cell>
          <table:table-cell table:style-name="ce67" office:value-type="float" office:value="647">
            <text:p>647</text:p>
          </table:table-cell>
          <table:table-cell office:value-type="string">
            <text:p>--</text:p>
          </table:table-cell>
          <table:table-cell table:style-name="ce67" office:value-type="float" office:value="658">
            <text:p>658</text:p>
          </table:table-cell>
          <table:table-cell office:value-type="string">
            <text:p>--</text:p>
          </table:table-cell>
          <table:table-cell table:style-name="ce64" office:value-type="float" office:value="567">
            <text:p>56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628">
            <text:p>62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4" office:value-type="float" office:value="618">
            <text:p>61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527">
            <text:p>52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538">
            <text:p>53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648">
            <text:p>64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558">
            <text:p>55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467">
            <text:p>46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557">
            <text:p>55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566">
            <text:p>56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456">
            <text:p>45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7" office:value-type="float" office:value="424">
            <text:p>424</text:p>
          </table:table-cell>
          <table:table-cell office:value-type="string">
            <text:p>--</text:p>
          </table:table-cell>
          <table:table-cell table:style-name="ce67" office:value-type="float" office:value="435">
            <text:p>435</text:p>
          </table:table-cell>
          <table:table-cell office:value-type="string">
            <text:p>--</text:p>
          </table:table-cell>
          <table:table-cell table:style-name="ce67" office:value-type="float" office:value="445">
            <text:p>44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9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7" office:value-type="float" office:value="514">
            <text:p>514</text:p>
          </table:table-cell>
          <table:table-cell table:style-name="Default" table:number-columns-repeated="2"/>
          <table:table-cell/>
          <table:table-cell table:style-name="ce67" office:value-type="float" office:value="455">
            <text:p>455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7" office:value-type="float" office:value="523">
            <text:p>523</text:p>
          </table:table-cell>
          <table:table-cell table:style-name="Default" table:number-columns-repeated="2"/>
          <table:table-cell/>
          <table:table-cell table:style-name="ce67" office:value-type="float" office:value="564">
            <text:p>564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3" office:value-type="string">
            <text:p>Skeleton</text:p>
          </table:table-cell>
          <table:table-cell/>
          <table:table-cell table:style-name="ce67" office:value-type="float" office:value="534">
            <text:p>534</text:p>
          </table:table-cell>
          <table:table-cell table:style-name="Default" table:number-columns-repeated="2"/>
          <table:table-cell/>
          <table:table-cell table:style-name="ce67" office:value-type="float" office:value="554">
            <text:p>554</text:p>
          </table:table-cell>
          <table:table-cell table:style-name="Default" office:value-type="string">
            <text:p>---</text:p>
          </table:table-cell>
          <table:table-cell table:style-name="ce67" office:value-type="float" office:value="643">
            <text:p>643</text:p>
          </table:table-cell>
          <table:table-cell office:value-type="string">
            <text:p>--</text:p>
          </table:table-cell>
          <table:table-cell table:style-name="ce67" office:value-type="float" office:value="653">
            <text:p>653</text:p>
          </table:table-cell>
          <table:table-cell table:style-name="Default" table:number-columns-repeated="6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3" office:value-type="string">
            <text:p>Danc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5"/>
          <table:table-cell table:number-columns-repeated="9"/>
          <table:table-cell table:style-name="Default" table:number-columns-repeated="6"/>
          <table:table-cell table:number-columns-repeated="992"/>
        </table:table-row>
        <table:table-row table:style-name="ro2">
          <table:table-cell table:style-name="ce64" office:value-type="string">
            <text:p>543d</text:p>
          </table:table-cell>
          <table:table-cell office:value-type="string">
            <text:p>--</text:p>
          </table:table-cell>
          <table:table-cell table:style-name="ce67" office:value-type="float" office:value="543">
            <text:p>543</text:p>
          </table:table-cell>
          <table:table-cell table:style-name="ce65"/>
          <table:table-cell table:style-name="Default"/>
          <table:table-cell/>
          <table:table-cell table:style-name="ce67" office:value-type="float" office:value="563">
            <text:p>563</text:p>
          </table:table-cell>
          <table:table-cell table:style-name="Default"/>
          <table:table-cell table:style-name="ce67" office:value-type="float" office:value="633">
            <text:p>633</text:p>
          </table:table-cell>
          <table:table-cell office:value-type="string">
            <text:p>--</text:p>
          </table:table-cell>
          <table:table-cell table:style-name="ce67" office:value-type="float" office:value="642">
            <text:p>642</text:p>
          </table:table-cell>
          <table:table-cell office:value-type="string">
            <text:p>--</text:p>
          </table:table-cell>
          <table:table-cell table:style-name="ce71" office:value-type="string">
            <text:p>632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631</text:p>
          </table:table-cell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5" office:value-type="string">
            <text:p>&gt;&gt; leg bon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table:style-name="ce67" office:value-type="float" office:value="533">
            <text:p>533</text:p>
          </table:table-cell>
          <table:table-cell table:style-name="Default" table:number-columns-repeated="3"/>
          <table:table-cell table:style-name="ce67" office:value-type="float" office:value="553">
            <text:p>553</text:p>
          </table:table-cell>
          <table:table-cell office:value-type="string">
            <text:p>--</text:p>
          </table:table-cell>
          <table:table-cell table:style-name="ce71" office:value-type="string">
            <text:p>662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652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641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621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table:style-name="ce67" office:value-type="float" office:value="542">
            <text:p>542</text:p>
          </table:table-cell>
          <table:table-cell table:style-name="Default" table:number-columns-repeated="3"/>
          <table:table-cell table:style-name="ce67" office:value-type="float" office:value="443">
            <text:p>443</text:p>
          </table:table-cell>
          <table:table-cell table:style-name="Default" table:number-columns-repeated="3"/>
          <table:table-cell table:style-name="ce69" office:value-type="string">
            <text:p>661</text:p>
          </table:table-cell>
          <table:table-cell table:style-name="Default" table:number-columns-repeated="2"/>
          <table:table-cell/>
          <table:table-cell table:style-name="ce74" office:value-type="string">
            <text:p>611</text:p>
          </table:table-cell>
          <table:table-cell table:style-name="ce65" office:value-type="string">
            <text:p><text:s text:c="2"/>&gt;&gt;backbone</text:p>
          </table:table-cell>
          <table:table-cell table:style-name="Default" table:number-columns-repeated="9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6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7" office:value-type="float" office:value="532">
            <text:p>532</text:p>
          </table:table-cell>
          <table:table-cell table:style-name="Default" office:value-type="string">
            <text:p>--</text:p>
          </table:table-cell>
          <table:table-cell table:style-name="ce67" office:value-type="float" office:value="522">
            <text:p>522</text:p>
          </table:table-cell>
          <table:table-cell office:value-type="string">
            <text:p>--</text:p>
          </table:table-cell>
          <table:table-cell table:style-name="ce67" office:value-type="float" office:value="433">
            <text:p>433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style-name="Default"/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7" office:value-type="float" office:value="541">
            <text:p>541</text:p>
          </table:table-cell>
          <table:table-cell table:style-name="Default"/>
          <table:table-cell/>
          <table:table-cell table:style-name="Default"/>
          <table:table-cell table:style-name="ce67" office:value-type="float" office:value="442">
            <text:p>442</text:p>
          </table:table-cell>
          <table:table-cell table:number-columns-repeated="2"/>
          <table:table-cell table:style-name="Default" table:number-columns-repeated="16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2"/>
          <table:table-cell table:style-name="ce67" office:value-type="float" office:value="551">
            <text:p>551</text:p>
          </table:table-cell>
          <table:table-cell table:style-name="Default" office:value-type="string">
            <text:p>--</text:p>
          </table:table-cell>
          <table:table-cell table:style-name="ce69" office:value-type="string">
            <text:p>661</text:p>
          </table:table-cell>
          <table:table-cell/>
          <table:table-cell table:style-name="ce67" office:value-type="float" office:value="552">
            <text:p>55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7" office:value-type="float" office:value="461">
            <text:p>461</text:p>
          </table:table-cell>
          <table:table-cell office:value-type="string">
            <text:p>--</text:p>
          </table:table-cell>
          <table:table-cell table:style-name="ce67" office:value-type="float" office:value="572">
            <text:p>572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7" office:value-type="float" office:value="451">
            <text:p>451</text:p>
          </table:table-cell>
          <table:table-cell/>
          <table:table-cell table:style-name="ce67" office:value-type="float" office:value="562">
            <text:p>562</text:p>
          </table:table-cell>
          <table:table-cell table:style-name="Default" office:value-type="string">
            <text:p>--</text:p>
          </table:table-cell>
          <table:table-cell table:style-name="ce67" office:value-type="float" office:value="453">
            <text:p>453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63</text:p>
          </table:table-cell>
          <table:table-cell table:style-name="Default" office:value-type="string">
            <text:p>--</text:p>
          </table:table-cell>
          <table:table-cell table:style-name="ce71" office:value-type="string">
            <text:p>454</text:p>
          </table:table-cell>
          <table:table-cell table:style-name="Default" office:value-type="string">
            <text:p>--</text:p>
          </table:table-cell>
          <table:table-cell table:style-name="ce74" office:value-type="string">
            <text:p>464</text:p>
          </table:table-cell>
          <table:table-cell table:style-name="ce65" office:value-type="string">
            <text:p><text:s text:c="2"/>&gt;&gt;leg bone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6"/>
          <table:table-cell table:style-name="ce67" office:value-type="float" office:value="441">
            <text:p>441</text:p>
          </table:table-cell>
          <table:table-cell office:value-type="string">
            <text:p>--</text:p>
          </table:table-cell>
          <table:table-cell table:style-name="ce67" office:value-type="float" office:value="452">
            <text:p>452</text:p>
          </table:table-cell>
          <table:table-cell table:style-name="Default" table:number-columns-repeated="5"/>
          <table:table-cell table:style-name="ce71" office:value-type="string">
            <text:p>544</text:p>
          </table:table-cell>
          <table:table-cell table:number-columns-repeated="8"/>
          <table:table-cell table:style-name="Default"/>
          <table:table-cell table:number-columns-repeated="1000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Default" table:number-columns-repeated="6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7" office:value-type="float" office:value="531">
            <text:p>531</text:p>
          </table:table-cell>
          <table:table-cell table:number-columns-repeated="2"/>
          <table:table-cell table:style-name="Default" table:number-columns-repeated="5"/>
          <table:table-cell table:style-name="ce67" office:value-type="float" office:value="634">
            <text:p>634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4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7" office:value-type="float" office:value="521">
            <text:p>521</text:p>
          </table:table-cell>
          <table:table-cell table:style-name="Default" table:number-columns-repeated="7"/>
          <table:table-cell table:style-name="ce67" office:value-type="float" office:value="624">
            <text:p>624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71" office:value-type="string">
            <text:p>612</text:p>
          </table:table-cell>
          <table:table-cell table:style-name="Default" table:number-columns-repeated="7"/>
          <table:table-cell table:style-name="ce64" office:value-type="float" office:value="515">
            <text:p>515</text:p>
          </table:table-cell>
          <table:table-cell table:style-name="ce63" office:value-type="string">
            <text:p>Gate keepe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71" office:value-type="string">
            <text:p>622</text:p>
          </table:table-cell>
          <table:table-cell table:style-name="Default" table:number-columns-repeated="7"/>
          <table:table-cell table:style-name="ce67" office:value-type="float" office:value="625">
            <text:p>62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ce71" office:value-type="string">
            <text:p>533</text:p>
          </table:table-cell>
          <table:table-cell table:style-name="Default" table:number-columns-repeated="7"/>
          <table:table-cell table:style-name="ce67" office:value-type="float" office:value="616">
            <text:p>616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71" office:value-type="string">
            <text:p>623</text:p>
          </table:table-cell>
          <table:table-cell table:style-name="Default" table:number-columns-repeated="7"/>
          <table:table-cell table:style-name="ce67" office:value-type="float" office:value="626">
            <text:p>626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6"/>
          <table:table-cell table:style-name="ce71" office:value-type="string">
            <text:p>513</text:p>
          </table:table-cell>
          <table:table-cell table:style-name="Default" table:number-columns-repeated="7"/>
          <table:table-cell table:style-name="ce67" office:value-type="float" office:value="617">
            <text:p>617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ce63" office:value-type="string">
            <text:p>|</text:p>
          </table:table-cell>
          <table:table-cell table:style-name="Default" table:number-columns-repeated="6"/>
          <table:table-cell table:number-columns-repeated="1003"/>
        </table:table-row>
        <table:table-row table:style-name="ro2">
          <table:table-cell table:number-columns-repeated="6"/>
          <table:table-cell table:style-name="ce67" office:value-type="float" office:value="422">
            <text:p>422</text:p>
          </table:table-cell>
          <table:table-cell table:number-columns-repeated="7"/>
          <table:table-cell table:style-name="ce64" office:value-type="float" office:value="627">
            <text:p>627</text:p>
          </table:table-cell>
          <table:table-cell table:style-name="ce63" office:value-type="string">
            <text:p>Roundlings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7" office:value-type="float" office:value="432">
            <text:p>43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ce63" office:value-type="string">
            <text:p>Exit to BW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70" office:value-type="float" office:value="411">
            <text:p>411</text:p>
          </table:table-cell>
          <table:table-cell office:value-type="string">
            <text:p>--</text:p>
          </table:table-cell>
          <table:table-cell table:style-name="ce67" office:value-type="float" office:value="421">
            <text:p>421</text:p>
          </table:table-cell>
          <table:table-cell office:value-type="string">
            <text:p>--</text:p>
          </table:table-cell>
          <table:table-cell table:style-name="ce64" office:value-type="float" office:value="412">
            <text:p>412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+5" table:style-name="ta3">
        <table:table-column table:style-name="co5" table:number-columns-repeated="12" table:default-cell-style-name="ce78"/>
        <table:table-column table:style-name="co6" table:default-cell-style-name="ce78"/>
        <table:table-column table:style-name="co5" table:number-columns-repeated="2" table:default-cell-style-name="ce78"/>
        <table:table-column table:style-name="co7" table:default-cell-style-name="ce78"/>
        <table:table-column table:style-name="co5" table:number-columns-repeated="1008" table:default-cell-style-name="ce78"/>
        <table:table-row table:style-name="ro3">
          <table:table-cell>
            <draw:connector table:end-cell-address="'4+5'.AA56" table:end-x="0.341cm" table:end-y="0.367cm" draw:z-index="43" draw:name="Gerader Verbinder 62" draw:style-name="gr1" draw:type="line" svg:x1="-32.767cm" svg:y1="21.138cm" svg:x2="9.25cm" svg:y2="-32.767cm" svg:d="M-32767 21138l42017-53905">
              <text:p/>
            </draw:connector>
            <draw:connector table:end-cell-address="'4+5'.AJ50" table:end-x="0.341cm" table:end-y="0.367cm" draw:z-index="61" draw:name="Gerader Verbinder 66" draw:style-name="gr1" draw:type="line" svg:x1="-32.767cm" svg:y1="18.924cm" svg:x2="12.334cm" svg:y2="-32.767cm" svg:d="M-32767 18924l45101-51691">
              <text:p/>
            </draw:connector>
          </table:table-cell>
          <table:table-cell table:number-columns-repeated="9"/>
          <table:table-cell table:style-name="ce79" office:value-type="float" office:value="402" table:number-columns-spanned="3" table:number-rows-spanned="1">
            <text:p>402</text:p>
          </table:table-cell>
          <table:covered-table-cell table:number-columns-repeated="2"/>
          <table:table-cell table:number-columns-repeated="3"/>
          <table:table-cell table:style-name="ce79" office:value-type="float" office:value="403" table:number-columns-spanned="3" table:number-rows-spanned="1">
            <text:p>403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number-columns-repeated="10"/>
          <table:table-cell table:style-name="ce114"/>
          <table:table-cell table:style-name="ce117"/>
          <table:table-cell table:style-name="ce95"/>
          <table:table-cell table:number-columns-repeated="3"/>
          <table:table-cell table:style-name="ce114"/>
          <table:table-cell table:style-name="ce117"/>
          <table:table-cell table:style-name="ce95"/>
          <table:table-cell table:number-columns-repeated="7"/>
          <table:table-cell table:style-name="ce87"/>
          <table:table-cell table:number-columns-repeated="997"/>
        </table:table-row>
        <table:table-row table:style-name="ro3">
          <table:table-cell table:number-columns-repeated="10"/>
          <table:table-cell table:style-name="ce81"/>
          <table:table-cell table:style-name="ce87"/>
          <table:table-cell table:style-name="ce95" table:formula="of:=[.S3]+1" office:value-type="float" office:value="14">
            <text:p>14</text:p>
          </table:table-cell>
          <table:table-cell table:number-columns-repeated="3"/>
          <table:table-cell table:style-name="ce81"/>
          <table:table-cell table:style-name="ce87"/>
          <table:table-cell table:style-name="ce95" table:formula="of:=[.T9]+1" office:value-type="float" office:value="13">
            <text:p>13</text:p>
          </table:table-cell>
          <table:table-cell table:number-columns-repeated="19"/>
          <table:table-cell table:style-name="ce131"/>
          <table:table-cell table:number-columns-repeated="985"/>
        </table:table-row>
        <table:table-row table:style-name="ro3">
          <table:table-cell/>
          <table:table-cell table:style-name="ce79" office:value-type="float" office:value="411" table:number-columns-spanned="3" table:number-rows-spanned="1">
            <text:p>411</text:p>
          </table:table-cell>
          <table:covered-table-cell table:number-columns-repeated="2"/>
          <table:table-cell table:number-columns-repeated="3"/>
          <table:table-cell table:style-name="ce84" table:formula="of:=[.B4]+1" office:value-type="float" office:value="412" table:number-columns-spanned="3" table:number-rows-spanned="1">
            <text:p>412</text:p>
          </table:table-cell>
          <table:covered-table-cell>
            <draw:custom-shape table:end-cell-address="'4+5'.U18" table:end-x="0.232cm" table:end-y="0.15cm" draw:z-index="78" draw:name="Freihandform 84" draw:style-name="gr2" draw:text-style-name="P1" svg:width="4.202cm" svg:height="5.275cm" svg:x="0.142cm" svg:y="0.041cm">
              <text:p/>
              <draw:enhanced-geometry svg:viewBox="0 0 1516673 1861038" draw:text-areas="?f42 ?f44 ?f43 ?f45" draw:glue-points="?f25 ?f26 ?f27 ?f28 ?f29 ?f30 ?f31 ?f32 ?f25 ?f33 ?f34 ?f35 ?f36 ?f37 ?f38 ?f39 ?f40 ?f41" draw:type="non-primitive" draw:enhanced-path="M 1509346 1861038 L 1150327 1494692 1135673 1084384 1516673 710711 1509346 293077 1172308 7327 769327 322384 388327 0 0 300404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16673"/>
                <draw:equation draw:name="f7" draw:formula="?f4 / 1861038"/>
                <draw:equation draw:name="f8" draw:formula="1509346 * ?f5 / 1516673"/>
                <draw:equation draw:name="f9" draw:formula="1861038 * ?f4 / 1861038"/>
                <draw:equation draw:name="f10" draw:formula="1150327 * ?f5 / 1516673"/>
                <draw:equation draw:name="f11" draw:formula="1494692 * ?f4 / 1861038"/>
                <draw:equation draw:name="f12" draw:formula="1135673 * ?f5 / 1516673"/>
                <draw:equation draw:name="f13" draw:formula="1084384 * ?f4 / 1861038"/>
                <draw:equation draw:name="f14" draw:formula="1516673 * ?f5 / 1516673"/>
                <draw:equation draw:name="f15" draw:formula="710711 * ?f4 / 1861038"/>
                <draw:equation draw:name="f16" draw:formula="293077 * ?f4 / 1861038"/>
                <draw:equation draw:name="f17" draw:formula="1172308 * ?f5 / 1516673"/>
                <draw:equation draw:name="f18" draw:formula="7327 * ?f4 / 1861038"/>
                <draw:equation draw:name="f19" draw:formula="769327 * ?f5 / 1516673"/>
                <draw:equation draw:name="f20" draw:formula="322384 * ?f4 / 1861038"/>
                <draw:equation draw:name="f21" draw:formula="388327 * ?f5 / 1516673"/>
                <draw:equation draw:name="f22" draw:formula="0 * ?f4 / 1861038"/>
                <draw:equation draw:name="f23" draw:formula="0 * ?f5 / 1516673"/>
                <draw:equation draw:name="f24" draw:formula="300404 * ?f4 / 1861038"/>
                <draw:equation draw:name="f25" draw:formula="?f8 / ?f6"/>
                <draw:equation draw:name="f26" draw:formula="?f9 / ?f7"/>
                <draw:equation draw:name="f27" draw:formula="?f10 / ?f6"/>
                <draw:equation draw:name="f28" draw:formula="?f11 / ?f7"/>
                <draw:equation draw:name="f29" draw:formula="?f12 / ?f6"/>
                <draw:equation draw:name="f30" draw:formula="?f13 / ?f7"/>
                <draw:equation draw:name="f31" draw:formula="?f14 / ?f6"/>
                <draw:equation draw:name="f32" draw:formula="?f15 / ?f7"/>
                <draw:equation draw:name="f33" draw:formula="?f16 / ?f7"/>
                <draw:equation draw:name="f34" draw:formula="?f17 / ?f6"/>
                <draw:equation draw:name="f35" draw:formula="?f18 / ?f7"/>
                <draw:equation draw:name="f36" draw:formula="?f19 / ?f6"/>
                <draw:equation draw:name="f37" draw:formula="?f20 / ?f7"/>
                <draw:equation draw:name="f38" draw:formula="?f21 / ?f6"/>
                <draw:equation draw:name="f39" draw:formula="?f22 / ?f7"/>
                <draw:equation draw:name="f40" draw:formula="?f23 / ?f6"/>
                <draw:equation draw:name="f41" draw:formula="?f24 / ?f7"/>
                <draw:equation draw:name="f42" draw:formula="?f0 / ?f6"/>
                <draw:equation draw:name="f43" draw:formula="?f1 / ?f6"/>
                <draw:equation draw:name="f44" draw:formula="?f2 / ?f7"/>
                <draw:equation draw:name="f45" draw:formula="?f3 / ?f7"/>
              </draw:enhanced-geometry>
            </draw:custom-shape>
          </table:covered-table-cell>
          <table:covered-table-cell/>
          <table:table-cell table:style-name="ce115"/>
          <table:table-cell table:style-name="ce88"/>
          <table:table-cell table:style-name="ce96"/>
          <table:table-cell table:style-name="ce101" table:formula="of:=[.H4]+1" office:value-type="float" office:value="413" table:number-columns-spanned="3" table:number-rows-spanned="1">
            <text:p>413</text:p>
          </table:table-cell>
          <table:covered-table-cell table:number-columns-repeated="2"/>
          <table:table-cell table:style-name="ce115"/>
          <table:table-cell table:style-name="ce88"/>
          <table:table-cell table:style-name="ce96"/>
          <table:table-cell table:style-name="ce116" table:formula="of:=[.N4]+1" office:value-type="float" office:value="414" table:number-columns-spanned="3" table:number-rows-spanned="1">
            <text:p>414</text:p>
          </table:table-cell>
          <table:covered-table-cell table:number-columns-repeated="2"/>
          <table:table-cell table:number-columns-repeated="3"/>
          <table:table-cell table:style-name="ce122" table:formula="of:=[.T4]+1" office:value-type="float" office:value="415" table:number-columns-spanned="3" table:number-rows-spanned="1">
            <text:p>415</text:p>
          </table:table-cell>
          <table:covered-table-cell table:number-columns-repeated="2"/>
          <table:table-cell table:number-columns-repeated="3"/>
          <table:table-cell table:style-name="ce125" table:formula="of:=[.Z4]+1" office:value-type="float" office:value="416" table:number-columns-spanned="3" table:number-rows-spanned="1">
            <text:p>416</text:p>
          </table:table-cell>
          <table:covered-table-cell table:number-columns-repeated="2"/>
          <table:table-cell table:number-columns-repeated="3"/>
          <table:table-cell table:style-name="ce125" table:formula="of:=[.AF4]+1" office:value-type="float" office:value="417" table:number-columns-spanned="3" table:number-rows-spanned="1">
            <text:p>417</text:p>
          </table:table-cell>
          <table:covered-table-cell table:number-columns-repeated="2"/>
          <table:table-cell table:number-columns-repeated="3"/>
          <table:table-cell table:style-name="ce125" table:formula="of:=[.AL4]+1" office:value-type="float" office:value="418" table:number-columns-spanned="3" table:number-rows-spanned="1">
            <text:p>418</text:p>
          </table:table-cell>
          <table:covered-table-cell table:number-columns-repeated="2"/>
          <table:table-cell table:number-columns-repeated="978"/>
        </table:table-row>
        <table:table-row table:style-name="ro3">
          <table:table-cell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3"/>
          <table:table-cell table:style-name="ce102"/>
          <table:table-cell table:style-name="ce85"/>
          <table:table-cell table:style-name="ce110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104" office:value-type="string">
            <text:p>d</text:p>
            <draw:connector table:end-cell-address="'4+5'.AM6" table:end-x="0.124cm" table:end-y="0.127cm" draw:z-index="70" draw:name="Gerader Verbinder 30" draw:style-name="gr1" draw:type="line" svg:x1="0.341cm" svg:y1="0.367cm" svg:x2="0.467cm" svg:y2="0.496cm" svg:d="M13019 1843l126 129">
              <text:p/>
            </draw:connector>
          </table:table-cell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978"/>
        </table:table-row>
        <table:table-row table:style-name="ro3">
          <table:table-cell>
            <draw:connector table:end-cell-address="'4+5'.AM9" table:end-x="0.341cm" table:end-y="0.279cm" draw:z-index="20" draw:name="Gerader Verbinder 49" draw:style-name="gr1" draw:type="line" svg:x1="-32.767cm" svg:y1="0.367cm" svg:x2="13.362cm" svg:y2="1.386cm" svg:d="M-32767 2212l46129 1019">
              <text:p/>
            </draw:connector>
          </table:table-cell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M3]+1" office:value-type="float" office:value="15">
            <text:p>15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123" office:value-type="string">
            <text:p>Bloskel</text:p>
          </table:table-cell>
          <table:table-cell table:style-name="ce93"/>
          <table:table-cell table:number-columns-repeated="3"/>
          <table:table-cell table:style-name="ce81"/>
          <table:table-cell table:style-name="ce123" office:value-type="string">
            <text:p>Roskel</text:p>
          </table:table-cell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135" office:value-type="float" office:value="4" table:number-columns-spanned="2" table:number-rows-spanned="2">
            <text:p>4</text:p>
          </table:table-cell>
          <table:covered-table-cell/>
          <table:table-cell table:number-columns-repeated="973"/>
        </table:table-row>
        <table:table-row table:style-name="ro3">
          <table:table-cell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covered-table-cell table:number-columns-repeated="2"/>
          <table:table-cell table:number-columns-repeated="973"/>
        </table:table-row>
        <table:table-row table:style-name="ro3">
          <table:table-cell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87">
            <draw:connector table:end-cell-address="'4+5'.F12" table:end-x="0.034cm" table:end-y="0.015cm" draw:z-index="36" draw:name="Gerader Verbinder 36" draw:style-name="gr1" draw:type="line" svg:x1="1.062cm" svg:y1="1.122cm" svg:x2="0.341cm" svg:y2="0.367cm" svg:d="M1747 4074l-721-755">
              <text:p/>
            </draw:connector>
          </table:table-cell>
          <table:table-cell table:style-name="ce95" table:formula="of:=[.G15]+1" office:value-type="float" office:value="52">
            <text:p>52</text:p>
          </table:table-cell>
          <table:table-cell/>
          <table:table-cell>
            <draw:custom-shape table:end-cell-address="'4+5'.M18" table:end-x="0.078cm" table:end-y="0.166cm" draw:z-index="79" draw:name="Freihandform 12" draw:style-name="gr3" draw:text-style-name="P1" svg:width="2.314cm" svg:height="3.304cm" svg:x="0.163cm" svg:y="0.183cm">
              <text:p/>
              <draw:enhanced-geometry svg:viewBox="0 0 835269 1164981" draw:text-areas="?f38 ?f40 ?f39 ?f41" draw:glue-points="?f23 ?f24 ?f25 ?f26 ?f27 ?f28 ?f27 ?f28 ?f27 ?f29 ?f30 ?f31 ?f32 ?f33 ?f34 ?f35 ?f36 ?f37" draw:type="non-primitive" draw:enhanced-path="M 483577 73269 L 388327 0 0 366346 0 366346 0 805962 395654 1164981 754673 783981 762000 388327 835269 30773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835269"/>
                <draw:equation draw:name="f7" draw:formula="?f4 / 1164981"/>
                <draw:equation draw:name="f8" draw:formula="483577 * ?f5 / 835269"/>
                <draw:equation draw:name="f9" draw:formula="73269 * ?f4 / 1164981"/>
                <draw:equation draw:name="f10" draw:formula="388327 * ?f5 / 835269"/>
                <draw:equation draw:name="f11" draw:formula="0 * ?f4 / 1164981"/>
                <draw:equation draw:name="f12" draw:formula="0 * ?f5 / 835269"/>
                <draw:equation draw:name="f13" draw:formula="366346 * ?f4 / 1164981"/>
                <draw:equation draw:name="f14" draw:formula="805962 * ?f4 / 1164981"/>
                <draw:equation draw:name="f15" draw:formula="395654 * ?f5 / 835269"/>
                <draw:equation draw:name="f16" draw:formula="1164981 * ?f4 / 1164981"/>
                <draw:equation draw:name="f17" draw:formula="754673 * ?f5 / 835269"/>
                <draw:equation draw:name="f18" draw:formula="783981 * ?f4 / 1164981"/>
                <draw:equation draw:name="f19" draw:formula="762000 * ?f5 / 835269"/>
                <draw:equation draw:name="f20" draw:formula="388327 * ?f4 / 1164981"/>
                <draw:equation draw:name="f21" draw:formula="835269 * ?f5 / 835269"/>
                <draw:equation draw:name="f22" draw:formula="307731 * ?f4 / 1164981"/>
                <draw:equation draw:name="f23" draw:formula="?f8 / ?f6"/>
                <draw:equation draw:name="f24" draw:formula="?f9 / ?f7"/>
                <draw:equation draw:name="f25" draw:formula="?f10 / ?f6"/>
                <draw:equation draw:name="f26" draw:formula="?f11 / ?f7"/>
                <draw:equation draw:name="f27" draw:formula="?f12 / ?f6"/>
                <draw:equation draw:name="f28" draw:formula="?f13 / ?f7"/>
                <draw:equation draw:name="f29" draw:formula="?f14 / ?f7"/>
                <draw:equation draw:name="f30" draw:formula="?f15 / ?f6"/>
                <draw:equation draw:name="f31" draw:formula="?f16 / ?f7"/>
                <draw:equation draw:name="f32" draw:formula="?f17 / ?f6"/>
                <draw:equation draw:name="f33" draw:formula="?f18 / ?f7"/>
                <draw:equation draw:name="f34" draw:formula="?f19 / ?f6"/>
                <draw:equation draw:name="f35" draw:formula="?f20 / ?f7"/>
                <draw:equation draw:name="f36" draw:formula="?f21 / ?f6"/>
                <draw:equation draw:name="f37" draw:formula="?f22 / ?f7"/>
                <draw:equation draw:name="f38" draw:formula="?f0 / ?f6"/>
                <draw:equation draw:name="f39" draw:formula="?f1 / ?f6"/>
                <draw:equation draw:name="f40" draw:formula="?f2 / ?f7"/>
                <draw:equation draw:name="f41" draw:formula="?f3 / ?f7"/>
              </draw:enhanced-geometry>
            </draw:custom-shape>
          </table:table-cell>
          <table:table-cell/>
          <table:table-cell table:style-name="ce103" table:formula="of:=[.G15]+1" office:value-type="float" office:value="52">
            <text:p>52</text:p>
          </table:table-cell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103" table:formula="of:=[.S15]+1" office:value-type="float" office:value="12">
            <text:p>12</text:p>
          </table:table-cell>
          <table:table-cell table:style-name="ce87"/>
          <table:table-cell table:style-name="ce93"/>
          <table:table-cell table:number-columns-repeated="3"/>
          <table:table-cell table:style-name="ce81">
            <draw:connector table:end-cell-address="'4+5'.AA10" table:end-x="0.124cm" table:end-y="0.107cm" draw:z-index="69" draw:name="Gerader Verbinder 22" draw:style-name="gr1" draw:type="line" svg:x1="0.341cm" svg:y1="0.476cm" svg:x2="0.467cm" svg:y2="0.367cm" svg:d="M8907 3428l126-109">
              <text:p/>
            </draw:connector>
          </table:table-cell>
          <table:table-cell table:style-name="ce87">
            <draw:connector table:end-cell-address="'4+5'.AD12" table:end-x="0.219cm" table:end-y="0.226cm" draw:z-index="6" draw:name="Gerader Verbinder 21" draw:style-name="gr1" draw:type="line" svg:x1="0.341cm" svg:y1="0.367cm" svg:x2="1.247cm" svg:y2="1.333cm" svg:d="M9250 3319l906 966">
              <text:p/>
            </draw:connector>
          </table:table-cell>
          <table:table-cell table:style-name="ce95" table:formula="of:=[.AE15]+1" office:value-type="float" office:value="8">
            <text:p>8</text:p>
          </table:table-cell>
          <table:table-cell table:number-columns-repeated="3"/>
          <table:table-cell table:style-name="ce81"/>
          <table:table-cell table:style-name="ce87">
            <draw:connector table:end-cell-address="'4+5'.AJ12" table:end-x="0.166cm" table:end-y="0.226cm" draw:z-index="7" draw:name="Gerader Verbinder 23" draw:style-name="gr1" draw:type="line" svg:x1="0.341cm" svg:y1="0.367cm" svg:x2="1.194cm" svg:y2="1.333cm" svg:d="M11306 3319l853 966">
              <text:p/>
            </draw:connector>
          </table:table-cell>
          <table:table-cell table:style-name="ce95" table:formula="of:=[.AK15]+1" office:value-type="float" office:value="8">
            <text:p>8</text:p>
          </table:table-cell>
          <table:table-cell/>
          <table:table-cell>
            <draw:connector table:end-cell-address="'4+5'.AM12" table:end-x="0.166cm" table:end-y="0.226cm" draw:z-index="21" draw:name="Gerader Verbinder 51" draw:style-name="gr1" draw:type="line" svg:x1="0.341cm" svg:y1="1.333cm" svg:x2="1.194cm" svg:y2="0.367cm" svg:d="M12334 4285l853-966">
              <text:p/>
            </draw:connector>
          </table:table-cell>
          <table:table-cell/>
          <table:table-cell table:style-name="ce103" table:formula="of:=[.AK15]+1" office:value-type="float" office:value="8">
            <text:p>8</text:p>
          </table:table-cell>
          <table:table-cell table:style-name="ce87"/>
          <table:table-cell table:style-name="ce93"/>
          <table:table-cell/>
          <table:table-cell>
            <draw:connector table:end-cell-address="'4+5'.AS12" table:end-x="0.166cm" table:end-y="0.173cm" draw:z-index="13" draw:name="Gerader Verbinder 35" draw:style-name="gr1" draw:type="line" svg:x1="1.194cm" svg:y1="0.367cm" svg:x2="0.341cm" svg:y2="1.28cm" svg:d="M15243 3319l-853 913">
              <text:p/>
            </draw:connector>
          </table:table-cell>
          <table:table-cell/>
          <table:table-cell table:style-name="ce81"/>
          <table:table-cell table:style-name="ce87">
            <draw:connector table:end-cell-address="'4+5'.AV12" table:end-x="0.166cm" table:end-y="0.226cm" draw:z-index="14" draw:name="Gerader Verbinder 37" draw:style-name="gr1" draw:type="line" svg:x1="1.194cm" svg:y1="1.333cm" svg:x2="0.341cm" svg:y2="0.367cm" svg:d="M16271 4285l-853-966">
              <text:p/>
            </draw:connector>
          </table:table-cell>
          <table:table-cell table:style-name="ce95" table:formula="of:=[.AU15]+1" office:value-type="float" office:value="6">
            <text:p>6</text:p>
          </table:table-cell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96"/>
          <table:table-cell table:style-name="ce101" table:formula="of:=[.B4]+10" office:value-type="float" office:value="421" table:number-columns-spanned="3" table:number-rows-spanned="1">
            <text:p>421</text:p>
          </table:table-cell>
          <table:covered-table-cell table:number-columns-repeated="2"/>
          <table:table-cell table:style-name="ce99"/>
          <table:table-cell table:style-name="ce88"/>
          <table:table-cell table:style-name="ce111" office:value-type="string">
            <text:p>u</text:p>
          </table:table-cell>
          <table:table-cell table:style-name="ce84" table:formula="of:=[.E10]+1" office:value-type="float" office:value="422" table:number-columns-spanned="3" table:number-rows-spanned="1">
            <text:p>422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K10]+1" office:value-type="float" office:value="423" table:number-columns-spanned="3" table:number-rows-spanned="1">
            <text:p>423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style-name="ce121" table:formula="of:=[.Q10]+1" office:value-type="float" office:value="424" table:number-columns-spanned="3" table:number-rows-spanned="1">
            <text:p>424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96"/>
          <table:table-cell table:style-name="ce121" table:formula="of:=[.W10]+1" office:value-type="float" office:value="425" table:number-columns-spanned="3" table:number-rows-spanned="1">
            <text:p>425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96"/>
          <table:table-cell table:style-name="ce121" table:formula="of:=[.AC10]+1" office:value-type="float" office:value="426" table:number-columns-spanned="3" table:number-rows-spanned="1">
            <text:p>426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style-name="ce121" table:formula="of:=[.AI10]+1" office:value-type="float" office:value="427" table:number-columns-spanned="3" table:number-rows-spanned="1">
            <text:p>427</text:p>
          </table:table-cell>
          <table:covered-table-cell table:number-columns-repeated="2"/>
          <table:table-cell table:style-name="ce115"/>
          <table:table-cell table:style-name="ce88"/>
          <table:table-cell table:style-name="ce96"/>
          <table:table-cell table:style-name="ce130" table:formula="of:=[.AO10]+1" office:value-type="float" office:value="428" table:number-columns-spanned="3" table:number-rows-spanned="1">
            <text:p>42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 table:number-columns-repeated="4"/>
          <table:table-cell table:style-name="ce102"/>
          <table:table-cell table:style-name="ce85"/>
          <table:table-cell table:style-name="ce98"/>
          <table:table-cell table:number-columns-repeated="3"/>
          <table:table-cell table:style-name="ce80"/>
          <table:table-cell table:style-name="ce85"/>
          <table:table-cell table:style-name="ce99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3"/>
          <table:table-cell table:style-name="ce104" office:value-type="string">
            <text:p>d</text:p>
            <draw:connector table:end-cell-address="'4+5'.X12" table:end-x="0.124cm" table:end-y="0.107cm" draw:z-index="68" draw:name="Gerader Verbinder 14" draw:style-name="gr1" draw:type="line" svg:x1="0.341cm" svg:y1="0.367cm" svg:x2="0.467cm" svg:y2="0.476cm" svg:d="M7879 4057l126 109">
              <text:p/>
            </draw:connector>
          </table:table-cell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110"/>
          <table:table-cell table:number-columns-repeated="3"/>
          <table:table-cell table:style-name="ce104" office:value-type="string">
            <text:p>d</text:p>
            <draw:connector table:end-cell-address="'4+5'.AP12" table:end-x="0.165cm" table:end-y="0.168cm" draw:z-index="71" draw:name="Gerader Verbinder 38" draw:style-name="gr1" draw:type="line" svg:x1="0.341cm" svg:y1="0.367cm" svg:x2="0.508cm" svg:y2="0.537cm" svg:d="M14047 4057l167 170">
              <text:p/>
            </draw:connector>
          </table:table-cell>
          <table:table-cell table:style-name="ce85"/>
          <table:table-cell table:style-name="ce110"/>
          <table:table-cell table:number-columns-repeated="3"/>
          <table:table-cell table:style-name="ce102"/>
          <table:table-cell table:style-name="ce85"/>
          <table:table-cell table:style-name="ce133"/>
          <table:table-cell table:number-columns-repeated="975"/>
        </table:table-row>
        <table:table-row table:style-name="ro3">
          <table:table-cell>
            <draw:connector table:end-cell-address="'4+5'.AD15" table:end-x="0.341cm" table:end-y="0.253cm" draw:z-index="5" draw:name="Gerader Verbinder 19" draw:style-name="gr1" draw:type="line" svg:x1="10.278cm" svg:y1="0.367cm" svg:x2="-32.767cm" svg:y2="1.36cm" svg:d="M10278 4426l-43045 993">
              <text:p/>
            </draw:connector>
            <draw:connector table:end-cell-address="'4+5'.AP15" table:end-x="0.341cm" table:end-y="0.279cm" draw:z-index="12" draw:name="Gerader Verbinder 33" draw:style-name="gr1" draw:type="line" svg:x1="14.39cm" svg:y1="0.367cm" svg:x2="-32.767cm" svg:y2="1.386cm" svg:d="M14390 4426l-47157 1019">
              <text:p/>
            </draw:connector>
            <draw:connector table:end-cell-address="'4+5'.AV15" table:end-x="0.341cm" table:end-y="0.226cm" draw:z-index="15" draw:name="Gerader Verbinder 39" draw:style-name="gr1" draw:type="line" svg:x1="-32.767cm" svg:y1="1.333cm" svg:x2="16.446cm" svg:y2="0.367cm" svg:d="M-32767 5392l49213-966">
              <text:p/>
            </draw:connector>
            <draw:connector table:end-cell-address="'4+5'.X15" table:end-x="0.341cm" table:end-y="0.279cm" draw:z-index="22" draw:name="Gerader Verbinder 55" draw:style-name="gr1" draw:type="line" svg:x1="-32.767cm" svg:y1="0.367cm" svg:x2="8.222cm" svg:y2="1.386cm" svg:d="M-32767 4426l40989 1019">
              <text:p/>
            </draw:connector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P56]+1" office:value-type="float" office:value="49">
            <text:p>49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J15" table:end-x="0.341cm" table:end-y="0.253cm" draw:z-index="8" draw:name="Gerader Verbinder 25" draw:style-name="gr1" draw:type="line" svg:x1="0.341cm" svg:y1="1.36cm" svg:x2="0.341cm" svg:y2="0.367cm" svg:d="M12334 5419v-993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AT9]+1" office:value-type="float" office:value="7">
            <text:p>7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103" table:formula="of:=[.J18]+1" office:value-type="float" office:value="51">
            <text:p>51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V18]+1" office:value-type="float" office:value="11">
            <text:p>11</text:p>
          </table:table-cell>
          <table:table-cell table:number-columns-repeated="3"/>
          <table:table-cell table:style-name="ce81"/>
          <table:table-cell table:style-name="ce87">
            <draw:connector table:end-cell-address="'4+5'.AA18" table:end-x="0.193cm" table:end-y="0.2cm" draw:z-index="23" draw:name="Gerader Verbinder 57" draw:style-name="gr1" draw:type="line" svg:x1="1.221cm" svg:y1="1.307cm" svg:x2="0.341cm" svg:y2="0.367cm" svg:d="M9102 6473l-880-940">
              <text:p/>
            </draw:connector>
          </table:table-cell>
          <table:table-cell table:style-name="ce95" table:formula="of:=[.AB21]+1" office:value-type="float" office:value="31">
            <text:p>31</text:p>
          </table:table-cell>
          <table:table-cell table:number-columns-repeated="3"/>
          <table:table-cell table:style-name="ce81"/>
          <table:table-cell table:style-name="ce87">
            <draw:connector table:end-cell-address="'4+5'.AG18" table:end-x="0.193cm" table:end-y="0.173cm" draw:z-index="4" draw:name="Gerader Verbinder 17" draw:style-name="gr1" draw:type="line" svg:x1="0.341cm" svg:y1="0.367cm" svg:x2="1.221cm" svg:y2="1.28cm" svg:d="M10278 5533l880 913">
              <text:p/>
            </draw:connector>
          </table:table-cell>
          <table:table-cell table:style-name="ce95" table:formula="of:=[.AH21]+1" office:value-type="float" office:value="7">
            <text:p>7</text:p>
          </table:table-cell>
          <table:table-cell/>
          <table:table-cell>
            <draw:connector table:end-cell-address="'4+5'.AJ18" table:end-x="0.166cm" table:end-y="0.147cm" draw:z-index="9" draw:name="Gerader Verbinder 27" draw:style-name="gr1" draw:type="line" svg:x1="1.194cm" svg:y1="0.367cm" svg:x2="0.341cm" svg:y2="1.254cm" svg:d="M12159 5533l-853 887">
              <text:p/>
            </draw:connector>
          </table:table-cell>
          <table:table-cell/>
          <table:table-cell table:style-name="ce81"/>
          <table:table-cell table:style-name="ce87">
            <draw:connector table:end-cell-address="'4+5'.AM18" table:end-x="0.219cm" table:end-y="0.2cm" draw:z-index="10" draw:name="Gerader Verbinder 29" draw:style-name="gr1" draw:type="line" svg:x1="1.247cm" svg:y1="1.307cm" svg:x2="0.341cm" svg:y2="0.367cm" svg:d="M13240 6473l-906-940">
              <text:p/>
            </draw:connector>
          </table:table-cell>
          <table:table-cell table:style-name="ce95" table:formula="of:=[.AH21]+1" office:value-type="float" office:value="7">
            <text:p>7</text:p>
          </table:table-cell>
          <table:table-cell/>
          <table:table-cell>
            <draw:connector table:end-cell-address="'4+5'.AP18" table:end-x="0.113cm" table:end-y="0.226cm" draw:z-index="11" draw:name="Gerader Verbinder 31" draw:style-name="gr1" draw:type="line" svg:x1="1.141cm" svg:y1="0.367cm" svg:x2="0.341cm" svg:y2="1.333cm" svg:d="M14162 5533l-800 966">
              <text:p/>
            </draw:connector>
          </table:table-cell>
          <table:table-cell/>
          <table:table-cell table:style-name="ce81"/>
          <table:table-cell table:style-name="ce87"/>
          <table:table-cell table:style-name="ce93"/>
          <table:table-cell/>
          <table:table-cell>
            <draw:connector table:end-cell-address="'4+5'.AV18" table:end-x="0.166cm" table:end-y="0.173cm" draw:z-index="16" draw:name="Gerader Verbinder 41" draw:style-name="gr1" draw:type="line" svg:x1="0.341cm" svg:y1="1.28cm" svg:x2="1.194cm" svg:y2="0.367cm" svg:d="M15418 6446l853-913">
              <text:p/>
            </draw:connector>
          </table:table-cell>
          <table:table-cell/>
          <table:table-cell table:style-name="ce103" table:formula="of:=[.AR21]+1" office:value-type="float" office:value="5">
            <text:p>5</text:p>
          </table:table-cell>
          <table:table-cell table:style-name="ce87"/>
          <table:table-cell table:style-name="ce93"/>
          <table:table-cell table:number-columns-repeated="975"/>
        </table:table-row>
        <table:table-row table:style-name="ro3">
          <table:table-cell/>
          <table:table-cell table:style-name="ce84" table:formula="of:=[.B4]+20" office:value-type="float" office:value="431" table:number-columns-spanned="3" table:number-rows-spanned="1">
            <text:p>431</text:p>
          </table:table-cell>
          <table:covered-table-cell table:number-columns-repeated="2"/>
          <table:table-cell table:style-name="ce83"/>
          <table:table-cell table:style-name="ce88"/>
          <table:table-cell table:style-name="ce99"/>
          <table:table-cell table:style-name="ce84" table:formula="of:=[.B16]+1" office:value-type="float" office:value="432" table:number-columns-spanned="3" table:number-rows-spanned="1">
            <text:p>432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H16]+1" office:value-type="float" office:value="433" table:number-columns-spanned="3" table:number-rows-spanned="1">
            <text:p>433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01" table:formula="of:=[.N16]+1" office:value-type="float" office:value="434" table:number-columns-spanned="3" table:number-rows-spanned="1">
            <text:p>434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21" table:formula="of:=[.T16]+1" office:value-type="float" office:value="435" table:number-columns-spanned="3" table:number-rows-spanned="1">
            <text:p>435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21" table:formula="of:=[.Z16]+1" office:value-type="float" office:value="436" table:number-columns-spanned="3" table:number-rows-spanned="1">
            <text:p>436</text:p>
          </table:table-cell>
          <table:covered-table-cell table:number-columns-repeated="2"/>
          <table:table-cell table:style-name="ce115"/>
          <table:table-cell table:style-name="ce88"/>
          <table:table-cell table:style-name="ce96"/>
          <table:table-cell table:style-name="ce121" table:formula="of:=[.AF16]+1" office:value-type="float" office:value="437" table:number-columns-spanned="3" table:number-rows-spanned="1">
            <text:p>437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style-name="ce121" table:formula="of:=[.AL16]+1" office:value-type="float" office:value="438" table:number-columns-spanned="3" table:number-rows-spanned="1">
            <text:p>438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number-columns-repeated="975"/>
        </table:table-row>
        <table:table-row table:style-name="ro3">
          <table:table-cell/>
          <table:table-cell table:style-name="ce80"/>
          <table:table-cell table:style-name="ce85"/>
          <table:table-cell table:style-name="ce92"/>
          <table:table-cell table:number-columns-repeated="3"/>
          <table:table-cell table:style-name="ce104"/>
          <table:table-cell table:style-name="ce85"/>
          <table:table-cell table:style-name="ce98"/>
          <table:table-cell table:number-columns-repeated="3"/>
          <table:table-cell table:style-name="ce99" office:value-type="string">
            <text:p>d</text:p>
            <draw:custom-shape table:end-cell-address="'4+5'.O21" table:end-x="0.206cm" table:end-y="0.162cm" draw:z-index="82" draw:name="Freihandform 64" draw:style-name="gr2" draw:text-style-name="P1" svg:width="0.304cm" svg:height="1.475cm" svg:x="0.244cm" svg:y="0.163cm">
              <text:p/>
              <draw:enhanced-geometry svg:viewBox="0 0 109904 520212" draw:text-areas="?f18 ?f20 ?f19 ?f21" draw:glue-points="?f13 ?f14 ?f15 ?f16 ?f15 ?f17" draw:type="non-primitive" draw:enhanced-path="M 0 0 L 109904 139212 109904 520212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9904"/>
                <draw:equation draw:name="f7" draw:formula="?f4 / 520212"/>
                <draw:equation draw:name="f8" draw:formula="0 * ?f5 / 109904"/>
                <draw:equation draw:name="f9" draw:formula="0 * ?f4 / 520212"/>
                <draw:equation draw:name="f10" draw:formula="109904 * ?f5 / 109904"/>
                <draw:equation draw:name="f11" draw:formula="139212 * ?f4 / 520212"/>
                <draw:equation draw:name="f12" draw:formula="520212 * ?f4 / 520212"/>
                <draw:equation draw:name="f13" draw:formula="?f8 / ?f6"/>
                <draw:equation draw:name="f14" draw:formula="?f9 / ?f7"/>
                <draw:equation draw:name="f15" draw:formula="?f10 / ?f6"/>
                <draw:equation draw:name="f16" draw:formula="?f11 / ?f7"/>
                <draw:equation draw:name="f17" draw:formula="?f12 / ?f7"/>
                <draw:equation draw:name="f18" draw:formula="?f0 / ?f6"/>
                <draw:equation draw:name="f19" draw:formula="?f1 / ?f6"/>
                <draw:equation draw:name="f20" draw:formula="?f2 / ?f7"/>
                <draw:equation draw:name="f21" draw:formula="?f3 / ?f7"/>
              </draw:enhanced-geometry>
            </draw:custom-shape>
          </table:table-cell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118" office:value-type="string">
            <text:p>d</text:p>
          </table:table-cell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110"/>
          <table:table-cell table:number-columns-repeated="3"/>
          <table:table-cell table:style-name="ce102"/>
          <table:table-cell table:style-name="ce85"/>
          <table:table-cell table:style-name="ce110"/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978"/>
        </table:table-row>
        <table:table-row table:style-name="ro3">
          <table:table-cell>
            <draw:connector table:end-cell-address="'4+5'.AG21" table:end-x="0.341cm" table:end-y="0.253cm" draw:z-index="3" draw:name="Gerader Verbinder 15" draw:style-name="gr1" draw:type="line" svg:x1="-32.767cm" svg:y1="0.367cm" svg:x2="11.306cm" svg:y2="1.36cm" svg:d="M-32767 6640l44073 993">
              <text:p/>
            </draw:connector>
            <draw:connector table:end-cell-address="'4+5'.AA21" table:end-x="0.341cm" table:end-y="0.2cm" draw:z-index="24" draw:name="Gerader Verbinder 59" draw:style-name="gr1" draw:type="line" svg:x1="9.25cm" svg:y1="1.307cm" svg:x2="-32.767cm" svg:y2="0.367cm" svg:d="M9250 7580l-42017-940">
              <text:p/>
            </draw:connector>
            <draw:connector table:end-cell-address="'4+5'.U21" table:end-x="0.341cm" table:end-y="0.279cm" draw:z-index="29" draw:name="Gerader Verbinder 7" draw:style-name="gr1" draw:type="line" svg:x1="7.194cm" svg:y1="0.367cm" svg:x2="-32.767cm" svg:y2="1.386cm" svg:d="M7194 6640l-39961 1019">
              <text:p/>
            </draw:connector>
          </table:table-cell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M12]+1" office:value-type="float" office:value="50">
            <text:p>50</text:p>
          </table:table-cell>
          <table:table-cell table:number-columns-repeated="3"/>
          <table:table-cell table:style-name="ce103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Y59]+1" office:value-type="float" office:value="10">
            <text:p>10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103" table:formula="of:=[.AK15]+1" office:value-type="float" office:value="8">
            <text:p>8</text:p>
          </table:table-cell>
          <table:table-cell table:style-name="ce87"/>
          <table:table-cell table:style-name="ce95" office:value-type="float" office:value="8">
            <text:p>8</text:p>
          </table:table-cell>
          <table:table-cell table:number-columns-repeated="3"/>
          <table:table-cell table:style-name="ce81"/>
          <table:table-cell table:style-name="ce87">
            <draw:connector table:end-cell-address="'4+5'.AS21" table:end-x="0.341cm" table:end-y="0.253cm" draw:z-index="17" draw:name="Gerader Verbinder 43" draw:style-name="gr1" draw:type="line" svg:x1="0.341cm" svg:y1="1.36cm" svg:x2="0.341cm" svg:y2="0.367cm" svg:d="M15418 7633v-993">
              <text:p/>
            </draw:connector>
          </table:table-cell>
          <table:table-cell table:style-name="ce93"/>
          <table:table-cell table:number-columns-repeated="978"/>
        </table:table-row>
        <table:table-row table:style-name="ro3">
          <table:table-cell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978"/>
        </table:table-row>
        <table:table-row table:style-name="ro3">
          <table:table-cell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>
            <draw:custom-shape table:end-cell-address="'4+5'.R28" table:end-x="0.261cm" table:end-y="0.136cm" draw:z-index="81" draw:name="Freihandform 56" draw:style-name="gr3" draw:text-style-name="P1" svg:width="2.436cm" svg:height="2.515cm" svg:x="0.224cm" svg:y="0.204cm">
              <text:p/>
              <draw:enhanced-geometry svg:viewBox="0 0 879231 886557" draw:text-areas="?f34 ?f36 ?f35 ?f37" draw:glue-points="?f21 ?f22 ?f23 ?f24 ?f25 ?f26 ?f27 ?f28 ?f29 ?f30 ?f31 ?f32 ?f33 ?f22" draw:type="non-primitive" draw:enhanced-path="M 0 886557 L 109904 798634 117231 388326 490904 0 879231 424961 857250 769326 754673 886557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879231"/>
                <draw:equation draw:name="f7" draw:formula="?f4 / 886557"/>
                <draw:equation draw:name="f8" draw:formula="0 * ?f5 / 879231"/>
                <draw:equation draw:name="f9" draw:formula="886557 * ?f4 / 886557"/>
                <draw:equation draw:name="f10" draw:formula="109904 * ?f5 / 879231"/>
                <draw:equation draw:name="f11" draw:formula="798634 * ?f4 / 886557"/>
                <draw:equation draw:name="f12" draw:formula="117231 * ?f5 / 879231"/>
                <draw:equation draw:name="f13" draw:formula="388326 * ?f4 / 886557"/>
                <draw:equation draw:name="f14" draw:formula="490904 * ?f5 / 879231"/>
                <draw:equation draw:name="f15" draw:formula="0 * ?f4 / 886557"/>
                <draw:equation draw:name="f16" draw:formula="879231 * ?f5 / 879231"/>
                <draw:equation draw:name="f17" draw:formula="424961 * ?f4 / 886557"/>
                <draw:equation draw:name="f18" draw:formula="857250 * ?f5 / 879231"/>
                <draw:equation draw:name="f19" draw:formula="769326 * ?f4 / 886557"/>
                <draw:equation draw:name="f20" draw:formula="754673 * ?f5 / 879231"/>
                <draw:equation draw:name="f21" draw:formula="?f8 / ?f6"/>
                <draw:equation draw:name="f22" draw:formula="?f9 / ?f7"/>
                <draw:equation draw:name="f23" draw:formula="?f10 / ?f6"/>
                <draw:equation draw:name="f24" draw:formula="?f11 / ?f7"/>
                <draw:equation draw:name="f25" draw:formula="?f12 / ?f6"/>
                <draw:equation draw:name="f26" draw:formula="?f13 / ?f7"/>
                <draw:equation draw:name="f27" draw:formula="?f14 / ?f6"/>
                <draw:equation draw:name="f28" draw:formula="?f15 / ?f7"/>
                <draw:equation draw:name="f29" draw:formula="?f16 / ?f6"/>
                <draw:equation draw:name="f30" draw:formula="?f17 / ?f7"/>
                <draw:equation draw:name="f31" draw:formula="?f18 / ?f6"/>
                <draw:equation draw:name="f32" draw:formula="?f19 / ?f7"/>
                <draw:equation draw:name="f33" draw:formula="?f20 / ?f6"/>
                <draw:equation draw:name="f34" draw:formula="?f0 / ?f6"/>
                <draw:equation draw:name="f35" draw:formula="?f1 / ?f6"/>
                <draw:equation draw:name="f36" draw:formula="?f2 / ?f7"/>
                <draw:equation draw:name="f37" draw:formula="?f3 / ?f7"/>
              </draw:enhanced-geometry>
            </draw:custom-shape>
          </table:table-cell>
          <table:table-cell table:number-columns-repeated="2"/>
          <table:table-cell table:style-name="ce81"/>
          <table:table-cell table:style-name="ce90"/>
          <table:table-cell table:style-name="ce95" table:formula="of:=[.Q27]+1" office:value-type="float" office:value="36">
            <text:p>36</text:p>
          </table:table-cell>
          <table:table-cell table:number-columns-repeated="3"/>
          <table:table-cell table:style-name="ce81"/>
          <table:table-cell table:style-name="ce87">
            <draw:connector table:end-cell-address="'4+5'.X24" table:end-x="0.219cm" table:end-y="0.2cm" draw:z-index="30" draw:name="Gerader Verbinder 10" draw:style-name="gr1" draw:type="line" svg:x1="1.247cm" svg:y1="1.307cm" svg:x2="0.341cm" svg:y2="0.367cm" svg:d="M8100 8687l-906-940">
              <text:p/>
            </draw:connector>
          </table:table-cell>
          <table:table-cell table:style-name="ce95"/>
          <table:table-cell table:number-columns-repeated="3"/>
          <table:table-cell table:style-name="ce81"/>
          <table:table-cell table:style-name="ce87">
            <draw:connector table:end-cell-address="'4+5'.AD24" table:end-x="0.14cm" table:end-y="0.173cm" draw:z-index="25" draw:name="Gerader Verbinder 61" draw:style-name="gr1" draw:type="line" svg:x1="1.168cm" svg:y1="1.28cm" svg:x2="0.341cm" svg:y2="0.367cm" svg:d="M10077 8660l-827-913">
              <text:p/>
            </draw:connector>
          </table:table-cell>
          <table:table-cell table:style-name="ce95" table:formula="of:=[.AE27]+1" office:value-type="float" office:value="30">
            <text:p>30</text:p>
          </table:table-cell>
          <table:table-cell table:number-columns-repeated="3"/>
          <table:table-cell table:style-name="ce81"/>
          <table:table-cell table:style-name="ce87">
            <draw:connector table:end-cell-address="'4+5'.AJ24" table:end-x="0.166cm" table:end-y="0.253cm" draw:z-index="2" draw:name="Gerader Verbinder 13" draw:style-name="gr1" draw:type="line" svg:x1="0.341cm" svg:y1="0.367cm" svg:x2="1.194cm" svg:y2="1.36cm" svg:d="M11306 7747l853 993">
              <text:p/>
            </draw:connector>
          </table:table-cell>
          <table:table-cell table:style-name="ce95" table:formula="of:=[.AK27]+1" office:value-type="float" office:value="6">
            <text:p>6</text:p>
          </table:table-cell>
          <table:table-cell table:number-columns-repeated="3"/>
          <table:table-cell table:style-name="ce81"/>
          <table:table-cell table:style-name="ce89"/>
          <table:table-cell table:style-name="ce93"/>
          <table:table-cell/>
          <table:table-cell>
            <draw:connector table:end-cell-address="'4+5'.AS24" table:end-x="0.193cm" table:end-y="0.173cm" draw:z-index="18" draw:name="Gerader Verbinder 45" draw:style-name="gr1" draw:type="line" svg:x1="0.341cm" svg:y1="1.28cm" svg:x2="1.221cm" svg:y2="0.367cm" svg:d="M14390 8660l880-913">
              <text:p/>
            </draw:connector>
          </table:table-cell>
          <table:table-cell/>
          <table:table-cell table:style-name="ce103" office:value-type="float" office:value="4">
            <text:p>4</text:p>
          </table:table-cell>
          <table:table-cell table:style-name="ce87"/>
          <table:table-cell table:style-name="ce93"/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97"/>
          <table:table-cell table:style-name="ce101" table:formula="of:=[.B16]+10" office:value-type="float" office:value="441" table:number-columns-spanned="3" table:number-rows-spanned="1">
            <text:p>441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E22]+1" office:value-type="float" office:value="442" table:number-columns-spanned="3" table:number-rows-spanned="1">
            <text:p>442</text:p>
          </table:table-cell>
          <table:covered-table-cell table:number-columns-repeated="2"/>
          <table:table-cell table:style-name="ce99"/>
          <table:table-cell table:style-name="ce88"/>
          <table:table-cell table:style-name="ce96">
            <draw:connector table:end-cell-address="'4+5'.R24" table:end-x="0.241cm" table:end-y="0.248cm" draw:z-index="27" draw:name="Gerader Verbinder 3" draw:style-name="gr1" draw:type="line" svg:x1="0.314cm" svg:y1="0.367cm" svg:x2="0.9cm" svg:y2="0.986cm" svg:d="M5480 8116l586 619">
              <text:p/>
            </draw:connector>
          </table:table-cell>
          <table:table-cell table:style-name="ce101" table:formula="of:=[.K22]+1" office:value-type="float" office:value="443" table:number-columns-spanned="3" table:number-rows-spanned="1">
            <text:p>443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01" table:formula="of:=[.Q22]+1" office:value-type="float" office:value="444" table:number-columns-spanned="3" table:number-rows-spanned="1">
            <text:p>444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21" table:formula="of:=[.W22]+1" office:value-type="float" office:value="445" table:number-columns-spanned="3" table:number-rows-spanned="1">
            <text:p>445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21" table:formula="of:=[.AC22]+1" office:value-type="float" office:value="446" table:number-columns-spanned="3" table:number-rows-spanned="1">
            <text:p>446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21" table:formula="of:=[.AI22]+1" office:value-type="float" office:value="447" table:number-columns-spanned="3" table:number-rows-spanned="1">
            <text:p>447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style-name="ce130" table:formula="of:=[.AO22]+1" office:value-type="float" office:value="448" table:number-columns-spanned="3" table:number-rows-spanned="1">
            <text:p>44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 table:number-columns-repeated="2"/>
          <table:table-cell>
            <draw:custom-shape table:end-cell-address="'4+5'.G36" table:end-x="0.132cm" table:end-y="0.266cm" draw:z-index="80" draw:name="Freihandform 42" draw:style-name="gr3" draw:text-style-name="P1" svg:width="1.34cm" svg:height="4.738cm" svg:x="0.163cm" svg:y="0.326cm">
              <text:p/>
              <draw:enhanced-geometry svg:viewBox="0 0 483577 1670539" draw:text-areas="?f36 ?f38 ?f37 ?f39" draw:glue-points="?f22 ?f23 ?f24 ?f25 ?f26 ?f27 ?f28 ?f29 ?f30 ?f31 ?f32 ?f33 ?f34 ?f35" draw:type="non-primitive" draw:enhanced-path="M 271096 0 L 388327 87923 373673 498231 21981 886558 0 1289539 402981 1670539 483577 1553308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83577"/>
                <draw:equation draw:name="f7" draw:formula="?f4 / 1670539"/>
                <draw:equation draw:name="f8" draw:formula="271096 * ?f5 / 483577"/>
                <draw:equation draw:name="f9" draw:formula="0 * ?f4 / 1670539"/>
                <draw:equation draw:name="f10" draw:formula="388327 * ?f5 / 483577"/>
                <draw:equation draw:name="f11" draw:formula="87923 * ?f4 / 1670539"/>
                <draw:equation draw:name="f12" draw:formula="373673 * ?f5 / 483577"/>
                <draw:equation draw:name="f13" draw:formula="498231 * ?f4 / 1670539"/>
                <draw:equation draw:name="f14" draw:formula="21981 * ?f5 / 483577"/>
                <draw:equation draw:name="f15" draw:formula="886558 * ?f4 / 1670539"/>
                <draw:equation draw:name="f16" draw:formula="0 * ?f5 / 483577"/>
                <draw:equation draw:name="f17" draw:formula="1289539 * ?f4 / 1670539"/>
                <draw:equation draw:name="f18" draw:formula="402981 * ?f5 / 483577"/>
                <draw:equation draw:name="f19" draw:formula="1670539 * ?f4 / 1670539"/>
                <draw:equation draw:name="f20" draw:formula="483577 * ?f5 / 483577"/>
                <draw:equation draw:name="f21" draw:formula="1553308 * ?f4 / 1670539"/>
                <draw:equation draw:name="f22" draw:formula="?f8 / ?f6"/>
                <draw:equation draw:name="f23" draw:formula="?f9 / ?f7"/>
                <draw:equation draw:name="f24" draw:formula="?f10 / ?f6"/>
                <draw:equation draw:name="f25" draw:formula="?f11 / ?f7"/>
                <draw:equation draw:name="f26" draw:formula="?f12 / ?f6"/>
                <draw:equation draw:name="f27" draw:formula="?f13 / ?f7"/>
                <draw:equation draw:name="f28" draw:formula="?f14 / ?f6"/>
                <draw:equation draw:name="f29" draw:formula="?f15 / ?f7"/>
                <draw:equation draw:name="f30" draw:formula="?f16 / ?f6"/>
                <draw:equation draw:name="f31" draw:formula="?f17 / ?f7"/>
                <draw:equation draw:name="f32" draw:formula="?f18 / ?f6"/>
                <draw:equation draw:name="f33" draw:formula="?f19 / ?f7"/>
                <draw:equation draw:name="f34" draw:formula="?f20 / ?f6"/>
                <draw:equation draw:name="f35" draw:formula="?f21 / ?f7"/>
                <draw:equation draw:name="f36" draw:formula="?f0 / ?f6"/>
                <draw:equation draw:name="f37" draw:formula="?f1 / ?f6"/>
                <draw:equation draw:name="f38" draw:formula="?f2 / ?f7"/>
                <draw:equation draw:name="f39" draw:formula="?f3 / ?f7"/>
              </draw:enhanced-geometry>
            </draw:custom-shape>
          </table:table-cell>
          <table:table-cell/>
          <table:table-cell table:style-name="ce99" office:value-type="string">
            <text:p>d</text:p>
          </table:table-cell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8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>
            <draw:connector table:end-cell-address="'4+5'.Y24" table:end-x="0.084cm" table:end-y="0.147cm" draw:z-index="72" draw:name="Gerader Verbinder 46" draw:style-name="gr1" draw:type="line" svg:x1="0.427cm" svg:y1="0.367cm" svg:x2="0.341cm" svg:y2="0.516cm" svg:d="M8308 8485l-86 149">
              <text:p/>
            </draw:connector>
          </table:table-cell>
          <table:table-cell table:style-name="ce118" office:value-type="string">
            <text:p>d</text:p>
          </table:table-cell>
          <table:table-cell table:number-columns-repeated="3"/>
          <table:table-cell table:style-name="ce102"/>
          <table:table-cell table:style-name="ce85"/>
          <table:table-cell table:style-name="ce92"/>
          <table:table-cell>
            <draw:custom-shape table:end-cell-address="'4+5'.AW42" table:end-x="0.122cm" table:end-y="0.254cm" draw:z-index="84" draw:name="Freihandform 80" draw:style-name="gr3" draw:text-style-name="P1" svg:width="5.724cm" svg:height="6.961cm" svg:x="0.224cm" svg:y="0.305cm">
              <text:p/>
              <draw:enhanced-geometry svg:viewBox="0 0 2066192 2454520" draw:text-areas="?f50 ?f52 ?f51 ?f53" draw:glue-points="?f29 ?f30 ?f31 ?f32 ?f33 ?f34 ?f33 ?f35 ?f36 ?f37 ?f38 ?f39 ?f40 ?f41 ?f42 ?f43 ?f44 ?f45 ?f46 ?f47 ?f48 ?f49" draw:type="non-primitive" draw:enhanced-path="M 0 2315308 L 102577 2454520 483577 2066193 483577 1641231 864577 1289539 849923 879231 1230923 461597 1626577 952500 1970942 476250 1963615 80597 2066192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66192"/>
                <draw:equation draw:name="f7" draw:formula="?f4 / 2454520"/>
                <draw:equation draw:name="f8" draw:formula="0 * ?f5 / 2066192"/>
                <draw:equation draw:name="f9" draw:formula="2315308 * ?f4 / 2454520"/>
                <draw:equation draw:name="f10" draw:formula="102577 * ?f5 / 2066192"/>
                <draw:equation draw:name="f11" draw:formula="2454520 * ?f4 / 2454520"/>
                <draw:equation draw:name="f12" draw:formula="483577 * ?f5 / 2066192"/>
                <draw:equation draw:name="f13" draw:formula="2066193 * ?f4 / 2454520"/>
                <draw:equation draw:name="f14" draw:formula="1641231 * ?f4 / 2454520"/>
                <draw:equation draw:name="f15" draw:formula="864577 * ?f5 / 2066192"/>
                <draw:equation draw:name="f16" draw:formula="1289539 * ?f4 / 2454520"/>
                <draw:equation draw:name="f17" draw:formula="849923 * ?f5 / 2066192"/>
                <draw:equation draw:name="f18" draw:formula="879231 * ?f4 / 2454520"/>
                <draw:equation draw:name="f19" draw:formula="1230923 * ?f5 / 2066192"/>
                <draw:equation draw:name="f20" draw:formula="461597 * ?f4 / 2454520"/>
                <draw:equation draw:name="f21" draw:formula="1626577 * ?f5 / 2066192"/>
                <draw:equation draw:name="f22" draw:formula="952500 * ?f4 / 2454520"/>
                <draw:equation draw:name="f23" draw:formula="1970942 * ?f5 / 2066192"/>
                <draw:equation draw:name="f24" draw:formula="476250 * ?f4 / 2454520"/>
                <draw:equation draw:name="f25" draw:formula="1963615 * ?f5 / 2066192"/>
                <draw:equation draw:name="f26" draw:formula="80597 * ?f4 / 2454520"/>
                <draw:equation draw:name="f27" draw:formula="2066192 * ?f5 / 2066192"/>
                <draw:equation draw:name="f28" draw:formula="0 * ?f4 / 2454520"/>
                <draw:equation draw:name="f29" draw:formula="?f8 / ?f6"/>
                <draw:equation draw:name="f30" draw:formula="?f9 / ?f7"/>
                <draw:equation draw:name="f31" draw:formula="?f10 / ?f6"/>
                <draw:equation draw:name="f32" draw:formula="?f11 / ?f7"/>
                <draw:equation draw:name="f33" draw:formula="?f12 / ?f6"/>
                <draw:equation draw:name="f34" draw:formula="?f13 / ?f7"/>
                <draw:equation draw:name="f35" draw:formula="?f14 / ?f7"/>
                <draw:equation draw:name="f36" draw:formula="?f15 / ?f6"/>
                <draw:equation draw:name="f37" draw:formula="?f16 / ?f7"/>
                <draw:equation draw:name="f38" draw:formula="?f17 / ?f6"/>
                <draw:equation draw:name="f39" draw:formula="?f18 / ?f7"/>
                <draw:equation draw:name="f40" draw:formula="?f19 / ?f6"/>
                <draw:equation draw:name="f41" draw:formula="?f20 / ?f7"/>
                <draw:equation draw:name="f42" draw:formula="?f21 / ?f6"/>
                <draw:equation draw:name="f43" draw:formula="?f22 / ?f7"/>
                <draw:equation draw:name="f44" draw:formula="?f23 / ?f6"/>
                <draw:equation draw:name="f45" draw:formula="?f24 / ?f7"/>
                <draw:equation draw:name="f46" draw:formula="?f25 / ?f6"/>
                <draw:equation draw:name="f47" draw:formula="?f26 / ?f7"/>
                <draw:equation draw:name="f48" draw:formula="?f27 / ?f6"/>
                <draw:equation draw:name="f49" draw:formula="?f28 / ?f7"/>
                <draw:equation draw:name="f50" draw:formula="?f0 / ?f6"/>
                <draw:equation draw:name="f51" draw:formula="?f1 / ?f6"/>
                <draw:equation draw:name="f52" draw:formula="?f2 / ?f7"/>
                <draw:equation draw:name="f53" draw:formula="?f3 / ?f7"/>
              </draw:enhanced-geometry>
            </draw:custom-shape>
          </table:table-cell>
          <table:table-cell table:number-columns-repeated="2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3"/>
          <table:table-cell table:style-name="ce80"/>
          <table:table-cell table:style-name="ce85"/>
          <table:table-cell table:style-name="ce134" office:value-type="string">
            <text:p>u</text:p>
          </table:table-cell>
          <table:table-cell table:number-columns-repeated="975"/>
        </table:table-row>
        <table:table-row table:style-name="ro3">
          <table:table-cell>
            <draw:connector table:end-cell-address="'4+5'.AP27" table:end-x="0.341cm" table:end-y="0.068cm" draw:z-index="19" draw:name="Gerader Verbinder 47" draw:style-name="gr1" draw:type="line" svg:x1="-32.767cm" svg:y1="1.175cm" svg:x2="14.39cm" svg:y2="0.367cm" svg:d="M-32767 9662l47157-808">
              <text:p/>
            </draw:connector>
            <draw:connector table:end-cell-address="'4+5'.R27" table:end-x="0.341cm" table:end-y="0.253cm" draw:z-index="28" draw:name="Gerader Verbinder 5" draw:style-name="gr1" draw:type="line" svg:x1="-32.767cm" svg:y1="1.36cm" svg:x2="6.166cm" svg:y2="0.367cm" svg:d="M-32767 9847l38933-993">
              <text:p/>
            </draw:connector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P21]+1" office:value-type="float" office:value="37">
            <text:p>37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103" table:formula="of:=[.V18]+1" office:value-type="float" office:value="11">
            <text:p>11</text:p>
          </table:table-cell>
          <table:table-cell table:style-name="ce87">
            <draw:connector table:end-cell-address="'4+5'.X27" table:end-x="0.341cm" table:end-y="0.177cm" draw:z-index="63" draw:name="Gerader Verbinder 70" draw:style-name="gr1" draw:type="line" svg:x1="0.341cm" svg:y1="1.284cm" svg:x2="0.341cm" svg:y2="0.367cm" svg:d="M8222 9771v-917">
              <text:p/>
            </draw:connector>
          </table:table-cell>
          <table:table-cell table:style-name="ce95" table:formula="of:=[.AB68]+1" office:value-type="float" office:value="11">
            <text:p>11</text:p>
          </table:table-cell>
          <table:table-cell table:number-columns-repeated="3"/>
          <table:table-cell table:style-name="ce81"/>
          <table:table-cell table:style-name="ce87">
            <draw:connector table:end-cell-address="'4+5'.AD27" table:end-x="0.341cm" table:end-y="0.2cm" draw:z-index="26" draw:name="Gerader Verbinder 63" draw:style-name="gr1" draw:type="line" svg:x1="0.341cm" svg:y1="1.307cm" svg:x2="0.341cm" svg:y2="0.367cm" svg:d="M10278 9794v-940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J27" table:end-x="0.341cm" table:end-y="0.2cm" draw:z-index="1" draw:name="Gerader Verbinder 9" draw:style-name="gr1" draw:type="line" svg:x1="0.341cm" svg:y1="1.307cm" svg:x2="0.341cm" svg:y2="0.367cm" svg:d="M12334 9794v-940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office:value-type="float" office:value="1">
            <text:p>1</text:p>
          </table:table-cell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103" table:formula="of:=[.D33]+1" office:value-type="float" office:value="41">
            <text:p>41</text:p>
          </table:table-cell>
          <table:table-cell table:style-name="ce90">
            <draw:custom-shape table:end-cell-address="'4+5'.J34" table:end-x="0.07cm" table:end-y="0.115cm" draw:z-index="66" draw:name="Freihandform 4" draw:style-name="gr3" draw:text-style-name="P2" svg:width="1.258cm" svg:height="2.475cm" svg:x="0.183cm" svg:y="0.224cm">
              <text:p/>
              <draw:enhanced-geometry svg:viewBox="0 0 395654 820615" draw:text-areas="?f22 ?f24 ?f23 ?f25" draw:glue-points="?f15 ?f16 ?f17 ?f18 ?f17 ?f19 ?f20 ?f21" draw:type="non-primitive" draw:enhanced-path="M 0 0 L 315058 337038 315058 754673 395654 820615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95654"/>
                <draw:equation draw:name="f7" draw:formula="?f4 / 820615"/>
                <draw:equation draw:name="f8" draw:formula="0 * ?f5 / 395654"/>
                <draw:equation draw:name="f9" draw:formula="0 * ?f4 / 820615"/>
                <draw:equation draw:name="f10" draw:formula="315058 * ?f5 / 395654"/>
                <draw:equation draw:name="f11" draw:formula="337038 * ?f4 / 820615"/>
                <draw:equation draw:name="f12" draw:formula="754673 * ?f4 / 820615"/>
                <draw:equation draw:name="f13" draw:formula="395654 * ?f5 / 395654"/>
                <draw:equation draw:name="f14" draw:formula="820615 * ?f4 / 820615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7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table:table-cell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103" table:formula="of:=[.P80]+1" office:value-type="float" office:value="35">
            <text:p>35</text:p>
            <draw:connector table:end-cell-address="'4+5'.R28" table:end-x="0.145cm" table:end-y="0.168cm" draw:z-index="74" draw:name="Gerader Verbinder 60" draw:style-name="gr1" draw:type="line" svg:x1="0.341cm" svg:y1="0.537cm" svg:x2="0.488cm" svg:y2="0.367cm" svg:d="M5823 10131l147-170">
              <text:p/>
            </draw:connector>
          </table:table-cell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>
            <draw:custom-shape table:end-cell-address="'4+5'.AH34" table:end-x="0.06cm" table:end-y="0.135cm" draw:z-index="83" draw:name="Freihandform 76" draw:style-name="gr3" draw:text-style-name="P1" svg:width="2.598cm" svg:height="2.475cm" svg:x="0.204cm" svg:y="0.244cm">
              <text:p/>
              <draw:enhanced-geometry svg:viewBox="0 0 937846 871904" draw:text-areas="?f36 ?f38 ?f37 ?f39" draw:glue-points="?f22 ?f23 ?f24 ?f25 ?f26 ?f27 ?f28 ?f29 ?f30 ?f31 ?f32 ?f33 ?f34 ?f35" draw:type="non-primitive" draw:enhanced-path="M 0 871904 L 117230 776654 131884 359019 512884 0 879230 373673 849923 798635 937846 85725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37846"/>
                <draw:equation draw:name="f7" draw:formula="?f4 / 871904"/>
                <draw:equation draw:name="f8" draw:formula="0 * ?f5 / 937846"/>
                <draw:equation draw:name="f9" draw:formula="871904 * ?f4 / 871904"/>
                <draw:equation draw:name="f10" draw:formula="117230 * ?f5 / 937846"/>
                <draw:equation draw:name="f11" draw:formula="776654 * ?f4 / 871904"/>
                <draw:equation draw:name="f12" draw:formula="131884 * ?f5 / 937846"/>
                <draw:equation draw:name="f13" draw:formula="359019 * ?f4 / 871904"/>
                <draw:equation draw:name="f14" draw:formula="512884 * ?f5 / 937846"/>
                <draw:equation draw:name="f15" draw:formula="0 * ?f4 / 871904"/>
                <draw:equation draw:name="f16" draw:formula="879230 * ?f5 / 937846"/>
                <draw:equation draw:name="f17" draw:formula="373673 * ?f4 / 871904"/>
                <draw:equation draw:name="f18" draw:formula="849923 * ?f5 / 937846"/>
                <draw:equation draw:name="f19" draw:formula="798635 * ?f4 / 871904"/>
                <draw:equation draw:name="f20" draw:formula="937846 * ?f5 / 937846"/>
                <draw:equation draw:name="f21" draw:formula="857250 * ?f4 / 871904"/>
                <draw:equation draw:name="f22" draw:formula="?f8 / ?f6"/>
                <draw:equation draw:name="f23" draw:formula="?f9 / ?f7"/>
                <draw:equation draw:name="f24" draw:formula="?f10 / ?f6"/>
                <draw:equation draw:name="f25" draw:formula="?f11 / ?f7"/>
                <draw:equation draw:name="f26" draw:formula="?f12 / ?f6"/>
                <draw:equation draw:name="f27" draw:formula="?f13 / ?f7"/>
                <draw:equation draw:name="f28" draw:formula="?f14 / ?f6"/>
                <draw:equation draw:name="f29" draw:formula="?f15 / ?f7"/>
                <draw:equation draw:name="f30" draw:formula="?f16 / ?f6"/>
                <draw:equation draw:name="f31" draw:formula="?f17 / ?f7"/>
                <draw:equation draw:name="f32" draw:formula="?f18 / ?f6"/>
                <draw:equation draw:name="f33" draw:formula="?f19 / ?f7"/>
                <draw:equation draw:name="f34" draw:formula="?f20 / ?f6"/>
                <draw:equation draw:name="f35" draw:formula="?f21 / ?f7"/>
                <draw:equation draw:name="f36" draw:formula="?f0 / ?f6"/>
                <draw:equation draw:name="f37" draw:formula="?f1 / ?f6"/>
                <draw:equation draw:name="f38" draw:formula="?f2 / ?f7"/>
                <draw:equation draw:name="f39" draw:formula="?f3 / ?f7"/>
              </draw:enhanced-geometry>
            </draw:custom-shape>
          </table:table-cell>
          <table:table-cell table:number-columns-repeated="2"/>
          <table:table-cell table:style-name="ce81"/>
          <table:table-cell table:style-name="ce90"/>
          <table:table-cell table:style-name="ce95" table:formula="of:=[.AH33]+1" office:value-type="float" office:value="29">
            <text:p>29</text:p>
          </table:table-cell>
          <table:table-cell table:number-columns-repeated="3"/>
          <table:table-cell table:style-name="ce81"/>
          <table:table-cell table:style-name="ce87">
            <draw:connector table:end-cell-address="'4+5'.AL30" table:end-x="0.323cm" table:end-y="0.015cm" draw:z-index="0" draw:name="Gerader Verbinder 2" draw:style-name="gr1" draw:type="line" svg:x1="1.008cm" svg:y1="1.122cm" svg:x2="0.341cm" svg:y2="0.367cm" svg:d="M13001 10716l-667-755">
              <text:p/>
            </draw:connector>
          </table:table-cell>
          <table:table-cell table:style-name="ce95" table:formula="of:=[.AN30]+1" office:value-type="float" office:value="5">
            <text:p>5</text:p>
          </table:table-cell>
          <table:table-cell table:number-columns-repeated="3"/>
          <table:table-cell table:style-name="ce81"/>
          <table:table-cell table:style-name="ce90"/>
          <table:table-cell table:style-name="ce95" table:formula="of:=[.AT30]+1" office:value-type="float" office:value="3">
            <text:p>3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5"/>
        </table:table-row>
        <table:table-row table:style-name="ro3">
          <table:table-cell/>
          <table:table-cell table:style-name="ce84" table:formula="of:=[.B16]+20" office:value-type="float" office:value="451" table:number-columns-spanned="3" table:number-rows-spanned="1">
            <text:p>451</text:p>
          </table:table-cell>
          <table:covered-table-cell table:number-columns-repeated="2"/>
          <table:table-cell table:style-name="ce99"/>
          <table:table-cell table:style-name="ce88"/>
          <table:table-cell table:style-name="ce96"/>
          <table:table-cell table:style-name="ce101" table:formula="of:=[.B28]+1" office:value-type="float" office:value="452" table:number-columns-spanned="3" table:number-rows-spanned="1">
            <text:p>452</text:p>
          </table:table-cell>
          <table:covered-table-cell table:number-columns-repeated="2"/>
          <table:table-cell table:style-name="ce99" office:value-type="string">
            <text:p>d</text:p>
          </table:table-cell>
          <table:table-cell table:style-name="ce88"/>
          <table:table-cell table:style-name="ce97"/>
          <table:table-cell table:style-name="ce101" table:formula="of:=[.H28]+1" office:value-type="float" office:value="453" table:number-columns-spanned="3" table:number-rows-spanned="1">
            <text:p>453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97"/>
          <table:table-cell table:style-name="ce101" table:formula="of:=[.N28]+1" office:value-type="float" office:value="454" table:number-columns-spanned="3" table:number-rows-spanned="1">
            <text:p>454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T28]+1" office:value-type="float" office:value="455" table:number-columns-spanned="3" table:number-rows-spanned="1">
            <text:p>455</text:p>
          </table:table-cell>
          <table:covered-table-cell table:number-columns-repeated="2"/>
          <table:table-cell table:style-name="ce99"/>
          <table:table-cell table:style-name="ce88"/>
          <table:table-cell table:style-name="ce99"/>
          <table:table-cell table:style-name="ce124" table:formula="of:=[.Z28]+1" office:value-type="float" office:value="456" table:number-columns-spanned="3" table:number-rows-spanned="1">
            <text:p>456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21" table:formula="of:=[.AF28]+1" office:value-type="float" office:value="457" table:number-columns-spanned="3" table:number-rows-spanned="1">
            <text:p>457</text:p>
          </table:table-cell>
          <table:covered-table-cell table:number-columns-repeated="2"/>
          <table:table-cell table:style-name="ce99"/>
          <table:table-cell table:style-name="ce88"/>
          <table:table-cell table:style-name="ce99"/>
          <table:table-cell table:style-name="ce124" table:formula="of:=[.AL28]+1" office:value-type="float" office:value="458" table:number-columns-spanned="3" table:number-rows-spanned="1">
            <text:p>458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number-columns-repeated="975"/>
        </table:table-row>
        <table:table-row table:style-name="ro3">
          <table:table-cell/>
          <table:table-cell table:style-name="ce80"/>
          <table:table-cell table:style-name="ce85"/>
          <table:table-cell table:style-name="ce98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>
            <draw:connector table:end-cell-address="'4+5'.V30" table:end-x="0.063cm" table:end-y="0.086cm" draw:z-index="73" draw:name="Gerader Verbinder 53" draw:style-name="gr1" draw:type="line" svg:x1="0.406cm" svg:y1="0.367cm" svg:x2="0.341cm" svg:y2="0.455cm" svg:d="M7259 10699l-65 88">
              <text:p/>
            </draw:connector>
          </table:table-cell>
          <table:table-cell table:style-name="ce118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98"/>
          <table:table-cell table:number-columns-repeated="3"/>
          <table:table-cell table:style-name="ce104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8"/>
          <table:table-cell table:number-columns-repeated="3"/>
          <table:table-cell table:style-name="ce104"/>
          <table:table-cell table:style-name="ce85"/>
          <table:table-cell table:style-name="ce98"/>
          <table:table-cell table:number-columns-repeated="978"/>
        </table:table-row>
        <table:table-row table:style-name="ro3">
          <table:table-cell>
            <draw:connector table:end-cell-address="'4+5'.U33" table:end-x="0.341cm" table:end-y="0.331cm" draw:z-index="34" draw:name="Gerader Verbinder 28" draw:style-name="gr1" draw:type="line" svg:x1="-32.767cm" svg:y1="0.367cm" svg:x2="7.194cm" svg:y2="1.439cm" svg:d="M-32767 11068l39961 1072">
              <text:p/>
            </draw:connector>
          </table:table-cell>
          <table:table-cell table:style-name="ce81"/>
          <table:table-cell table:style-name="ce90"/>
          <table:table-cell table:style-name="ce93"/>
          <table:table-cell table:number-columns-repeated="3"/>
          <table:table-cell table:style-name="ce103" table:formula="of:=[.E27]+1" office:value-type="float" office:value="42">
            <text:p>42</text:p>
          </table:table-cell>
          <table:table-cell table:style-name="ce87"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/>
          <table:table-cell table:number-columns-repeated="3"/>
          <table:table-cell table:style-name="ce81"/>
          <table:table-cell table:style-name="ce90"/>
          <table:table-cell table:style-name="ce95" table:formula="of:=[.AE27]+1" office:value-type="float" office:value="30">
            <text:p>30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AQ27]+1" office:value-type="float" office:value="4">
            <text:p>4</text:p>
          </table:table-cell>
          <table:table-cell table:number-columns-repeated="3"/>
          <table:table-cell table:style-name="ce81"/>
          <table:table-cell table:style-name="ce90"/>
          <table:table-cell table:style-name="ce95" table:formula="of:=[.AW24]+1" office:value-type="float" office:value="2">
            <text:p>2</text:p>
          </table:table-cell>
          <table:table-cell table:number-columns-repeated="978"/>
        </table:table-row>
        <table:table-row table:style-name="ro3">
          <table:table-cell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>
            <draw:connector table:end-cell-address="'4+5'.AS33" table:end-x="0.341cm" table:end-y="0.3cm" draw:z-index="35" draw:name="Gerader Verbinder 32" draw:style-name="gr1" draw:type="line" svg:x1="0.341cm" svg:y1="1.039cm" svg:x2="0.341cm" svg:y2="0.368cm" svg:d="M15418 12109v-671">
              <text:p/>
            </draw:connector>
          </table:table-cell>
          <table:table-cell table:style-name="ce94"/>
          <table:table-cell table:number-columns-repeated="9"/>
          <table:table-cell table:style-name="ce136"/>
          <table:table-cell table:number-columns-repeated="968"/>
        </table:table-row>
        <table:table-row table:style-name="ro3">
          <table:table-cell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5" table:formula="of:=[.G36]+1" office:value-type="float" office:value="40">
            <text:p>40</text:p>
          </table:table-cell>
          <table:table-cell table:number-columns-repeated="3"/>
          <table:table-cell table:style-name="ce81"/>
          <table:table-cell table:style-name="ce87"/>
          <table:table-cell table:style-name="ce95"/>
          <table:table-cell table:number-columns-repeated="3"/>
          <table:table-cell table:style-name="ce103" table:formula="of:=[.K83]+1" office:value-type="float" office:value="44">
            <text:p>44</text:p>
            <draw:connector table:end-cell-address="'4+5'.O34" table:end-x="0.105cm" table:end-y="0.025cm" draw:z-index="67" draw:name="Gerader Verbinder 8" draw:style-name="gr1" draw:type="line" svg:x1="0.34cm" svg:y1="0.394cm" svg:x2="0.447cm" svg:y2="0.367cm" svg:d="M4821 12203l107-27">
              <text:p/>
            </draw:connector>
          </table:table-cell>
          <table:table-cell table:style-name="ce87">
            <draw:connector table:end-cell-address="'4+5'.R36" table:end-x="0.19cm" table:end-y="0.226cm" draw:z-index="31" draw:name="Gerader Verbinder 16" draw:style-name="gr1" draw:type="line" svg:x1="0.341cm" svg:y1="0.367cm" svg:x2="1.192cm" svg:y2="1.333cm" svg:d="M5164 12176l851 966">
              <text:p/>
            </draw:connector>
          </table:table-cell>
          <table:table-cell table:style-name="ce95"/>
          <table:table-cell/>
          <table:table-cell>
            <draw:connector table:end-cell-address="'4+5'.U36" table:end-x="0.193cm" table:end-y="0.253cm" draw:z-index="32" draw:name="Gerader Verbinder 20" draw:style-name="gr1" draw:type="line" svg:x1="1.221cm" svg:y1="0.367cm" svg:x2="0.341cm" svg:y2="1.36cm" svg:d="M7046 12176l-880 993">
              <text:p/>
            </draw:connector>
          </table:table-cell>
          <table:table-cell/>
          <table:table-cell table:style-name="ce103" table:formula="of:=[.Q36]+1" office:value-type="float" office:value="46">
            <text:p>46</text:p>
          </table:table-cell>
          <table:table-cell table:style-name="ce87">
            <draw:connector table:end-cell-address="'4+5'.X36" table:end-x="0.14cm" table:end-y="0.173cm" draw:z-index="33" draw:name="Gerader Verbinder 24" draw:style-name="gr1" draw:type="line" svg:x1="1.168cm" svg:y1="1.28cm" svg:x2="0.341cm" svg:y2="0.367cm" svg:d="M8021 13089l-827-913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AK83]+1" office:value-type="float" office:value="28">
            <text:p>28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T34" table:end-x="0.124cm" table:end-y="0.107cm" draw:z-index="75" draw:name="Gerader Verbinder 78" draw:style-name="gr1" draw:type="line" svg:x1="0.467cm" svg:y1="0.476cm" svg:x2="0.341cm" svg:y2="0.367cm" svg:d="M15544 12285l-126-109">
              <text:p/>
            </draw:connector>
          </table:table-cell>
          <table:table-cell table:style-name="ce93"/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99"/>
          <table:table-cell table:style-name="ce84" table:formula="of:=[.B28]+10" office:value-type="float" office:value="461" table:number-columns-spanned="3" table:number-rows-spanned="1">
            <text:p>461</text:p>
          </table:table-cell>
          <table:covered-table-cell table:number-columns-repeated="2"/>
          <table:table-cell table:style-name="ce83"/>
          <table:table-cell table:style-name="ce88"/>
          <table:table-cell table:style-name="ce100" office:value-type="string">
            <text:p>d</text:p>
          </table:table-cell>
          <table:table-cell table:style-name="ce101" table:formula="of:=[.E34]+1" office:value-type="float" office:value="462" table:number-columns-spanned="3" table:number-rows-spanned="1">
            <text:p>462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96"/>
          <table:table-cell table:style-name="ce101" table:formula="of:=[.K34]+1" office:value-type="float" office:value="463" table:number-columns-spanned="3" table:number-rows-spanned="1">
            <text:p>463</text:p>
          </table:table-cell>
          <table:covered-table-cell table:number-columns-repeated="2"/>
          <table:table-cell table:style-name="ce115"/>
          <table:table-cell table:style-name="ce88"/>
          <table:table-cell table:style-name="ce96"/>
          <table:table-cell table:style-name="ce101" table:formula="of:=[.Q34]+1" office:value-type="float" office:value="464" table:number-columns-spanned="3" table:number-rows-spanned="1">
            <text:p>464</text:p>
          </table:table-cell>
          <table:covered-table-cell table:number-columns-repeated="2"/>
          <table:table-cell table:style-name="ce99" office:value-type="string">
            <text:p>d</text:p>
          </table:table-cell>
          <table:table-cell table:style-name="ce88"/>
          <table:table-cell table:style-name="ce97"/>
          <table:table-cell table:style-name="ce101" table:formula="of:=[.W34]+1" office:value-type="float" office:value="465" table:number-columns-spanned="3" table:number-rows-spanned="1">
            <text:p>465</text:p>
          </table:table-cell>
          <table:covered-table-cell table:number-columns-repeated="2"/>
          <table:table-cell table:style-name="ce83"/>
          <table:table-cell table:style-name="ce88"/>
          <table:table-cell table:style-name="ce100" office:value-type="string">
            <text:p>d</text:p>
          </table:table-cell>
          <table:table-cell table:style-name="ce121" table:formula="of:=[.AC34]+1" office:value-type="float" office:value="466" table:number-columns-spanned="3" table:number-rows-spanned="1">
            <text:p>466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AI34]+1" office:value-type="float" office:value="467" table:number-columns-spanned="3" table:number-rows-spanned="1">
            <text:p>467</text:p>
          </table:table-cell>
          <table:covered-table-cell table:number-columns-repeated="2"/>
          <table:table-cell table:style-name="ce83"/>
          <table:table-cell table:style-name="ce88"/>
          <table:table-cell table:style-name="ce100" office:value-type="string">
            <text:p>d</text:p>
          </table:table-cell>
          <table:table-cell table:style-name="ce116" table:formula="of:=[.AO34]+1" office:value-type="float" office:value="468" table:number-columns-spanned="3" table:number-rows-spanned="1">
            <text:p>46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 table:number-columns-repeated="4"/>
          <table:table-cell table:style-name="ce102"/>
          <table:table-cell table:style-name="ce85"/>
          <table:table-cell table:style-name="ce99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110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8"/>
          <table:table-cell table:number-columns-repeated="3"/>
          <table:table-cell table:style-name="ce99" office:value-type="string">
            <text:p>d</text:p>
            <draw:custom-shape table:end-cell-address="'4+5'.AQ36" table:end-x="0.127cm" table:end-y="0.168cm" draw:z-index="85" draw:name="Freihandform 88" draw:style-name="gr3" draw:text-style-name="P1" svg:width="0.609cm" svg:height="0.354cm" svg:x="0.204cm" svg:y="0.183cm">
              <text:p/>
              <draw:enhanced-geometry svg:viewBox="0 0 219808 124558" draw:text-areas="?f20 ?f22 ?f21 ?f23" draw:glue-points="?f14 ?f15 ?f16 ?f17 ?f18 ?f19" draw:type="non-primitive" draw:enhanced-path="M 0 14654 L 139211 124558 219808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9808"/>
                <draw:equation draw:name="f7" draw:formula="?f4 / 124558"/>
                <draw:equation draw:name="f8" draw:formula="0 * ?f5 / 219808"/>
                <draw:equation draw:name="f9" draw:formula="14654 * ?f4 / 124558"/>
                <draw:equation draw:name="f10" draw:formula="139211 * ?f5 / 219808"/>
                <draw:equation draw:name="f11" draw:formula="124558 * ?f4 / 124558"/>
                <draw:equation draw:name="f12" draw:formula="219808 * ?f5 / 219808"/>
                <draw:equation draw:name="f13" draw:formula="0 * ?f4 / 124558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table:table-cell>
          <table:table-cell table:style-name="ce85"/>
          <table:table-cell table:style-name="ce99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5" table:formula="of:=[.J77]+1" office:value-type="float" office:value="39">
            <text:p>39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103" table:formula="of:=[.N33]+1" office:value-type="float" office:value="45">
            <text:p>45</text:p>
            <draw:connector table:end-cell-address="'4+5'.R37" table:end-x="0.104cm" table:end-y="0.025cm" draw:z-index="77" draw:name="Gerader Verbinder 94" draw:style-name="gr1" draw:type="line" svg:x1="0.341cm" svg:y1="0.394cm" svg:x2="0.447cm" svg:y2="0.367cm" svg:d="M5823 13310l106-27">
              <text:p/>
            </draw:connector>
          </table:table-cell>
          <table:table-cell table:style-name="ce87"/>
          <table:table-cell table:style-name="ce95"/>
          <table:table-cell table:number-columns-repeated="3"/>
          <table:table-cell table:style-name="ce103" table:formula="of:=[.T33]+1" office:value-type="float" office:value="47">
            <text:p>47</text:p>
          </table:table-cell>
          <table:table-cell table:style-name="ce87"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AN30]+1" office:value-type="float" office:value="5">
            <text:p>5</text:p>
          </table:table-cell>
          <table:table-cell table:number-columns-repeated="3"/>
          <table:table-cell table:style-name="ce81"/>
          <table:table-cell table:style-name="ce90"/>
          <table:table-cell table:style-name="ce95" table:formula="of:=[.AT77]+1" office:value-type="float" office:value="25">
            <text:p>25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87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975"/>
        </table:table-row>
        <table:table-row table:style-name="ro3" table:number-rows-repeated="2">
          <table:table-cell table:number-columns-repeated="4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3"/>
          <table:table-cell table:style-name="ce88"/>
          <table:table-cell table:style-name="ce97"/>
          <table:table-cell table:style-name="ce105" table:number-columns-spanned="3" table:number-rows-spanned="1"/>
          <table:covered-table-cell table:number-columns-repeated="2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style-name="ce121" office:value-type="float" office:value="476" table:number-columns-spanned="3" table:number-rows-spanned="1">
            <text:p>476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975"/>
        </table:table-row>
        <table:table-row table:style-name="ro3">
          <table:table-cell table:number-columns-repeated="7"/>
          <table:table-cell table:style-name="ce89" table:number-columns-repeated="2"/>
          <table:table-cell table:style-name="ce112"/>
          <table:table-cell table:number-columns-repeated="21"/>
          <table:table-cell table:style-name="ce104" office:value-type="string">
            <text:p>d</text:p>
          </table:table-cell>
          <table:table-cell table:style-name="ce85"/>
          <table:table-cell table:style-name="ce127"/>
          <table:table-cell table:number-columns-repeated="990"/>
        </table:table-row>
        <table:table-row table:style-name="ro3">
          <table:table-cell table:number-columns-repeated="7"/>
          <table:table-cell table:style-name="ce106"/>
          <table:table-cell table:style-name="ce109"/>
          <table:table-cell table:style-name="ce113"/>
          <table:table-cell table:number-columns-repeated="21"/>
          <table:table-cell table:style-name="ce81"/>
          <table:table-cell table:style-name="ce126"/>
          <table:table-cell table:style-name="ce95" table:formula="of:=[.AK36]+1" office:value-type="float" office:value="6">
            <text:p>6</text:p>
          </table:table-cell>
          <table:table-cell table:number-columns-repeated="990"/>
        </table:table-row>
        <table:table-row table:style-name="ro3">
          <table:table-cell table:number-columns-repeated="7"/>
          <table:table-cell table:style-name="ce89" table:number-columns-repeated="3"/>
          <table:table-cell table:number-columns-repeated="21"/>
          <table:table-cell table:style-name="ce82"/>
          <table:table-cell table:style-name="ce108"/>
          <table:table-cell table:style-name="ce94"/>
          <table:table-cell table:number-columns-repeated="99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4"/>
          <table:table-cell table:style-name="ce79" office:value-type="float" office:value="506" table:number-columns-spanned="3" table:number-rows-spanned="1">
            <text:p>506</text:p>
          </table:table-cell>
          <table:covered-table-cell table:number-columns-repeated="2"/>
          <table:table-cell table:number-columns-repeated="987"/>
        </table:table-row>
        <table:table-row table:style-name="ro3">
          <table:table-cell table:number-columns-repeated="34"/>
          <table:table-cell table:style-name="ce114"/>
          <table:table-cell table:style-name="ce117"/>
          <table:table-cell table:style-name="ce129"/>
          <table:table-cell table:number-columns-repeated="987"/>
        </table:table-row>
        <table:table-row table:style-name="ro3">
          <table:table-cell table:number-columns-repeated="34"/>
          <table:table-cell table:style-name="ce81"/>
          <table:table-cell table:style-name="ce87">
            <draw:connector table:end-cell-address="'4+5'.AK51" table:end-x="0.055cm" table:end-y="0.058cm" draw:z-index="62" draw:name="Gerader Verbinder 68" draw:style-name="gr1" draw:type="line" svg:x1="0.398cm" svg:y1="0.427cm" svg:x2="0.341cm" svg:y2="0.367cm" svg:d="M12391 18984l-57-60">
              <text:p/>
            </draw:connector>
          </table:table-cell>
          <table:table-cell table:style-name="ce95" table:formula="of:=[.AL9]+1" office:value-type="float" office:value="9">
            <text:p>9</text:p>
          </table:table-cell>
          <table:table-cell table:number-columns-repeated="987"/>
        </table:table-row>
        <table:table-row table:style-name="ro3">
          <table:table-cell/>
          <table:table-cell table:style-name="ce79" office:value-type="float" office:value="511" table:number-columns-spanned="3" table:number-rows-spanned="1">
            <text:p>511</text:p>
          </table:table-cell>
          <table:covered-table-cell table:number-columns-repeated="2"/>
          <table:table-cell table:number-columns-repeated="3"/>
          <table:table-cell table:style-name="ce79" table:formula="of:=[.B51]+1" office:value-type="float" office:value="512" table:number-columns-spanned="3" table:number-rows-spanned="1">
            <text:p>512</text:p>
          </table:table-cell>
          <table:covered-table-cell table:number-columns-repeated="2"/>
          <table:table-cell table:number-columns-repeated="3"/>
          <table:table-cell table:style-name="ce79" table:formula="of:=[.H51]+1" office:value-type="float" office:value="513" table:number-columns-spanned="3" table:number-rows-spanned="1">
            <text:p>513</text:p>
          </table:table-cell>
          <table:covered-table-cell table:number-columns-repeated="2"/>
          <table:table-cell table:number-columns-repeated="3"/>
          <table:table-cell table:style-name="ce79" table:formula="of:=[.N51]+1" office:value-type="float" office:value="514" table:number-columns-spanned="3" table:number-rows-spanned="1">
            <text:p>514</text:p>
          </table:table-cell>
          <table:covered-table-cell table:number-columns-repeated="2"/>
          <table:table-cell table:number-columns-repeated="3"/>
          <table:table-cell table:style-name="ce79" table:formula="of:=[.T51]+1" office:value-type="float" office:value="515" table:number-columns-spanned="3" table:number-rows-spanned="1">
            <text:p>515</text:p>
          </table:table-cell>
          <table:covered-table-cell table:number-columns-repeated="2"/>
          <table:table-cell table:number-columns-repeated="3"/>
          <table:table-cell table:style-name="ce84" table:formula="of:=[.Z51]+1" office:value-type="float" office:value="516" table:number-columns-spanned="3" table:number-rows-spanned="1">
            <text:p>516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100" office:value-type="string">
            <text:p>u</text:p>
          </table:table-cell>
          <table:table-cell table:style-name="ce130" table:formula="of:=[.AF51]+1" office:value-type="float" office:value="517" table:number-columns-spanned="3" table:number-rows-spanned="1">
            <text:p>517</text:p>
          </table:table-cell>
          <table:covered-table-cell table:number-columns-repeated="2"/>
          <table:table-cell table:number-columns-repeated="3"/>
          <table:table-cell table:style-name="ce79" table:formula="of:=[.AL51]+1" office:value-type="float" office:value="518" table:number-columns-spanned="3" table:number-rows-spanned="1">
            <text:p>518</text:p>
          </table:table-cell>
          <table:covered-table-cell table:number-columns-repeated="2"/>
          <table:table-cell table:number-columns-repeated="978"/>
        </table:table-row>
        <table:table-row table:style-name="ro3">
          <table:table-cell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978"/>
        </table:table-row>
        <table:table-row table:style-name="ro3">
          <table:table-cell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4"/>
          <table:table-cell table:style-name="ce135" office:value-type="float" office:value="5" table:number-columns-spanned="2" table:number-rows-spanned="2">
            <text:p>5</text:p>
          </table:table-cell>
          <table:covered-table-cell/>
          <table:table-cell table:number-columns-repeated="972"/>
        </table:table-row>
        <table:table-row table:style-name="ro3">
          <table:table-cell>
            <draw:connector table:end-cell-address="'4+5'.AM56" table:end-x="0.341cm" table:end-y="0.301cm" draw:z-index="37" draw:name="Gerader Verbinder 40" draw:style-name="gr1" draw:type="line" svg:x1="-32.767cm" svg:y1="0.367cm" svg:x2="13.362cm" svg:y2="1.039cm" svg:d="M-32767 20400l46129 672">
              <text:p/>
            </draw:connector>
          </table:table-cell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4"/>
          <table:covered-table-cell table:number-columns-repeated="2"/>
          <table:table-cell table:number-columns-repeated="972"/>
        </table:table-row>
        <table:table-row table:style-name="ro3">
          <table:table-cell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>
            <draw:custom-shape table:end-cell-address="'4+5'.P57" table:end-x="0.127cm" table:end-y="0.107cm" draw:z-index="88" draw:name="Freihandform 96" draw:style-name="gr3" draw:text-style-name="P1" svg:width="0.629cm" svg:height="0.272cm" svg:x="0.183cm" svg:y="0.204cm">
              <text:p/>
              <draw:enhanced-geometry svg:viewBox="0 0 227135 95250" draw:text-areas="?f20 ?f22 ?f21 ?f23" draw:glue-points="?f14 ?f15 ?f16 ?f17 ?f18 ?f19" draw:type="non-primitive" draw:enhanced-path="M 0 73269 L 124558 0 227135 9525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7135"/>
                <draw:equation draw:name="f7" draw:formula="?f4 / 95250"/>
                <draw:equation draw:name="f8" draw:formula="0 * ?f5 / 227135"/>
                <draw:equation draw:name="f9" draw:formula="73269 * ?f4 / 95250"/>
                <draw:equation draw:name="f10" draw:formula="124558 * ?f5 / 227135"/>
                <draw:equation draw:name="f11" draw:formula="0 * ?f4 / 95250"/>
                <draw:equation draw:name="f12" draw:formula="227135 * ?f5 / 227135"/>
                <draw:equation draw:name="f13" draw:formula="95250 * ?f4 / 952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table:table-cell>
          <table:table-cell table:style-name="ce90">
            <draw:connector table:end-cell-address="'4+5'.P57" table:end-x="0.055cm" table:end-y="0.058cm" draw:z-index="64" draw:name="Gerader Verbinder 72" draw:style-name="gr1" draw:type="line" svg:x1="0.398cm" svg:y1="0.427cm" svg:x2="0.341cm" svg:y2="0.367cm" svg:d="M5221 21198l-57-60">
              <text:p/>
            </draw:connector>
          </table:table-cell>
          <table:table-cell table:style-name="ce95" table:formula="of:=['file:///C:/Users/Christian/AppData/Local/Temp/sv5bzx.tmp/ratdom_maze2.ods'#$'3+6'.$Q$15]+1" office:value-type="float" office:value="48">
            <text:p>48</text:p>
          </table:table-cell>
          <table:table-cell/>
          <table:table-cell>
            <draw:connector table:end-cell-address="'4+5'.U59" table:end-x="0.325cm" table:end-y="0.173cm" draw:z-index="45" draw:name="Gerader Verbinder 67" draw:style-name="gr1" draw:type="line" svg:x1="1.353cm" svg:y1="0.367cm" svg:x2="0.341cm" svg:y2="1.28cm" svg:d="M7178 21138l-1012 913">
              <text:p/>
            </draw:connector>
          </table:table-cell>
          <table:table-cell/>
          <table:table-cell table:style-name="ce81"/>
          <table:table-cell table:style-name="ce87">
            <draw:connector table:end-cell-address="'4+5'.V57" table:end-x="0.055cm" table:end-y="0.058cm" draw:z-index="65" draw:name="Gerader Verbinder 74" draw:style-name="gr1" draw:type="line" svg:x1="0.398cm" svg:y1="0.427cm" svg:x2="0.341cm" svg:y2="0.367cm" svg:d="M7251 21198l-57-60">
              <text:p/>
            </draw:connector>
          </table:table-cell>
          <table:table-cell table:style-name="ce95" table:formula="of:=[.Y15]+1" office:value-type="float" office:value="32">
            <text:p>32</text:p>
          </table:table-cell>
          <table:table-cell table:number-columns-repeated="3"/>
          <table:table-cell table:style-name="ce103" table:formula="of:=['file:///C:/Users/Christian/AppData/Local/Temp/sv5bzx.tmp/ratdom_maze2.ods'#$'3+6'.$W$15]+1" office:value-type="float" office:value="50">
            <text:p>50</text:p>
          </table:table-cell>
          <table:table-cell table:style-name="ce87">
            <draw:connector table:end-cell-address="'4+5'.AB57" table:end-x="0.055cm" table:end-y="0.058cm" draw:z-index="44" draw:name="Gerader Verbinder 65" draw:style-name="gr1" draw:type="line" svg:x1="0.398cm" svg:y1="0.427cm" svg:x2="0.341cm" svg:y2="0.367cm" svg:d="M9307 21198l-57-60">
              <text:p/>
            </draw:connector>
          </table:table-cell>
          <table:table-cell table:style-name="ce95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office:value-type="float" office:value="8">
            <text:p>8</text:p>
          </table:table-cell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97"/>
          <table:table-cell table:style-name="ce101" table:formula="of:=[.B51]+10" office:value-type="float" office:value="521" table:number-columns-spanned="3" table:number-rows-spanned="1">
            <text:p>521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16" table:formula="of:=[.E57]+1" office:value-type="float" office:value="522" table:number-columns-spanned="3" table:number-rows-spanned="1">
            <text:p>522</text:p>
          </table:table-cell>
          <table:covered-table-cell table:number-columns-repeated="2"/>
          <table:table-cell table:style-name="ce100" office:value-type="string">
            <text:p>u</text:p>
          </table:table-cell>
          <table:table-cell table:style-name="ce88"/>
          <table:table-cell table:style-name="ce99" office:value-type="string">
            <text:p>d</text:p>
          </table:table-cell>
          <table:table-cell table:style-name="ce84" table:formula="of:=[.K57]+1" office:value-type="float" office:value="523" table:number-columns-spanned="3" table:number-rows-spanned="1">
            <text:p>523</text:p>
          </table:table-cell>
          <table:covered-table-cell table:number-columns-repeated="2"/>
          <table:table-cell table:style-name="ce115"/>
          <table:table-cell table:style-name="ce88"/>
          <table:table-cell table:style-name="ce100" office:value-type="string">
            <text:p>u</text:p>
          </table:table-cell>
          <table:table-cell table:style-name="ce121" table:formula="of:=[.Q57]+1" office:value-type="float" office:value="524" table:number-columns-spanned="3" table:number-rows-spanned="1">
            <text:p>524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100" office:value-type="string">
            <text:p>d</text:p>
          </table:table-cell>
          <table:table-cell table:style-name="ce121" table:formula="of:=[.W57]+1" office:value-type="float" office:value="525" table:number-columns-spanned="3" table:number-rows-spanned="1">
            <text:p>525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AC57]+1" office:value-type="float" office:value="526" table:number-columns-spanned="3" table:number-rows-spanned="1">
            <text:p>526</text:p>
          </table:table-cell>
          <table:covered-table-cell table:number-columns-repeated="2"/>
          <table:table-cell table:style-name="ce83"/>
          <table:table-cell table:style-name="ce88"/>
          <table:table-cell table:style-name="ce100" office:value-type="string">
            <text:p>u</text:p>
          </table:table-cell>
          <table:table-cell table:style-name="ce121" table:formula="of:=[.AI57]+1" office:value-type="float" office:value="527" table:number-columns-spanned="3" table:number-rows-spanned="1">
            <text:p>527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16" table:formula="of:=[.AO57]+1" office:value-type="float" office:value="528" table:number-columns-spanned="3" table:number-rows-spanned="1">
            <text:p>52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>
            <draw:connector table:end-cell-address="'4+5'.AD62" table:end-x="0.341cm" table:end-y="0.178cm" draw:z-index="57" draw:name="Gerader Verbinder 93" draw:style-name="gr1" draw:type="line" svg:x1="-32.767cm" svg:y1="1.654cm" svg:x2="10.278cm" svg:y2="0.367cm" svg:d="M-32767 23163l43045-1287">
              <text:p/>
            </draw:connector>
          </table:table-cell>
          <table:table-cell/>
          <table:table-cell>
            <draw:custom-shape table:end-cell-address="'4+5'.G69" table:end-x="0.09cm" table:end-y="0.196cm" draw:z-index="86" draw:name="Freihandform 90" draw:style-name="gr3" draw:text-style-name="P1" svg:width="1.38cm" svg:height="4.072cm" svg:x="0.081cm" svg:y="0.183cm">
              <text:p/>
              <draw:enhanced-geometry svg:viewBox="0 0 498231 1436076" draw:text-areas="?f30 ?f32 ?f31 ?f33" draw:glue-points="?f19 ?f20 ?f21 ?f22 ?f21 ?f23 ?f24 ?f25 ?f26 ?f27 ?f28 ?f29" draw:type="non-primitive" draw:enhanced-path="M 498231 0 L 417635 139211 417635 534865 36635 915865 0 1318846 139212 143607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98231"/>
                <draw:equation draw:name="f7" draw:formula="?f4 / 1436076"/>
                <draw:equation draw:name="f8" draw:formula="498231 * ?f5 / 498231"/>
                <draw:equation draw:name="f9" draw:formula="0 * ?f4 / 1436076"/>
                <draw:equation draw:name="f10" draw:formula="417635 * ?f5 / 498231"/>
                <draw:equation draw:name="f11" draw:formula="139211 * ?f4 / 1436076"/>
                <draw:equation draw:name="f12" draw:formula="534865 * ?f4 / 1436076"/>
                <draw:equation draw:name="f13" draw:formula="36635 * ?f5 / 498231"/>
                <draw:equation draw:name="f14" draw:formula="915865 * ?f4 / 1436076"/>
                <draw:equation draw:name="f15" draw:formula="0 * ?f5 / 498231"/>
                <draw:equation draw:name="f16" draw:formula="1318846 * ?f4 / 1436076"/>
                <draw:equation draw:name="f17" draw:formula="139212 * ?f5 / 498231"/>
                <draw:equation draw:name="f18" draw:formula="1436076 * ?f4 / 1436076"/>
                <draw:equation draw:name="f19" draw:formula="?f8 / ?f6"/>
                <draw:equation draw:name="f20" draw:formula="?f9 / ?f7"/>
                <draw:equation draw:name="f21" draw:formula="?f10 / ?f6"/>
                <draw:equation draw:name="f22" draw:formula="?f11 / ?f7"/>
                <draw:equation draw:name="f23" draw:formula="?f12 / ?f7"/>
                <draw:equation draw:name="f24" draw:formula="?f13 / ?f6"/>
                <draw:equation draw:name="f25" draw:formula="?f14 / ?f7"/>
                <draw:equation draw:name="f26" draw:formula="?f15 / ?f6"/>
                <draw:equation draw:name="f27" draw:formula="?f16 / ?f7"/>
                <draw:equation draw:name="f28" draw:formula="?f17 / ?f6"/>
                <draw:equation draw:name="f29" draw:formula="?f18 / ?f7"/>
                <draw:equation draw:name="f30" draw:formula="?f0 / ?f6"/>
                <draw:equation draw:name="f31" draw:formula="?f1 / ?f6"/>
                <draw:equation draw:name="f32" draw:formula="?f2 / ?f7"/>
                <draw:equation draw:name="f33" draw:formula="?f3 / ?f7"/>
              </draw:enhanced-geometry>
            </draw:custom-shape>
          </table:table-cell>
          <table:table-cell/>
          <table:table-cell table:style-name="ce80"/>
          <table:table-cell table:style-name="ce85"/>
          <table:table-cell table:style-name="ce99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3"/>
          <table:table-cell table:style-name="ce80"/>
          <table:table-cell table:style-name="ce85"/>
          <table:table-cell table:style-name="ce118" office:value-type="string">
            <text:p>u</text:p>
          </table:table-cell>
          <table:table-cell table:number-columns-repeated="3"/>
          <table:table-cell table:style-name="ce80"/>
          <table:table-cell table:style-name="ce85"/>
          <table:table-cell table:style-name="ce118" office:value-type="string">
            <text:p>u</text:p>
          </table:table-cell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>
            <draw:custom-shape table:end-cell-address="'4+5'.AT69" table:end-x="0.05cm" table:end-y="0.135cm" draw:z-index="94" draw:name="Freihandform 103" draw:style-name="gr3" draw:text-style-name="P1" svg:width="1.36cm" svg:height="4.092cm" svg:x="0.061cm" svg:y="0.102cm">
              <text:p/>
              <draw:enhanced-geometry svg:viewBox="0 0 490904 1443404" draw:text-areas="?f32 ?f34 ?f33 ?f35" draw:glue-points="?f20 ?f21 ?f22 ?f23 ?f24 ?f25 ?f26 ?f27 ?f28 ?f29 ?f30 ?f31" draw:type="non-primitive" draw:enhanced-path="M 139212 0 L 0 197827 21981 578827 432289 974481 417635 1362808 490904 1443404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90904"/>
                <draw:equation draw:name="f7" draw:formula="?f4 / 1443404"/>
                <draw:equation draw:name="f8" draw:formula="139212 * ?f5 / 490904"/>
                <draw:equation draw:name="f9" draw:formula="0 * ?f4 / 1443404"/>
                <draw:equation draw:name="f10" draw:formula="0 * ?f5 / 490904"/>
                <draw:equation draw:name="f11" draw:formula="197827 * ?f4 / 1443404"/>
                <draw:equation draw:name="f12" draw:formula="21981 * ?f5 / 490904"/>
                <draw:equation draw:name="f13" draw:formula="578827 * ?f4 / 1443404"/>
                <draw:equation draw:name="f14" draw:formula="432289 * ?f5 / 490904"/>
                <draw:equation draw:name="f15" draw:formula="974481 * ?f4 / 1443404"/>
                <draw:equation draw:name="f16" draw:formula="417635 * ?f5 / 490904"/>
                <draw:equation draw:name="f17" draw:formula="1362808 * ?f4 / 1443404"/>
                <draw:equation draw:name="f18" draw:formula="490904 * ?f5 / 490904"/>
                <draw:equation draw:name="f19" draw:formula="1443404 * ?f4 / 1443404"/>
                <draw:equation draw:name="f20" draw:formula="?f8 / ?f6"/>
                <draw:equation draw:name="f21" draw:formula="?f9 / ?f7"/>
                <draw:equation draw:name="f22" draw:formula="?f10 / ?f6"/>
                <draw:equation draw:name="f23" draw:formula="?f11 / ?f7"/>
                <draw:equation draw:name="f24" draw:formula="?f12 / ?f6"/>
                <draw:equation draw:name="f25" draw:formula="?f13 / ?f7"/>
                <draw:equation draw:name="f26" draw:formula="?f14 / ?f6"/>
                <draw:equation draw:name="f27" draw:formula="?f15 / ?f7"/>
                <draw:equation draw:name="f28" draw:formula="?f16 / ?f6"/>
                <draw:equation draw:name="f29" draw:formula="?f17 / ?f7"/>
                <draw:equation draw:name="f30" draw:formula="?f18 / ?f6"/>
                <draw:equation draw:name="f31" draw:formula="?f19 / ?f7"/>
                <draw:equation draw:name="f32" draw:formula="?f0 / ?f6"/>
                <draw:equation draw:name="f33" draw:formula="?f1 / ?f6"/>
                <draw:equation draw:name="f34" draw:formula="?f2 / ?f7"/>
                <draw:equation draw:name="f35" draw:formula="?f3 / ?f7"/>
              </draw:enhanced-geometry>
            </draw:custom-shape>
          </table:table-cell>
          <table:table-cell table:style-name="ce100" office:value-type="string">
            <text:p>d</text:p>
          </table:table-cell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975"/>
        </table:table-row>
        <table:table-row table:style-name="ro3">
          <table:table-cell>
            <draw:connector table:end-cell-address="'4+5'.R62" table:end-x="0.341cm" table:end-y="0.253cm" draw:z-index="46" draw:name="Gerader Verbinder 69" draw:style-name="gr1" draw:type="line" svg:x1="-32.767cm" svg:y1="1.36cm" svg:x2="6.166cm" svg:y2="0.367cm" svg:d="M-32767 23238l38933-993">
              <text:p/>
            </draw:connector>
            <draw:connector table:end-cell-address="'4+5'.X63" table:end-x="0.341cm" table:end-y="0.019cm" draw:z-index="51" draw:name="Gerader Verbinder 81" draw:style-name="gr1" draw:type="line" svg:x1="-32.767cm" svg:y1="1.495cm" svg:x2="8.222cm" svg:y2="0.367cm" svg:d="M-32767 23373l40989-1128">
              <text:p/>
            </draw:connector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V56]+1" office:value-type="float" office:value="33">
            <text:p>33</text:p>
          </table:table-cell>
          <table:table-cell table:number-columns-repeated="3"/>
          <table:table-cell table:style-name="ce81"/>
          <table:table-cell table:style-name="ce87"/>
          <table:table-cell table:style-name="ce95" table:formula="of:=[.AB9]+1" office:value-type="float" office:value="9">
            <text:p>9</text:p>
          </table:table-cell>
          <table:table-cell table:number-columns-repeated="3"/>
          <table:table-cell table:style-name="ce81"/>
          <table:table-cell table:style-name="ce87"/>
          <table:table-cell table:style-name="ce95" table:formula="of:=[.AH9]+1" office:value-type="float" office:value="9">
            <text:p>9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'file:///C:/Users/Christian/AppData/Local/Temp/sv5bzx.tmp/ratdom_maze2.ods'#$'3+6'.$AT$9]+1" office:value-type="float" office:value="21">
            <text:p>21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>
            <draw:connector table:end-cell-address="'4+5'.AJ62" table:end-x="0.341cm" table:end-y="0.248cm" draw:z-index="38" draw:name="Gerader Verbinder 44" draw:style-name="gr1" draw:type="line" svg:x1="0.341cm" svg:y1="0.367cm" svg:x2="0.341cm" svg:y2="0.986cm" svg:d="M12334 22614v619">
              <text:p/>
            </draw:connector>
          </table:table-cell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 table:number-columns-repeated="2"/>
          <table:table-cell>
            <draw:custom-shape table:end-cell-address="'4+5'.M81" table:end-x="0.024cm" table:end-y="0.132cm" draw:z-index="87" draw:name="Freihandform 92" draw:style-name="gr3" draw:text-style-name="P1" svg:width="3.288cm" svg:height="6.981cm" svg:x="0.163cm" svg:y="0.163cm">
              <text:p/>
              <draw:enhanced-geometry svg:viewBox="0 0 1186961 2461846" draw:text-areas="?f42 ?f44 ?f43 ?f45" draw:glue-points="?f25 ?f26 ?f27 ?f28 ?f29 ?f30 ?f31 ?f32 ?f33 ?f34 ?f35 ?f36 ?f35 ?f37 ?f38 ?f39 ?f40 ?f41" draw:type="non-primitive" draw:enhanced-path="M 80596 2461846 L 14654 2381250 0 1985596 417634 1597269 395654 1201615 754673 783981 754673 410308 1099038 0 1186961 80596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86961"/>
                <draw:equation draw:name="f7" draw:formula="?f4 / 2461846"/>
                <draw:equation draw:name="f8" draw:formula="80596 * ?f5 / 1186961"/>
                <draw:equation draw:name="f9" draw:formula="2461846 * ?f4 / 2461846"/>
                <draw:equation draw:name="f10" draw:formula="14654 * ?f5 / 1186961"/>
                <draw:equation draw:name="f11" draw:formula="2381250 * ?f4 / 2461846"/>
                <draw:equation draw:name="f12" draw:formula="0 * ?f5 / 1186961"/>
                <draw:equation draw:name="f13" draw:formula="1985596 * ?f4 / 2461846"/>
                <draw:equation draw:name="f14" draw:formula="417634 * ?f5 / 1186961"/>
                <draw:equation draw:name="f15" draw:formula="1597269 * ?f4 / 2461846"/>
                <draw:equation draw:name="f16" draw:formula="395654 * ?f5 / 1186961"/>
                <draw:equation draw:name="f17" draw:formula="1201615 * ?f4 / 2461846"/>
                <draw:equation draw:name="f18" draw:formula="754673 * ?f5 / 1186961"/>
                <draw:equation draw:name="f19" draw:formula="783981 * ?f4 / 2461846"/>
                <draw:equation draw:name="f20" draw:formula="410308 * ?f4 / 2461846"/>
                <draw:equation draw:name="f21" draw:formula="1099038 * ?f5 / 1186961"/>
                <draw:equation draw:name="f22" draw:formula="0 * ?f4 / 2461846"/>
                <draw:equation draw:name="f23" draw:formula="1186961 * ?f5 / 1186961"/>
                <draw:equation draw:name="f24" draw:formula="80596 * ?f4 / 2461846"/>
                <draw:equation draw:name="f25" draw:formula="?f8 / ?f6"/>
                <draw:equation draw:name="f26" draw:formula="?f9 / ?f7"/>
                <draw:equation draw:name="f27" draw:formula="?f10 / ?f6"/>
                <draw:equation draw:name="f28" draw:formula="?f11 / ?f7"/>
                <draw:equation draw:name="f29" draw:formula="?f12 / ?f6"/>
                <draw:equation draw:name="f30" draw:formula="?f13 / ?f7"/>
                <draw:equation draw:name="f31" draw:formula="?f14 / ?f6"/>
                <draw:equation draw:name="f32" draw:formula="?f15 / ?f7"/>
                <draw:equation draw:name="f33" draw:formula="?f16 / ?f6"/>
                <draw:equation draw:name="f34" draw:formula="?f17 / ?f7"/>
                <draw:equation draw:name="f35" draw:formula="?f18 / ?f6"/>
                <draw:equation draw:name="f36" draw:formula="?f19 / ?f7"/>
                <draw:equation draw:name="f37" draw:formula="?f20 / ?f7"/>
                <draw:equation draw:name="f38" draw:formula="?f21 / ?f6"/>
                <draw:equation draw:name="f39" draw:formula="?f22 / ?f7"/>
                <draw:equation draw:name="f40" draw:formula="?f23 / ?f6"/>
                <draw:equation draw:name="f41" draw:formula="?f24 / ?f7"/>
                <draw:equation draw:name="f42" draw:formula="?f0 / ?f6"/>
                <draw:equation draw:name="f43" draw:formula="?f1 / ?f6"/>
                <draw:equation draw:name="f44" draw:formula="?f2 / ?f7"/>
                <draw:equation draw:name="f45" draw:formula="?f3 / ?f7"/>
              </draw:enhanced-geometry>
            </draw:custom-shape>
          </table:table-cell>
          <table:table-cell/>
          <table:table-cell table:style-name="ce103" table:formula="of:=[.D68]+1" office:value-type="float" office:value="43">
            <text:p>43</text:p>
          </table:table-cell>
          <table:table-cell table:style-name="ce90"/>
          <table:table-cell table:style-name="ce93"/>
          <table:table-cell table:number-columns-repeated="3"/>
          <table:table-cell table:style-name="ce103"/>
          <table:table-cell table:style-name="ce90"/>
          <table:table-cell table:style-name="ce95" table:formula="of:=[.P21]+1" office:value-type="float" office:value="37">
            <text:p>37</text:p>
          </table:table-cell>
          <table:table-cell table:number-columns-repeated="3"/>
          <table:table-cell table:style-name="ce81"/>
          <table:table-cell table:style-name="ce87">
            <draw:connector table:end-cell-address="'4+5'.U65" table:end-x="0.193cm" table:end-y="0.173cm" draw:z-index="47" draw:name="Gerader Verbinder 71" draw:style-name="gr1" xml:id="id2" draw:id="id2" draw:type="line" svg:x1="1.221cm" svg:y1="1.28cm" svg:x2="0.341cm" svg:y2="0.367cm" svg:d="M7046 24265l-880-913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A65" table:end-x="0.272cm" table:end-y="0.253cm" draw:z-index="52" draw:name="Gerader Verbinder 83" draw:style-name="gr1" xml:id="id4" draw:id="id4" draw:type="line" svg:x1="1.3cm" svg:y1="1.36cm" svg:x2="0.341cm" svg:y2="0.367cm" svg:d="M9181 24345l-959-993">
              <text:p/>
            </draw:connector>
          </table:table-cell>
          <table:table-cell table:style-name="ce93"/>
          <table:table-cell table:number-columns-repeated="3"/>
          <table:table-cell table:style-name="ce81">
            <draw:connector table:end-cell-address="'4+5'.AD63" table:end-x="0.161cm" table:end-y="0.084cm" draw:z-index="59" draw:name="Gerader Verbinder 97" draw:style-name="gr1" draw:type="line" svg:x1="0.341cm" svg:y1="0.453cm" svg:x2="0.504cm" svg:y2="0.367cm" svg:d="M9935 23438l163-86">
              <text:p/>
            </draw:connector>
          </table:table-cell>
          <table:table-cell table:style-name="ce87">
            <draw:connector table:end-cell-address="'4+5'.AE63" table:end-x="0.055cm" table:end-y="0.084cm" draw:z-index="58" draw:name="Gerader Verbinder 95" draw:style-name="gr1" draw:type="line" svg:x1="0.398cm" svg:y1="0.453cm" svg:x2="0.341cm" svg:y2="0.367cm" svg:d="M10335 23438l-57-86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M65" table:end-x="0.219cm" table:end-y="0.253cm" draw:z-index="39" draw:name="Gerader Verbinder 48" draw:style-name="gr1" draw:type="line" svg:x1="1.247cm" svg:y1="1.36cm" svg:x2="0.341cm" svg:y2="0.367cm" svg:d="M13240 24345l-906-993">
              <text:p/>
            </draw:connector>
          </table:table-cell>
          <table:table-cell table:style-name="ce95" office:value-type="float" office:value="17">
            <text:p>17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/>
          <table:table-cell table:style-name="ce84" table:formula="of:=[.B51]+20" office:value-type="float" office:value="531" table:number-columns-spanned="3" table:number-rows-spanned="1">
            <text:p>531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B63]+1" office:value-type="float" office:value="532" table:number-columns-spanned="3" table:number-rows-spanned="1">
            <text:p>532</text:p>
          </table:table-cell>
          <table:covered-table-cell table:number-columns-repeated="2"/>
          <table:table-cell table:style-name="ce99"/>
          <table:table-cell table:style-name="ce88"/>
          <table:table-cell table:style-name="ce100" office:value-type="string">
            <text:p>u</text:p>
          </table:table-cell>
          <table:table-cell table:style-name="ce101" table:formula="of:=[.H63]+1" office:value-type="float" office:value="533" table:number-columns-spanned="3" table:number-rows-spanned="1">
            <text:p>533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01" table:formula="of:=[.N63]+1" office:value-type="float" office:value="534" table:number-columns-spanned="3" table:number-rows-spanned="1">
            <text:p>534</text:p>
          </table:table-cell>
          <table:covered-table-cell table:number-columns-repeated="2"/>
          <table:table-cell table:style-name="ce107" office:value-type="string">
            <text:p>u</text:p>
          </table:table-cell>
          <table:table-cell table:style-name="ce88"/>
          <table:table-cell table:style-name="ce96"/>
          <table:table-cell table:style-name="ce121" table:formula="of:=[.T63]+1" office:value-type="float" office:value="535" table:number-columns-spanned="3" table:number-rows-spanned="1">
            <text:p>535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100" office:value-type="string">
            <text:p>d</text:p>
          </table:table-cell>
          <table:table-cell table:style-name="ce121" table:formula="of:=[.Z63]+1" office:value-type="float" office:value="536" table:number-columns-spanned="3" table:number-rows-spanned="1">
            <text:p>536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01" table:formula="of:=[.AF63]+1" office:value-type="float" office:value="537" table:number-columns-spanned="3" table:number-rows-spanned="1">
            <text:p>537</text:p>
          </table:table-cell>
          <table:covered-table-cell table:number-columns-repeated="2"/>
          <table:table-cell table:style-name="ce83"/>
          <table:table-cell table:style-name="ce88"/>
          <table:table-cell table:style-name="ce100"/>
          <table:table-cell table:style-name="ce121" table:formula="of:=[.AL63]+1" office:value-type="float" office:value="538" table:number-columns-spanned="3" table:number-rows-spanned="1">
            <text:p>538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number-columns-repeated="975"/>
        </table:table-row>
        <table:table-row table:style-name="ro3">
          <table:table-cell/>
          <table:table-cell table:style-name="ce80"/>
          <table:table-cell table:style-name="ce85"/>
          <table:table-cell table:style-name="ce98"/>
          <table:table-cell table:number-columns-repeated="3"/>
          <table:table-cell table:style-name="ce80"/>
          <table:table-cell table:style-name="ce85"/>
          <table:table-cell table:style-name="ce98"/>
          <table:table-cell table:number-columns-repeated="3"/>
          <table:table-cell table:style-name="ce99" office:value-type="string">
            <text:p>d</text:p>
          </table:table-cell>
          <table:table-cell table:style-name="ce85"/>
          <table:table-cell table:style-name="ce99" office:value-type="string">
            <text:p>d</text:p>
          </table:table-cell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4"/>
          <table:table-cell table:style-name="ce85"/>
          <table:table-cell table:style-name="ce92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M62]+1" office:value-type="float" office:value="38">
            <text:p>38</text:p>
          </table:table-cell>
          <table:table-cell table:number-columns-repeated="3"/>
          <table:table-cell table:style-name="ce103" table:formula="of:=['file:///C:/Users/Christian/AppData/Local/Temp/sv5bzx.tmp/ratdom_maze2.ods'#$'3+6'.$K$12]+1" office:value-type="float" office:value="46">
            <text:p>46</text:p>
          </table:table-cell>
          <table:table-cell table:style-name="ce90"/>
          <table:table-cell table:style-name="ce95"/>
          <table:table-cell table:number-columns-repeated="3"/>
          <table:table-cell table:style-name="ce103" table:formula="of:=[.S59]+1" office:value-type="float" office:value="34">
            <text:p>34</text:p>
          </table:table-cell>
          <table:table-cell table:style-name="ce87">
            <draw:connector table:end-cell-address="'4+5'.U68" table:end-x="0.193cm" table:end-y="0.367cm" draw:z-index="48" draw:name="Gerader Verbinder 73" draw:style-name="gr1" draw:type="line" svg:x1="0.113cm" svg:y1="1.474cm" svg:x2="0.193cm" svg:y2="0.173cm" draw:start-shape="id1" draw:start-glue-point="3" draw:end-shape="id2" draw:end-glue-point="2" svg:d="M6966 25566l80-1301">
              <text:p/>
            </draw:connector>
          </table:table-cell>
          <table:table-cell table:style-name="ce93"/>
          <table:table-cell table:number-columns-repeated="3"/>
          <table:table-cell table:style-name="ce103" table:formula="of:=[.Y59]+1" office:value-type="float" office:value="10">
            <text:p>10</text:p>
          </table:table-cell>
          <table:table-cell table:style-name="ce87">
            <draw:connector table:end-cell-address="'4+5'.AA68" table:end-x="0.341cm" table:end-y="0.367cm" draw:z-index="53" draw:name="Gerader Verbinder 85" draw:style-name="gr1" draw:type="line" svg:x1="0.341cm" svg:y1="1.474cm" svg:x2="0.272cm" svg:y2="0.253cm" draw:start-shape="id3" draw:start-glue-point="3" draw:end-shape="id4" draw:end-glue-point="2" svg:d="M9250 25566l-69-1221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M68" table:end-x="0.341cm" table:end-y="0.279cm" draw:z-index="40" draw:name="Gerader Verbinder 52" draw:style-name="gr1" draw:type="line" svg:x1="0.341cm" svg:y1="1.386cm" svg:x2="0.341cm" svg:y2="0.367cm" svg:d="M13362 25478v-1019">
              <text:p/>
            </draw:connector>
          </table:table-cell>
          <table:table-cell table:style-name="ce93"/>
          <table:table-cell table:number-columns-repeated="3"/>
          <table:table-cell table:style-name="ce103" table:formula="of:=[.AQ59]+1" office:value-type="float" office:value="22">
            <text:p>22</text:p>
          </table:table-cell>
          <table:table-cell table:style-name="ce90"/>
          <table:table-cell table:style-name="ce93"/>
          <table:table-cell table:number-columns-repeated="978"/>
        </table:table-row>
        <table:table-row table:style-name="ro3">
          <table:table-cell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5" table:formula="of:=[.E27]+1" office:value-type="float" office:value="42">
            <text:p>42</text:p>
          </table:table-cell>
          <table:table-cell table:number-columns-repeated="3"/>
          <table:table-cell table:style-name="ce103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/>
          <table:table-cell>
            <draw:connector table:end-cell-address="'4+5'.U71" table:end-x="0.113cm" table:end-y="0.253cm" draw:z-index="49" draw:name="Gerader Verbinder 75" draw:style-name="gr1" xml:id="id1" draw:id="id1" draw:type="line" svg:x1="0.341cm" svg:y1="1.36cm" svg:x2="1.141cm" svg:y2="0.367cm" svg:d="M6166 26559l800-993">
              <text:p/>
            </draw:connector>
          </table:table-cell>
          <table:table-cell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D71" table:end-x="0.034cm" table:end-y="0.041cm" draw:z-index="54" draw:name="Gerader Verbinder 87" draw:style-name="gr1" xml:id="id3" draw:id="id3" draw:type="line" svg:x1="1.062cm" svg:y1="1.148cm" svg:x2="0.341cm" svg:y2="0.367cm" svg:d="M9971 26347l-721-781">
              <text:p/>
            </draw:connector>
            <draw:custom-shape table:end-cell-address="'4+5'.AJ87" table:end-x="0.205cm" table:end-y="0.153cm" draw:z-index="91" draw:name="Freihandform 100" draw:style-name="gr3" draw:text-style-name="P1" svg:width="3.106cm" svg:height="7.002cm" svg:x="0.183cm" svg:y="0.163cm">
              <text:p/>
              <draw:enhanced-geometry svg:viewBox="0 0 1121020 2469173" draw:text-areas="?f48 ?f50 ?f49 ?f51" draw:glue-points="?f28 ?f29 ?f30 ?f31 ?f30 ?f32 ?f33 ?f34 ?f33 ?f35 ?f36 ?f37 ?f38 ?f39 ?f40 ?f41 ?f42 ?f43 ?f44 ?f45 ?f46 ?f47" draw:type="non-primitive" draw:enhanced-path="M 454270 2469173 L 366346 2403231 366346 1978269 0 1597269 0 1216269 373673 798634 388327 373673 740020 0 1121020 410307 1099039 820615 1047750 871904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21020"/>
                <draw:equation draw:name="f7" draw:formula="?f4 / 2469173"/>
                <draw:equation draw:name="f8" draw:formula="454270 * ?f5 / 1121020"/>
                <draw:equation draw:name="f9" draw:formula="2469173 * ?f4 / 2469173"/>
                <draw:equation draw:name="f10" draw:formula="366346 * ?f5 / 1121020"/>
                <draw:equation draw:name="f11" draw:formula="2403231 * ?f4 / 2469173"/>
                <draw:equation draw:name="f12" draw:formula="1978269 * ?f4 / 2469173"/>
                <draw:equation draw:name="f13" draw:formula="0 * ?f5 / 1121020"/>
                <draw:equation draw:name="f14" draw:formula="1597269 * ?f4 / 2469173"/>
                <draw:equation draw:name="f15" draw:formula="1216269 * ?f4 / 2469173"/>
                <draw:equation draw:name="f16" draw:formula="373673 * ?f5 / 1121020"/>
                <draw:equation draw:name="f17" draw:formula="798634 * ?f4 / 2469173"/>
                <draw:equation draw:name="f18" draw:formula="388327 * ?f5 / 1121020"/>
                <draw:equation draw:name="f19" draw:formula="373673 * ?f4 / 2469173"/>
                <draw:equation draw:name="f20" draw:formula="740020 * ?f5 / 1121020"/>
                <draw:equation draw:name="f21" draw:formula="0 * ?f4 / 2469173"/>
                <draw:equation draw:name="f22" draw:formula="1121020 * ?f5 / 1121020"/>
                <draw:equation draw:name="f23" draw:formula="410307 * ?f4 / 2469173"/>
                <draw:equation draw:name="f24" draw:formula="1099039 * ?f5 / 1121020"/>
                <draw:equation draw:name="f25" draw:formula="820615 * ?f4 / 2469173"/>
                <draw:equation draw:name="f26" draw:formula="1047750 * ?f5 / 1121020"/>
                <draw:equation draw:name="f27" draw:formula="871904 * ?f4 / 2469173"/>
                <draw:equation draw:name="f28" draw:formula="?f8 / ?f6"/>
                <draw:equation draw:name="f29" draw:formula="?f9 / ?f7"/>
                <draw:equation draw:name="f30" draw:formula="?f10 / ?f6"/>
                <draw:equation draw:name="f31" draw:formula="?f11 / ?f7"/>
                <draw:equation draw:name="f32" draw:formula="?f12 / ?f7"/>
                <draw:equation draw:name="f33" draw:formula="?f13 / ?f6"/>
                <draw:equation draw:name="f34" draw:formula="?f14 / ?f7"/>
                <draw:equation draw:name="f35" draw:formula="?f15 / ?f7"/>
                <draw:equation draw:name="f36" draw:formula="?f16 / ?f6"/>
                <draw:equation draw:name="f37" draw:formula="?f17 / ?f7"/>
                <draw:equation draw:name="f38" draw:formula="?f18 / ?f6"/>
                <draw:equation draw:name="f39" draw:formula="?f19 / ?f7"/>
                <draw:equation draw:name="f40" draw:formula="?f20 / ?f6"/>
                <draw:equation draw:name="f41" draw:formula="?f21 / ?f7"/>
                <draw:equation draw:name="f42" draw:formula="?f22 / ?f6"/>
                <draw:equation draw:name="f43" draw:formula="?f23 / ?f7"/>
                <draw:equation draw:name="f44" draw:formula="?f24 / ?f6"/>
                <draw:equation draw:name="f45" draw:formula="?f25 / ?f7"/>
                <draw:equation draw:name="f46" draw:formula="?f26 / ?f6"/>
                <draw:equation draw:name="f47" draw:formula="?f27 / ?f7"/>
                <draw:equation draw:name="f48" draw:formula="?f0 / ?f6"/>
                <draw:equation draw:name="f49" draw:formula="?f1 / ?f6"/>
                <draw:equation draw:name="f50" draw:formula="?f2 / ?f7"/>
                <draw:equation draw:name="f51" draw:formula="?f3 / ?f7"/>
              </draw:enhanced-geometry>
            </draw:custom-shape>
          </table:table-cell>
          <table:table-cell table:style-name="ce95" table:formula="of:=[.AC74]+1" office:value-type="float" office:value="10">
            <text:p>10</text:p>
          </table:table-cell>
          <table:table-cell table:number-columns-repeated="3"/>
          <table:table-cell table:style-name="ce103" table:formula="of:=[.AC74]+1" office:value-type="float" office:value="10">
            <text:p>10</text:p>
          </table:table-cell>
          <table:table-cell table:style-name="ce90"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AP71" table:end-x="0.193cm" table:end-y="0.173cm" draw:z-index="41" draw:name="Gerader Verbinder 54" draw:style-name="gr1" xml:id="id5" draw:id="id5" draw:type="line" svg:x1="1.221cm" svg:y1="1.28cm" svg:x2="0.341cm" svg:y2="0.367cm" svg:d="M14242 26479l-880-913">
              <text:p/>
            </draw:connector>
          </table:table-cell>
          <table:table-cell table:style-name="ce95" office:value-type="float" office:value="16">
            <text:p>16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100" office:value-type="string">
            <text:p>u</text:p>
          </table:table-cell>
          <table:table-cell table:style-name="ce101" table:formula="of:=[.B63]+10" office:value-type="float" office:value="541" table:number-columns-spanned="3" table:number-rows-spanned="1">
            <text:p>541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E69]+1" office:value-type="float" office:value="542" table:number-columns-spanned="3" table:number-rows-spanned="1">
            <text:p>542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K69]+1" office:value-type="float" office:value="543" table:number-columns-spanned="3" table:number-rows-spanned="1">
            <text:p>543</text:p>
          </table:table-cell>
          <table:covered-table-cell table:number-columns-repeated="2"/>
          <table:table-cell table:style-name="ce115"/>
          <table:table-cell table:style-name="ce88"/>
          <table:table-cell table:style-name="ce97"/>
          <table:table-cell table:style-name="ce101" table:formula="of:=[.Q69]+1" office:value-type="float" office:value="544" table:number-columns-spanned="3" table:number-rows-spanned="1">
            <text:p>544</text:p>
          </table:table-cell>
          <table:covered-table-cell table:number-columns-repeated="2"/>
          <table:table-cell table:style-name="ce107" office:value-type="string">
            <text:p>u</text:p>
          </table:table-cell>
          <table:table-cell table:style-name="ce88"/>
          <table:table-cell table:style-name="ce96"/>
          <table:table-cell table:style-name="ce121" table:formula="of:=[.W69]+1" office:value-type="float" office:value="545" table:number-columns-spanned="3" table:number-rows-spanned="1">
            <text:p>545</text:p>
          </table:table-cell>
          <table:covered-table-cell table:number-columns-repeated="2"/>
          <table:table-cell table:style-name="ce99"/>
          <table:table-cell table:style-name="ce88"/>
          <table:table-cell table:style-name="ce99"/>
          <table:table-cell table:style-name="ce124" table:formula="of:=[.AC69]+1" office:value-type="float" office:value="546" table:number-columns-spanned="3" table:number-rows-spanned="1">
            <text:p>546</text:p>
          </table:table-cell>
          <table:covered-table-cell table:number-columns-repeated="2"/>
          <table:table-cell table:style-name="ce83"/>
          <table:table-cell table:style-name="ce88"/>
          <table:table-cell table:style-name="ce96"/>
          <table:table-cell table:style-name="ce101" table:formula="of:=[.AI69]+1" office:value-type="float" office:value="547" table:number-columns-spanned="3" table:number-rows-spanned="1">
            <text:p>547</text:p>
          </table:table-cell>
          <table:covered-table-cell table:number-columns-repeated="2"/>
          <table:table-cell table:style-name="ce83"/>
          <table:table-cell table:style-name="ce88"/>
          <table:table-cell table:style-name="ce99" office:value-type="string">
            <text:p>d</text:p>
          </table:table-cell>
          <table:table-cell table:style-name="ce79" table:formula="of:=[.AO69]+1" office:value-type="float" office:value="548" table:number-columns-spanned="3" table:number-rows-spanned="1">
            <text:p>54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 table:number-columns-repeated="4"/>
          <table:table-cell table:style-name="ce80"/>
          <table:table-cell table:style-name="ce85"/>
          <table:table-cell table:style-name="ce98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110"/>
          <table:table-cell table:number-columns-repeated="3"/>
          <table:table-cell table:style-name="ce104" office:value-type="string">
            <text:p>d</text:p>
            <draw:connector table:end-cell-address="'4+5'.X71" table:end-x="0.134cm" table:end-y="0.031cm" draw:z-index="56" draw:name="Gerader Verbinder 91" draw:style-name="gr1" draw:type="line" svg:x1="0.341cm" svg:y1="0.367cm" svg:x2="0.477cm" svg:y2="0.4cm" svg:d="M7879 26304l136 33">
              <text:p/>
            </draw:connector>
          </table:table-cell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8"/>
          <table:table-cell table:number-columns-repeated="3"/>
          <table:table-cell table:style-name="ce104"/>
          <table:table-cell table:style-name="ce85"/>
          <table:table-cell table:style-name="ce92"/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28"/>
          <table:table-cell office:value-type="float" office:value="1">
            <text:p>1</text:p>
          </table:table-cell>
          <table:table-cell table:number-columns-repeated="946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5" table:formula="of:=[.J65]+1" office:value-type="float" office:value="39">
            <text:p>39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87"/>
          <table:table-cell table:style-name="ce95" table:formula="of:=[.T65]+1" office:value-type="float" office:value="35">
            <text:p>35</text:p>
          </table:table-cell>
          <table:table-cell table:number-columns-repeated="3"/>
          <table:table-cell table:style-name="ce103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103" table:formula="of:=[.AF68]+1" office:value-type="float" office:value="11">
            <text:p>11</text:p>
          </table:table-cell>
          <table:table-cell table:style-name="ce90"/>
          <table:table-cell table:style-name="ce93"/>
          <table:table-cell table:number-columns-repeated="3"/>
          <table:table-cell table:style-name="ce81"/>
          <table:table-cell table:style-name="ce87">
            <draw:connector table:end-cell-address="'4+5'.GW359" table:end-x="0.341cm" table:end-y="0.299cm" draw:z-index="42" draw:name="Gerader Verbinder 58" draw:style-name="gr1" draw:type="line" svg:x1="56.197cm" svg:y1="106.581cm" svg:x2="0.193cm" svg:y2="0.173cm" draw:end-shape="id5" draw:end-glue-point="2" svg:d="M70246 132887l-56004-106408">
              <text:p/>
            </draw:connector>
          </table:table-cell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103" table:formula="of:=[.D80]+1" office:value-type="float" office:value="39">
            <text:p>39</text:p>
          </table:table-cell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103" table:formula="of:=[.T33]+1" office:value-type="float" office:value="47">
            <text:p>47</text:p>
            <draw:connector table:end-cell-address="'4+5'.X75" table:end-x="0.206cm" table:end-y="0.086cm" draw:z-index="76" draw:name="Gerader Verbinder 82" draw:style-name="gr1" xml:id="id6" draw:id="id6" draw:type="line" svg:x1="0.341cm" svg:y1="0.455cm" svg:x2="0.549cm" svg:y2="0.367cm" svg:d="M7879 27868l208-88">
              <text:p/>
            </draw:connector>
          </table:table-cell>
          <table:table-cell table:style-name="ce87">
            <draw:connector table:end-cell-address="'4+5'.DL366" table:end-x="0.339cm" table:end-y="0.047cm" draw:z-index="55" draw:name="Gerader Verbinder 89" draw:style-name="gr1" draw:type="line" svg:x1="0.206cm" svg:y1="0.367cm" svg:x2="31.865cm" svg:y2="107.805cm" draw:start-shape="id6" draw:start-glue-point="3" svg:d="M8087 27780l31659 107438">
              <text:p/>
            </draw:connector>
          </table:table-cell>
          <table:table-cell table:style-name="ce93"/>
          <table:table-cell table:number-columns-repeated="3"/>
          <table:table-cell table:style-name="ce103" table:formula="of:=[.AB80]+1" office:value-type="float" office:value="9">
            <text:p>9</text:p>
          </table:table-cell>
          <table:table-cell table:style-name="ce90"/>
          <table:table-cell table:style-name="ce93"/>
          <table:table-cell table:number-columns-repeated="3"/>
          <table:table-cell table:style-name="ce128"/>
          <table:table-cell table:style-name="ce90"/>
          <table:table-cell table:style-name="ce93"/>
          <table:table-cell table:number-columns-repeated="3"/>
          <table:table-cell table:style-name="ce103" office:value-type="float" office:value="15">
            <text:p>15</text:p>
          </table:table-cell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/>
          <table:table-cell table:style-name="ce84" table:formula="of:=[.B63]+20" office:value-type="float" office:value="551" table:number-columns-spanned="3" table:number-rows-spanned="1">
            <text:p>551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B75]+1" office:value-type="float" office:value="552" table:number-columns-spanned="3" table:number-rows-spanned="1">
            <text:p>552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H75]+1" office:value-type="float" office:value="553" table:number-columns-spanned="3" table:number-rows-spanned="1">
            <text:p>553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N75]+1" office:value-type="float" office:value="554" table:number-columns-spanned="3" table:number-rows-spanned="1">
            <text:p>554</text:p>
          </table:table-cell>
          <table:covered-table-cell table:number-columns-repeated="2"/>
          <table:table-cell table:style-name="ce107" office:value-type="string">
            <text:p>u</text:p>
          </table:table-cell>
          <table:table-cell table:style-name="ce88"/>
          <table:table-cell table:style-name="ce97"/>
          <table:table-cell table:style-name="ce121" table:formula="of:=[.T75]+1" office:value-type="float" office:value="555" table:number-columns-spanned="3" table:number-rows-spanned="1">
            <text:p>555</text:p>
          </table:table-cell>
          <table:covered-table-cell table:number-columns-repeated="2"/>
          <table:table-cell table:style-name="ce99"/>
          <table:table-cell table:style-name="ce88"/>
          <table:table-cell table:style-name="ce97"/>
          <table:table-cell table:style-name="ce101" table:formula="of:=[.Z75]+1" office:value-type="float" office:value="556" table:number-columns-spanned="3" table:number-rows-spanned="1">
            <text:p>556</text:p>
          </table:table-cell>
          <table:covered-table-cell table:number-columns-repeated="2"/>
          <table:table-cell table:style-name="ce99" office:value-type="string">
            <text:p>d</text:p>
          </table:table-cell>
          <table:table-cell table:style-name="ce88"/>
          <table:table-cell table:style-name="ce97"/>
          <table:table-cell table:style-name="ce101" table:formula="of:=[.AF75]+1" office:value-type="float" office:value="557" table:number-columns-spanned="3" table:number-rows-spanned="1">
            <text:p>557</text:p>
          </table:table-cell>
          <table:covered-table-cell table:number-columns-repeated="2"/>
          <table:table-cell table:style-name="ce107" office:value-type="string">
            <text:p>d</text:p>
          </table:table-cell>
          <table:table-cell table:style-name="ce88"/>
          <table:table-cell table:style-name="ce97"/>
          <table:table-cell table:style-name="ce101" table:formula="of:=[.AL75]+1" office:value-type="float" office:value="558" table:number-columns-spanned="3" table:number-rows-spanned="1">
            <text:p>558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number-columns-repeated="975"/>
        </table:table-row>
        <table:table-row table:style-name="ro3">
          <table:table-cell/>
          <table:table-cell table:style-name="ce80"/>
          <table:table-cell table:style-name="ce85"/>
          <table:table-cell table:style-name="ce98"/>
          <table:table-cell table:number-columns-repeated="3"/>
          <table:table-cell table:style-name="ce80">
            <draw:custom-shape table:end-cell-address="'4+5'.J81" table:end-x="0.147cm" table:end-y="0.247cm" draw:z-index="89" draw:name="Freihandform 98" draw:style-name="gr3" draw:text-style-name="P1" svg:width="0.548cm" svg:height="1.951cm" svg:x="0.285cm" svg:y="0.142cm">
              <text:p/>
              <draw:enhanced-geometry svg:viewBox="0 0 197827 688731" draw:text-areas="?f24 ?f26 ?f25 ?f27" draw:glue-points="?f16 ?f17 ?f18 ?f19 ?f20 ?f21 ?f22 ?f23" draw:type="non-primitive" draw:enhanced-path="M 197827 0 L 80596 153865 87923 534865 0 68873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7827"/>
                <draw:equation draw:name="f7" draw:formula="?f4 / 688731"/>
                <draw:equation draw:name="f8" draw:formula="197827 * ?f5 / 197827"/>
                <draw:equation draw:name="f9" draw:formula="0 * ?f4 / 688731"/>
                <draw:equation draw:name="f10" draw:formula="80596 * ?f5 / 197827"/>
                <draw:equation draw:name="f11" draw:formula="153865 * ?f4 / 688731"/>
                <draw:equation draw:name="f12" draw:formula="87923 * ?f5 / 197827"/>
                <draw:equation draw:name="f13" draw:formula="534865 * ?f4 / 688731"/>
                <draw:equation draw:name="f14" draw:formula="0 * ?f5 / 197827"/>
                <draw:equation draw:name="f15" draw:formula="688731 * ?f4 / 688731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</table:table-cell>
          <table:table-cell table:style-name="ce85"/>
          <table:table-cell table:style-name="ce100" office:value-type="string">
            <text:p>u</text:p>
          </table:table-cell>
          <table:table-cell table:number-columns-repeated="3"/>
          <table:table-cell table:style-name="ce80"/>
          <table:table-cell table:style-name="ce85">
            <draw:custom-shape table:end-cell-address="'4+5'.Y83" table:end-x="0.163cm" table:end-y="0.278cm" draw:z-index="90" draw:name="Freihandform 99" draw:style-name="gr3" draw:text-style-name="P1" xml:id="id7" draw:id="id7" svg:width="3.422cm" svg:height="2.658cm" svg:x="0.142cm" svg:y="0.204cm">
              <text:p/>
              <draw:enhanced-geometry svg:viewBox="0 0 1238250 937846" draw:text-areas="?f36 ?f38 ?f37 ?f39" draw:glue-points="?f22 ?f23 ?f24 ?f25 ?f26 ?f27 ?f28 ?f29 ?f30 ?f31 ?f32 ?f33 ?f34 ?f35" draw:type="non-primitive" draw:enhanced-path="M 117231 0 L 0 124557 14654 549519 373673 937846 754673 490903 1113692 930519 1238250 805961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238250"/>
                <draw:equation draw:name="f7" draw:formula="?f4 / 937846"/>
                <draw:equation draw:name="f8" draw:formula="117231 * ?f5 / 1238250"/>
                <draw:equation draw:name="f9" draw:formula="0 * ?f4 / 937846"/>
                <draw:equation draw:name="f10" draw:formula="0 * ?f5 / 1238250"/>
                <draw:equation draw:name="f11" draw:formula="124557 * ?f4 / 937846"/>
                <draw:equation draw:name="f12" draw:formula="14654 * ?f5 / 1238250"/>
                <draw:equation draw:name="f13" draw:formula="549519 * ?f4 / 937846"/>
                <draw:equation draw:name="f14" draw:formula="373673 * ?f5 / 1238250"/>
                <draw:equation draw:name="f15" draw:formula="937846 * ?f4 / 937846"/>
                <draw:equation draw:name="f16" draw:formula="754673 * ?f5 / 1238250"/>
                <draw:equation draw:name="f17" draw:formula="490903 * ?f4 / 937846"/>
                <draw:equation draw:name="f18" draw:formula="1113692 * ?f5 / 1238250"/>
                <draw:equation draw:name="f19" draw:formula="930519 * ?f4 / 937846"/>
                <draw:equation draw:name="f20" draw:formula="1238250 * ?f5 / 1238250"/>
                <draw:equation draw:name="f21" draw:formula="805961 * ?f4 / 937846"/>
                <draw:equation draw:name="f22" draw:formula="?f8 / ?f6"/>
                <draw:equation draw:name="f23" draw:formula="?f9 / ?f7"/>
                <draw:equation draw:name="f24" draw:formula="?f10 / ?f6"/>
                <draw:equation draw:name="f25" draw:formula="?f11 / ?f7"/>
                <draw:equation draw:name="f26" draw:formula="?f12 / ?f6"/>
                <draw:equation draw:name="f27" draw:formula="?f13 / ?f7"/>
                <draw:equation draw:name="f28" draw:formula="?f14 / ?f6"/>
                <draw:equation draw:name="f29" draw:formula="?f15 / ?f7"/>
                <draw:equation draw:name="f30" draw:formula="?f16 / ?f6"/>
                <draw:equation draw:name="f31" draw:formula="?f17 / ?f7"/>
                <draw:equation draw:name="f32" draw:formula="?f18 / ?f6"/>
                <draw:equation draw:name="f33" draw:formula="?f19 / ?f7"/>
                <draw:equation draw:name="f34" draw:formula="?f20 / ?f6"/>
                <draw:equation draw:name="f35" draw:formula="?f21 / ?f7"/>
                <draw:equation draw:name="f36" draw:formula="?f0 / ?f6"/>
                <draw:equation draw:name="f37" draw:formula="?f1 / ?f6"/>
                <draw:equation draw:name="f38" draw:formula="?f2 / ?f7"/>
                <draw:equation draw:name="f39" draw:formula="?f3 / ?f7"/>
              </draw:enhanced-geometry>
            </draw:custom-shape>
          </table:table-cell>
          <table:table-cell table:style-name="ce118" office:value-type="string">
            <text:p>u</text:p>
          </table:table-cell>
          <table:table-cell table:number-columns-repeated="3"/>
          <table:table-cell table:style-name="ce104" office:value-type="string">
            <text:p>d</text:p>
          </table:table-cell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8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80">
            <draw:custom-shape table:end-cell-address="'4+5'.AT81" table:end-x="0.147cm" table:end-y="0.125cm" draw:z-index="93" draw:name="Freihandform 102" draw:style-name="gr3" draw:text-style-name="P1" svg:width="0.568cm" svg:height="1.747cm" svg:x="0.265cm" svg:y="0.224cm">
              <text:p/>
              <draw:enhanced-geometry svg:viewBox="0 0 205154 615462" draw:text-areas="?f24 ?f26 ?f25 ?f27" draw:glue-points="?f16 ?f17 ?f18 ?f19 ?f20 ?f21 ?f22 ?f23" draw:type="non-primitive" draw:enhanced-path="M 205154 0 L 95250 102577 102577 520212 0 615462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5154"/>
                <draw:equation draw:name="f7" draw:formula="?f4 / 615462"/>
                <draw:equation draw:name="f8" draw:formula="205154 * ?f5 / 205154"/>
                <draw:equation draw:name="f9" draw:formula="0 * ?f4 / 615462"/>
                <draw:equation draw:name="f10" draw:formula="95250 * ?f5 / 205154"/>
                <draw:equation draw:name="f11" draw:formula="102577 * ?f4 / 615462"/>
                <draw:equation draw:name="f12" draw:formula="102577 * ?f5 / 205154"/>
                <draw:equation draw:name="f13" draw:formula="520212 * ?f4 / 615462"/>
                <draw:equation draw:name="f14" draw:formula="0 * ?f5 / 205154"/>
                <draw:equation draw:name="f15" draw:formula="615462 * ?f4 / 615462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</table:table-cell>
          <table:table-cell table:style-name="ce85"/>
          <table:table-cell table:style-name="ce99" office:value-type="string">
            <text:p>d</text:p>
          </table:table-cell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M24]+1" office:value-type="float" office:value="38">
            <text:p>38</text:p>
          </table:table-cell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'file:///C:/Users/Christian/AppData/Local/Temp/sv5bzx.tmp/ratdom_maze2.ods'#$'3+6'.$AU$24]+1" office:value-type="float" office:value="24">
            <text:p>24</text:p>
          </table:table-cell>
          <table:table-cell table:number-columns-repeated="978"/>
        </table:table-row>
        <table:table-row table:style-name="ro3">
          <table:table-cell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91"/>
          <table:table-cell table:style-name="ce95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8"/>
        </table:table-row>
        <table:table-row table:style-name="ro3">
          <table:table-cell/>
          <table:table-cell table:style-name="ce81"/>
          <table:table-cell table:style-name="ce90"/>
          <table:table-cell table:style-name="ce95" table:formula="of:=['file:///C:/Users/Christian/AppData/Local/Temp/sv5bzx.tmp/ratdom_maze2.ods'#$'3+6'.$G$36]+1" office:value-type="float" office:value="38">
            <text:p>38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S83]+1" office:value-type="float" office:value="34">
            <text:p>34</text:p>
          </table:table-cell>
          <table:table-cell table:number-columns-repeated="3"/>
          <table:table-cell table:style-name="ce81"/>
          <table:table-cell table:style-name="ce90">
            <draw:connector table:end-cell-address="'4+5'.CW395" table:end-x="0.17cm" table:end-y="0.054cm" draw:z-index="50" draw:name="Gerader Verbinder 79" draw:style-name="gr1" draw:type="line" svg:x1="0.198cm" svg:y1="0.118cm" svg:x2="27.584cm" svg:y2="116.299cm" draw:start-shape="id7" draw:start-glue-point="8" svg:d="M7051 29746l27386 116181">
              <text:p/>
            </draw:connector>
          </table:table-cell>
          <table:table-cell table:style-name="ce95" table:formula="of:=[.Y83]+1" office:value-type="float" office:value="32">
            <text:p>32</text:p>
          </table:table-cell>
          <table:table-cell table:number-columns-repeated="3"/>
          <table:table-cell table:style-name="ce81"/>
          <table:table-cell table:style-name="ce90"/>
          <table:table-cell table:style-name="ce95" table:formula="of:=[.AE86]+1" office:value-type="float" office:value="8">
            <text:p>8</text:p>
          </table:table-cell>
          <table:table-cell table:number-columns-repeated="3"/>
          <table:table-cell table:style-name="ce81"/>
          <table:table-cell table:style-name="ce89"/>
          <table:table-cell table:style-name="ce93"/>
          <table:table-cell>
            <draw:custom-shape table:end-cell-address="'4+5'.AN83" table:end-x="0.174cm" table:end-y="0.198cm" draw:z-index="92" draw:name="Freihandform 101" draw:style-name="gr3" draw:text-style-name="P1" svg:width="1.664cm" svg:height="1.142cm" svg:x="0.224cm" svg:y="0.163cm">
              <text:p/>
              <draw:enhanced-geometry svg:viewBox="0 0 600807 402981" draw:text-areas="?f24 ?f26 ?f25 ?f27" draw:glue-points="?f16 ?f17 ?f18 ?f19 ?f20 ?f21 ?f22 ?f23" draw:type="non-primitive" draw:enhanced-path="M 0 278423 L 124557 402981 490904 0 600807 8792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00807"/>
                <draw:equation draw:name="f7" draw:formula="?f4 / 402981"/>
                <draw:equation draw:name="f8" draw:formula="0 * ?f5 / 600807"/>
                <draw:equation draw:name="f9" draw:formula="278423 * ?f4 / 402981"/>
                <draw:equation draw:name="f10" draw:formula="124557 * ?f5 / 600807"/>
                <draw:equation draw:name="f11" draw:formula="402981 * ?f4 / 402981"/>
                <draw:equation draw:name="f12" draw:formula="490904 * ?f5 / 600807"/>
                <draw:equation draw:name="f13" draw:formula="0 * ?f4 / 402981"/>
                <draw:equation draw:name="f14" draw:formula="600807 * ?f5 / 600807"/>
                <draw:equation draw:name="f15" draw:formula="87923 * ?f4 / 402981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</table:table-cell>
          <table:table-cell table:number-columns-repeated="2"/>
          <table:table-cell table:style-name="ce81"/>
          <table:table-cell table:style-name="ce90"/>
          <table:table-cell table:style-name="ce95" table:formula="of:=[.AQ36]+1" office:value-type="float" office:value="26">
            <text:p>26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978"/>
        </table:table-row>
        <table:table-row table:style-name="ro3">
          <table:table-cell/>
          <table:table-cell table:style-name="ce83"/>
          <table:table-cell table:style-name="ce88"/>
          <table:table-cell table:style-name="ce99" office:value-type="string">
            <text:p>d</text:p>
          </table:table-cell>
          <table:table-cell table:style-name="ce84" table:formula="of:=[.B75]+10" office:value-type="float" office:value="561" table:number-columns-spanned="3" table:number-rows-spanned="1">
            <text:p>561</text:p>
          </table:table-cell>
          <table:covered-table-cell table:number-columns-repeated="2"/>
          <table:table-cell table:style-name="ce107" office:value-type="string">
            <text:p>u</text:p>
          </table:table-cell>
          <table:table-cell table:style-name="ce88"/>
          <table:table-cell table:style-name="ce97"/>
          <table:table-cell table:style-name="ce101" table:formula="of:=[.E81]+1" office:value-type="float" office:value="562" table:number-columns-spanned="3" table:number-rows-spanned="1">
            <text:p>562</text:p>
          </table:table-cell>
          <table:covered-table-cell table:number-columns-repeated="2"/>
          <table:table-cell table:style-name="ce119"/>
          <table:table-cell table:style-name="ce88"/>
          <table:table-cell table:style-name="ce99"/>
          <table:table-cell table:style-name="ce84" table:formula="of:=[.K81]+1" office:value-type="float" office:value="563" table:number-columns-spanned="3" table:number-rows-spanned="1">
            <text:p>563</text:p>
          </table:table-cell>
          <table:covered-table-cell table:number-columns-repeated="2"/>
          <table:table-cell table:style-name="ce99"/>
          <table:table-cell table:style-name="ce88"/>
          <table:table-cell table:style-name="ce99"/>
          <table:table-cell table:style-name="ce84" table:formula="of:=[.Q81]+1" office:value-type="float" office:value="564" table:number-columns-spanned="3" table:number-rows-spanned="1">
            <text:p>564</text:p>
          </table:table-cell>
          <table:covered-table-cell table:number-columns-repeated="2"/>
          <table:table-cell table:style-name="ce83"/>
          <table:table-cell table:style-name="ce88"/>
          <table:table-cell table:style-name="ce99"/>
          <table:table-cell table:style-name="ce124" table:formula="of:=[.W81]+1" office:value-type="float" office:value="565" table:number-columns-spanned="3" table:number-rows-spanned="1">
            <text:p>565</text:p>
          </table:table-cell>
          <table:covered-table-cell table:number-columns-repeated="2"/>
          <table:table-cell table:style-name="ce83"/>
          <table:table-cell table:style-name="ce88"/>
          <table:table-cell table:style-name="ce97"/>
          <table:table-cell table:style-name="ce101" table:formula="of:=[.AC81]+1" office:value-type="float" office:value="566" table:number-columns-spanned="3" table:number-rows-spanned="1">
            <text:p>566</text:p>
          </table:table-cell>
          <table:covered-table-cell table:number-columns-repeated="2"/>
          <table:table-cell table:style-name="ce99"/>
          <table:table-cell table:style-name="ce88"/>
          <table:table-cell table:style-name="ce100" office:value-type="string">
            <text:p>u</text:p>
          </table:table-cell>
          <table:table-cell table:style-name="ce116" table:formula="of:=[.AI81]+1" office:value-type="float" office:value="567" table:number-columns-spanned="3" table:number-rows-spanned="1">
            <text:p>567</text:p>
          </table:table-cell>
          <table:covered-table-cell table:number-columns-repeated="2"/>
          <table:table-cell table:style-name="ce100" office:value-type="string">
            <text:p>u</text:p>
          </table:table-cell>
          <table:table-cell table:style-name="ce88"/>
          <table:table-cell table:style-name="ce97"/>
          <table:table-cell table:style-name="ce130" table:formula="of:=[.AO81]+1" office:value-type="float" office:value="568" table:number-columns-spanned="3" table:number-rows-spanned="1">
            <text:p>568</text:p>
          </table:table-cell>
          <table:covered-table-cell table:number-columns-repeated="2"/>
          <table:table-cell table:number-columns-repeated="975"/>
        </table:table-row>
        <table:table-row table:style-name="ro3">
          <table:table-cell table:number-columns-repeated="4"/>
          <table:table-cell table:style-name="ce80"/>
          <table:table-cell table:style-name="ce85"/>
          <table:table-cell table:style-name="ce92"/>
          <table:table-cell table:number-columns-repeated="3"/>
          <table:table-cell table:style-name="ce104" office:value-type="string">
            <text:p>u</text:p>
            <draw:custom-shape table:end-cell-address="'4+5'.M83" table:end-x="0.163cm" table:end-y="0.19cm" draw:z-index="60" draw:name="Freihandform 1" draw:style-name="gr4" draw:text-style-name="P1" svg:width="0.558cm" svg:height="0.294cm" svg:x="0.291cm" svg:y="0.265cm">
              <text:p text:style-name="P3"><text:span text:style-name="T1">15</text:span></text:p>
              <draw:enhanced-geometry svg:viewBox="0 0 200025 104775" draw:text-areas="?f20 ?f22 ?f21 ?f23" draw:glue-points="?f14 ?f15 ?f16 ?f17 ?f18 ?f19" draw:type="non-primitive" draw:enhanced-path="M 0 0 L 76200 104775 200025 28575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0025"/>
                <draw:equation draw:name="f7" draw:formula="?f4 / 104775"/>
                <draw:equation draw:name="f8" draw:formula="0 * ?f5 / 200025"/>
                <draw:equation draw:name="f9" draw:formula="0 * ?f4 / 104775"/>
                <draw:equation draw:name="f10" draw:formula="76200 * ?f5 / 200025"/>
                <draw:equation draw:name="f11" draw:formula="104775 * ?f4 / 104775"/>
                <draw:equation draw:name="f12" draw:formula="200025 * ?f5 / 200025"/>
                <draw:equation draw:name="f13" draw:formula="28575 * ?f4 / 104775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table:table-cell>
          <table:table-cell table:style-name="ce85"/>
          <table:table-cell table:style-name="ce118" office:value-type="string">
            <text:p>u</text:p>
          </table:table-cell>
          <table:table-cell table:number-columns-repeated="3"/>
          <table:table-cell table:style-name="ce104"/>
          <table:table-cell table:style-name="ce85"/>
          <table:table-cell table:style-name="ce120"/>
          <table:table-cell table:number-columns-repeated="3"/>
          <table:table-cell table:style-name="ce102"/>
          <table:table-cell table:style-name="ce85"/>
          <table:table-cell table:style-name="ce100" office:value-type="string">
            <text:p>u</text:p>
          </table:table-cell>
          <table:table-cell table:number-columns-repeated="3"/>
          <table:table-cell table:style-name="ce102"/>
          <table:table-cell table:style-name="ce85"/>
          <table:table-cell table:style-name="ce92"/>
          <table:table-cell table:number-columns-repeated="3"/>
          <table:table-cell table:style-name="ce100" office:value-type="string">
            <text:p>u</text:p>
          </table:table-cell>
          <table:table-cell table:style-name="ce85"/>
          <table:table-cell table:style-name="ce98"/>
          <table:table-cell table:number-columns-repeated="3"/>
          <table:table-cell table:style-name="ce80"/>
          <table:table-cell table:style-name="ce85"/>
          <table:table-cell table:style-name="ce92"/>
          <table:table-cell table:number-columns-repeated="3"/>
          <table:table-cell table:style-name="ce100" office:value-type="string">
            <text:p>u</text:p>
          </table:table-cell>
          <table:table-cell table:style-name="ce85"/>
          <table:table-cell table:style-name="ce92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/>
          <table:table-cell table:style-name="ce93"/>
          <table:table-cell table:number-columns-repeated="3"/>
          <table:table-cell table:style-name="ce103" table:formula="of:=[.H30]+1" office:value-type="float" office:value="43">
            <text:p>43</text:p>
          </table:table-cell>
          <table:table-cell table:style-name="ce90"/>
          <table:table-cell table:style-name="ce95"/>
          <table:table-cell table:number-columns-repeated="3"/>
          <table:table-cell table:style-name="ce81"/>
          <table:table-cell table:style-name="ce90"/>
          <table:table-cell table:style-name="ce95" table:formula="of:=[.V80]+1" office:value-type="float" office:value="33">
            <text:p>33</text:p>
          </table:table-cell>
          <table:table-cell table:number-columns-repeated="3"/>
          <table:table-cell table:style-name="ce81"/>
          <table:table-cell table:style-name="ce90"/>
          <table:table-cell table:style-name="ce95" table:formula="of:=[.AB30]+1" office:value-type="float" office:value="31">
            <text:p>31</text:p>
          </table:table-cell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AN80]+1" office:value-type="float" office:value="27">
            <text:p>27</text:p>
          </table:table-cell>
          <table:table-cell table:number-columns-repeated="3"/>
          <table:table-cell table:style-name="ce81"/>
          <table:table-cell/>
          <table:table-cell table:style-name="ce93"/>
          <table:table-cell table:number-columns-repeated="3"/>
          <table:table-cell table:style-name="ce103" office:value-type="float" office:value="3">
            <text:p>3</text:p>
          </table:table-cell>
          <table:table-cell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108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91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3"/>
          <table:table-cell table:style-name="ce82"/>
          <table:table-cell table:style-name="ce86"/>
          <table:table-cell table:style-name="ce94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90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132" office:value-type="string">
            <text:p>4 wells</text:p>
          </table:table-cell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1"/>
          <table:table-cell table:style-name="ce89"/>
          <table:table-cell table:style-name="ce93"/>
          <table:table-cell table:number-columns-repeated="3"/>
          <table:table-cell table:style-name="ce103"/>
          <table:table-cell table:style-name="ce87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90"/>
          <table:table-cell table:style-name="ce95" table:formula="of:=[.AH42]+1" office:value-type="float" office:value="7">
            <text:p>7</text:p>
          </table:table-cell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3"/>
          <table:table-cell table:style-name="ce81"/>
          <table:table-cell table:style-name="ce89"/>
          <table:table-cell table:style-name="ce93"/>
          <table:table-cell table:number-columns-repeated="975"/>
        </table:table-row>
        <table:table-row table:style-name="ro3">
          <table:table-cell table:number-columns-repeated="4"/>
          <table:table-cell table:style-name="ce83"/>
          <table:table-cell table:style-name="ce88"/>
          <table:table-cell table:style-name="ce97"/>
          <table:table-cell table:number-columns-repeated="3"/>
          <table:table-cell table:style-name="ce115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100" office:value-type="string">
            <text:p>u</text:p>
          </table:table-cell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3"/>
          <table:table-cell table:style-name="ce83"/>
          <table:table-cell table:style-name="ce88"/>
          <table:table-cell table:style-name="ce97"/>
          <table:table-cell table:number-columns-repeated="975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Christian/AppData/Local/Temp/sv5bzx.tmp/ratdom_maze2.ods'#3+6" table:print="false" table:style-name="ta_extref">
        <table:table-source xlink:type="simple" xlink:href="../ratdom_maze2.ods" table:table-name="3+6" table:filter-name="calc8" table:mode="copy-results-only"/>
        <table:table-column table:number-columns-repeated="47"/>
        <table:table-row table:number-rows-repeated="8">
          <table:table-cell table:number-columns-repeated="47"/>
        </table:table-row>
        <table:table-row>
          <table:table-cell table:number-columns-repeated="45"/>
          <table:table-cell table:style-name="ce62" office:value-type="float" office:value="20">
            <text:p>20</text:p>
          </table:table-cell>
        </table:table-row>
        <table:table-row table:number-rows-repeated="2">
          <table:table-cell table:number-columns-repeated="47"/>
        </table:table-row>
        <table:table-row>
          <table:table-cell table:number-columns-repeated="10"/>
          <table:table-cell table:style-name="ce62" office:value-type="float" office:value="45">
            <text:p>45</text:p>
          </table:table-cell>
        </table:table-row>
        <table:table-row table:number-rows-repeated="2">
          <table:table-cell table:number-columns-repeated="47"/>
        </table:table-row>
        <table:table-row>
          <table:table-cell table:number-columns-repeated="16"/>
          <table:table-cell table:style-name="ce62" office:value-type="float" office:value="47">
            <text:p>47</text:p>
          </table:table-cell>
          <table:table-cell table:number-columns-repeated="5"/>
          <table:table-cell table:style-name="ce62" office:value-type="float" office:value="49">
            <text:p>49</text:p>
          </table:table-cell>
        </table:table-row>
        <table:table-row table:number-rows-repeated="8">
          <table:table-cell table:number-columns-repeated="47"/>
        </table:table-row>
        <table:table-row>
          <table:table-cell table:number-columns-repeated="46"/>
          <table:table-cell table:style-name="ce62" office:value-type="float" office:value="23">
            <text:p>23</text:p>
          </table:table-cell>
        </table:table-row>
        <table:table-row table:number-rows-repeated="11">
          <table:table-cell table:number-columns-repeated="47"/>
        </table:table-row>
        <table:table-row>
          <table:table-cell table:number-columns-repeated="6"/>
          <table:table-cell table:style-name="ce62" office:value-type="float" office:value="37">
            <text:p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100">
      <style:table-cell-properties style:text-align-source="fix" style:repeat-content="false" fo:background-color="transparent" fo:padding="0cm" style:vertical-align="middle"/>
      <style:paragraph-properties fo:text-align="center" fo:margin-left="0cm"/>
      <style:text-properties fo:color="#000000" style:font-name="Calibri" fo:font-size="7pt" style:font-name-asian="Calibri" style:font-size-asian="7pt" style:font-name-complex="Calibri" style:font-size-complex="7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g0" style:family="table-cell" style:parent-style-name="Default">
      <style:table-cell-properties fo:background-color="#6600ff"/>
    </style:style>
    <style:style style:name="UpDown" style:family="table-cell" style:parent-style-name="Default">
      <style:table-cell-properties fo:background-color="#ff6600"/>
    </style:style>
    <style:style style:name="Weg" style:family="table-cell" style:parent-style-name="Default">
      <style:table-cell-properties fo:background-color="#83ca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635cm" fo:margin-right="0.635cm" style:print-page-order="ttb" style:first-page-number="continue" style:scale-to="85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1.11.2019</text:date>, <text:time>04:2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Berlage, Christian</meta:initial-creator>
    <dc:creator>Christian </dc:creator>
    <meta:creation-date>2018-11-23T15:30:54Z</meta:creation-date>
    <dc:date>2019-11-01T04:21:13.61</dc:date>
    <meta:print-date>2019-02-20T17:53:44Z</meta:print-date>
    <meta:editing-duration>P15DT13H40M32S</meta:editing-duration>
    <meta:editing-cycles>43</meta:editing-cycles>
    <meta:document-statistic meta:table-count="7" meta:cell-count="2122" meta:object-count="95"/>
  </office:meta>
</office:document-meta>
</file>